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9382in" fo:margin-left="0.8861in" table:align="left"/>
    </style:style>
    <style:style style:name="Table1.A" style:family="table-column">
      <style:table-column-properties style:column-width="1.4993in"/>
    </style:style>
    <style:style style:name="Table1.B" style:family="table-column">
      <style:table-column-properties style:column-width="2.4389in"/>
    </style:style>
    <style:style style:name="Table1.A1" style:family="table-cell">
      <style:table-cell-properties fo:padding="0.0382in" fo:border="none"/>
    </style:style>
    <style:style style:name="P1" style:family="paragraph" style:parent-style-name="Text_20_body">
      <style:paragraph-properties fo:margin-top="0in" fo:margin-bottom="0in" loext:contextual-spacing="false"/>
      <style:text-properties officeooo:paragraph-rsid="0020d9ae"/>
    </style:style>
    <style:style style:name="P2" style:family="paragraph" style:parent-style-name="Text_20_body">
      <style:paragraph-properties fo:margin-top="0in" fo:margin-bottom="0in" loext:contextual-spacing="false"/>
      <style:text-properties officeooo:paragraph-rsid="00212298"/>
    </style:style>
    <style:style style:name="P3" style:family="paragraph" style:parent-style-name="Text_20_body">
      <style:paragraph-properties fo:margin-top="0in" fo:margin-bottom="0in" loext:contextual-spacing="false"/>
      <style:text-properties officeooo:paragraph-rsid="002223c1"/>
    </style:style>
    <style:style style:name="P4" style:family="paragraph" style:parent-style-name="Text_20_body">
      <style:paragraph-properties fo:margin-top="0in" fo:margin-bottom="0in" loext:contextual-spacing="false"/>
      <style:text-properties officeooo:paragraph-rsid="00247687"/>
    </style:style>
    <style:style style:name="P5" style:family="paragraph" style:parent-style-name="Text_20_body">
      <style:paragraph-properties fo:margin-top="0in" fo:margin-bottom="0in" loext:contextual-spacing="false"/>
      <style:text-properties officeooo:paragraph-rsid="002492e5"/>
    </style:style>
    <style:style style:name="P6" style:family="paragraph" style:parent-style-name="Text_20_body">
      <style:paragraph-properties fo:margin-top="0in" fo:margin-bottom="0in" loext:contextual-spacing="false"/>
      <style:text-properties officeooo:paragraph-rsid="002618dc"/>
    </style:style>
    <style:style style:name="P7" style:family="paragraph" style:parent-style-name="Text_20_body">
      <style:paragraph-properties fo:margin-top="0in" fo:margin-bottom="0in" loext:contextual-spacing="false"/>
      <style:text-properties officeooo:paragraph-rsid="0027a311"/>
    </style:style>
    <style:style style:name="P8" style:family="paragraph" style:parent-style-name="Text_20_body">
      <style:paragraph-properties fo:margin-top="0in" fo:margin-bottom="0in" loext:contextual-spacing="false"/>
      <style:text-properties officeooo:paragraph-rsid="00294916"/>
    </style:style>
    <style:style style:name="P9" style:family="paragraph" style:parent-style-name="Text_20_body">
      <style:paragraph-properties fo:margin-top="0in" fo:margin-bottom="0in" loext:contextual-spacing="false"/>
      <style:text-properties officeooo:paragraph-rsid="00296f91"/>
    </style:style>
    <style:style style:name="P10" style:family="paragraph" style:parent-style-name="Text_20_body">
      <style:paragraph-properties fo:margin-top="0in" fo:margin-bottom="0in" loext:contextual-spacing="false"/>
      <style:text-properties officeooo:paragraph-rsid="002a103f"/>
    </style:style>
    <style:style style:name="P11" style:family="paragraph" style:parent-style-name="Text_20_body">
      <style:paragraph-properties fo:margin-top="0in" fo:margin-bottom="0in" loext:contextual-spacing="false"/>
      <style:text-properties officeooo:paragraph-rsid="002b8cd5"/>
    </style:style>
    <style:style style:name="P12" style:family="paragraph" style:parent-style-name="Text_20_body">
      <style:paragraph-properties fo:margin-top="0in" fo:margin-bottom="0in" loext:contextual-spacing="false"/>
      <style:text-properties officeooo:paragraph-rsid="002c1020"/>
    </style:style>
    <style:style style:name="P13" style:family="paragraph" style:parent-style-name="Text_20_body">
      <style:paragraph-properties fo:margin-top="0in" fo:margin-bottom="0in" loext:contextual-spacing="false"/>
      <style:text-properties officeooo:paragraph-rsid="002c571a"/>
    </style:style>
    <style:style style:name="P14" style:family="paragraph" style:parent-style-name="Text_20_body">
      <style:paragraph-properties fo:margin-top="0in" fo:margin-bottom="0in" loext:contextual-spacing="false"/>
      <style:text-properties officeooo:paragraph-rsid="002cbb30"/>
    </style:style>
    <style:style style:name="P15" style:family="paragraph" style:parent-style-name="Text_20_body">
      <style:paragraph-properties fo:margin-top="0in" fo:margin-bottom="0in" loext:contextual-spacing="false"/>
      <style:text-properties fo:font-weight="bold"/>
    </style:style>
    <style:style style:name="P16" style:family="paragraph" style:parent-style-name="Text_20_body">
      <style:paragraph-properties fo:margin-top="0in" fo:margin-bottom="0in" loext:contextual-spacing="false"/>
      <style:text-properties fo:font-weight="bold" officeooo:paragraph-rsid="0020d9ae"/>
    </style:style>
    <style:style style:name="P17" style:family="paragraph" style:parent-style-name="Text_20_body">
      <style:paragraph-properties fo:margin-top="0in" fo:margin-bottom="0in" loext:contextual-spacing="false"/>
      <style:text-properties fo:font-weight="bold" officeooo:paragraph-rsid="0027a311"/>
    </style:style>
    <style:style style:name="P18" style:family="paragraph" style:parent-style-name="Text_20_body">
      <style:paragraph-properties fo:margin-top="0in" fo:margin-bottom="0in" loext:contextual-spacing="false"/>
      <style:text-properties fo:font-weight="bold" officeooo:paragraph-rsid="002b8cd5"/>
    </style:style>
    <style:style style:name="P19" style:family="paragraph" style:parent-style-name="Text_20_body">
      <style:paragraph-properties fo:margin-top="0in" fo:margin-bottom="0in" loext:contextual-spacing="false"/>
      <style:text-properties officeooo:paragraph-rsid="00301347"/>
    </style:style>
    <style:style style:name="P20" style:family="paragraph" style:parent-style-name="Text_20_body">
      <style:paragraph-properties fo:margin-top="0in" fo:margin-bottom="0in" loext:contextual-spacing="false"/>
      <style:text-properties officeooo:paragraph-rsid="00325209"/>
    </style:style>
    <style:style style:name="P21" style:family="paragraph" style:parent-style-name="Text_20_body">
      <style:paragraph-properties fo:margin-top="0in" fo:margin-bottom="0in" loext:contextual-spacing="false"/>
      <style:text-properties officeooo:paragraph-rsid="0032b386"/>
    </style:style>
    <style:style style:name="P22" style:family="paragraph" style:parent-style-name="Text_20_body">
      <style:paragraph-properties fo:margin-top="0in" fo:margin-bottom="0in" loext:contextual-spacing="false"/>
      <style:text-properties officeooo:paragraph-rsid="0034b30a"/>
    </style:style>
    <style:style style:name="P23" style:family="paragraph" style:parent-style-name="Text_20_body">
      <style:paragraph-properties fo:margin-top="0in" fo:margin-bottom="0in" loext:contextual-spacing="false"/>
      <style:text-properties officeooo:paragraph-rsid="0035d148"/>
    </style:style>
    <style:style style:name="P24" style:family="paragraph" style:parent-style-name="Text_20_body">
      <style:paragraph-properties fo:margin-top="0in" fo:margin-bottom="0in" loext:contextual-spacing="false"/>
      <style:text-properties officeooo:paragraph-rsid="0036b26a"/>
    </style:style>
    <style:style style:name="P25" style:family="paragraph" style:parent-style-name="Text_20_body">
      <style:paragraph-properties fo:margin-top="0in" fo:margin-bottom="0in" loext:contextual-spacing="false"/>
      <style:text-properties officeooo:paragraph-rsid="00381f62"/>
    </style:style>
    <style:style style:name="P26" style:family="paragraph" style:parent-style-name="Text_20_body">
      <style:paragraph-properties fo:margin-top="0in" fo:margin-bottom="0in" loext:contextual-spacing="false"/>
      <style:text-properties officeooo:paragraph-rsid="00384e12"/>
    </style:style>
    <style:style style:name="P27" style:family="paragraph" style:parent-style-name="Text_20_body">
      <style:paragraph-properties fo:margin-top="0in" fo:margin-bottom="0in" loext:contextual-spacing="false"/>
      <style:text-properties officeooo:paragraph-rsid="0039e882"/>
    </style:style>
    <style:style style:name="P28" style:family="paragraph" style:parent-style-name="Text_20_body">
      <style:paragraph-properties fo:margin-top="0in" fo:margin-bottom="0in" loext:contextual-spacing="false"/>
      <style:text-properties officeooo:paragraph-rsid="003a5ccd"/>
    </style:style>
    <style:style style:name="P29" style:family="paragraph" style:parent-style-name="Text_20_body">
      <style:paragraph-properties fo:margin-top="0in" fo:margin-bottom="0in" loext:contextual-spacing="false"/>
      <style:text-properties officeooo:paragraph-rsid="003c9611"/>
    </style:style>
    <style:style style:name="P30" style:family="paragraph" style:parent-style-name="Text_20_body">
      <style:paragraph-properties fo:margin-top="0in" fo:margin-bottom="0in" loext:contextual-spacing="false"/>
      <style:text-properties officeooo:rsid="003c9611" officeooo:paragraph-rsid="003c9611"/>
    </style:style>
    <style:style style:name="P31" style:family="paragraph" style:parent-style-name="Text_20_body">
      <style:paragraph-properties fo:margin-left="0.4925in" fo:margin-right="0in" fo:margin-top="0in" fo:margin-bottom="0in" loext:contextual-spacing="false" fo:text-indent="0in" style:auto-text-indent="false"/>
      <style:text-properties officeooo:paragraph-rsid="0020d9ae"/>
    </style:style>
    <style:style style:name="P32" style:family="paragraph" style:parent-style-name="Text_20_body">
      <style:paragraph-properties fo:margin-left="0.4925in" fo:margin-right="0in" fo:margin-top="0in" fo:margin-bottom="0in" loext:contextual-spacing="false" fo:text-indent="0in" style:auto-text-indent="false"/>
      <style:text-properties officeooo:paragraph-rsid="00247687"/>
    </style:style>
    <style:style style:name="P33" style:family="paragraph" style:parent-style-name="Text_20_body">
      <style:paragraph-properties fo:margin-left="0.4925in" fo:margin-right="0in" fo:margin-top="0in" fo:margin-bottom="0in" loext:contextual-spacing="false" fo:text-indent="0in" style:auto-text-indent="false"/>
      <style:text-properties officeooo:paragraph-rsid="002b8cd5"/>
    </style:style>
    <style:style style:name="P34" style:family="paragraph" style:parent-style-name="Text_20_body">
      <style:paragraph-properties fo:margin-left="0.4925in" fo:margin-right="0in" fo:margin-top="0in" fo:margin-bottom="0in" loext:contextual-spacing="false" fo:text-indent="0in" style:auto-text-indent="false"/>
      <style:text-properties officeooo:paragraph-rsid="0032b386"/>
    </style:style>
    <style:style style:name="P35" style:family="paragraph" style:parent-style-name="Text_20_body">
      <style:paragraph-properties fo:margin-left="0.4925in" fo:margin-right="0in" fo:margin-top="0in" fo:margin-bottom="0in" loext:contextual-spacing="false" fo:text-indent="0in" style:auto-text-indent="false"/>
      <style:text-properties officeooo:paragraph-rsid="0036b26a"/>
    </style:style>
    <style:style style:name="P36" style:family="paragraph" style:parent-style-name="Text_20_body">
      <style:paragraph-properties fo:margin-left="0.4925in" fo:margin-right="0in" fo:margin-top="0in" fo:margin-bottom="0in" loext:contextual-spacing="false" fo:text-indent="0in" style:auto-text-indent="false"/>
      <style:text-properties officeooo:paragraph-rsid="00381f62"/>
    </style:style>
    <style:style style:name="P37" style:family="paragraph" style:parent-style-name="Heading_20_2" style:master-page-name="HTML">
      <style:paragraph-properties style:page-number="auto"/>
    </style:style>
    <style:style style:name="P38" style:family="paragraph" style:parent-style-name="Text_20_body" style:list-style-name="L1">
      <style:paragraph-properties fo:margin-top="0in" fo:margin-bottom="0in" loext:contextual-spacing="false"/>
      <style:text-properties officeooo:paragraph-rsid="00296f91"/>
    </style:style>
    <style:style style:name="P39" style:family="paragraph" style:parent-style-name="Text_20_body" style:list-style-name="L1">
      <style:paragraph-properties fo:margin-top="0in" fo:margin-bottom="0in" loext:contextual-spacing="false"/>
      <style:text-properties officeooo:paragraph-rsid="002b8cd5"/>
    </style:style>
    <style:style style:name="P40" style:family="paragraph" style:parent-style-name="Text_20_body">
      <style:paragraph-properties fo:margin-top="0in" fo:margin-bottom="0in" loext:contextual-spacing="false"/>
      <style:text-properties fo:font-weight="bold" officeooo:paragraph-rsid="00301347"/>
    </style:style>
    <style:style style:name="P41" style:family="paragraph" style:parent-style-name="Text_20_body">
      <style:paragraph-properties fo:margin-top="0in" fo:margin-bottom="0in" loext:contextual-spacing="false"/>
      <style:text-properties fo:font-weight="bold" officeooo:paragraph-rsid="0036b26a"/>
    </style:style>
    <style:style style:name="P42" style:family="paragraph" style:parent-style-name="Text_20_body">
      <style:paragraph-properties fo:margin-top="0in" fo:margin-bottom="0in" loext:contextual-spacing="false"/>
      <style:text-properties fo:font-weight="bold" officeooo:paragraph-rsid="003c9611"/>
    </style:style>
    <style:style style:name="P43" style:family="paragraph" style:parent-style-name="Text_20_body">
      <style:paragraph-properties fo:margin-top="0in" fo:margin-bottom="0in" loext:contextual-spacing="false"/>
      <style:text-properties fo:font-style="italic" officeooo:paragraph-rsid="0032b386"/>
    </style:style>
    <style:style style:name="P44" style:family="paragraph" style:parent-style-name="Text_20_body">
      <style:paragraph-properties fo:margin-top="0in" fo:margin-bottom="0in" loext:contextual-spacing="false"/>
      <style:text-properties fo:font-style="italic" officeooo:paragraph-rsid="0036b26a"/>
    </style:style>
    <style:style style:name="P45" style:family="paragraph" style:parent-style-name="Text_20_body">
      <style:paragraph-properties fo:margin-top="0in" fo:margin-bottom="0in" loext:contextual-spacing="false"/>
      <style:text-properties fo:font-style="italic" officeooo:paragraph-rsid="003c9611"/>
    </style:style>
    <style:style style:name="P46" style:family="paragraph" style:parent-style-name="Text_20_body">
      <style:paragraph-properties fo:margin-top="0in" fo:margin-bottom="0in" loext:contextual-spacing="false"/>
      <style:text-properties fo:font-style="italic" officeooo:paragraph-rsid="0045f29e"/>
    </style:style>
    <style:style style:name="P47" style:family="paragraph" style:parent-style-name="Text_20_body">
      <style:paragraph-properties fo:margin-top="0in" fo:margin-bottom="0in" loext:contextual-spacing="false"/>
      <style:text-properties fo:font-style="italic" officeooo:paragraph-rsid="00462385"/>
    </style:style>
    <style:style style:name="P48" style:family="paragraph" style:parent-style-name="Text_20_body">
      <style:paragraph-properties fo:margin-top="0in" fo:margin-bottom="0in" loext:contextual-spacing="false"/>
      <style:text-properties fo:font-style="italic" officeooo:paragraph-rsid="004722e5"/>
    </style:style>
    <style:style style:name="P49" style:family="paragraph" style:parent-style-name="Text_20_body">
      <style:paragraph-properties fo:margin-top="0in" fo:margin-bottom="0in" loext:contextual-spacing="false"/>
      <style:text-properties fo:font-style="italic" officeooo:paragraph-rsid="004a0e9e"/>
    </style:style>
    <style:style style:name="P50" style:family="paragraph" style:parent-style-name="Text_20_body">
      <style:paragraph-properties fo:margin-top="0in" fo:margin-bottom="0in" loext:contextual-spacing="false"/>
      <style:text-properties officeooo:paragraph-rsid="003ff2f1"/>
    </style:style>
    <style:style style:name="P51" style:family="paragraph" style:parent-style-name="Text_20_body">
      <style:paragraph-properties fo:margin-top="0in" fo:margin-bottom="0in" loext:contextual-spacing="false"/>
      <style:text-properties officeooo:paragraph-rsid="0041e1a5"/>
    </style:style>
    <style:style style:name="P52" style:family="paragraph" style:parent-style-name="Text_20_body">
      <style:paragraph-properties fo:margin-top="0in" fo:margin-bottom="0in" loext:contextual-spacing="false"/>
      <style:text-properties officeooo:paragraph-rsid="00423628"/>
    </style:style>
    <style:style style:name="P53" style:family="paragraph" style:parent-style-name="Text_20_body">
      <style:paragraph-properties fo:margin-top="0in" fo:margin-bottom="0in" loext:contextual-spacing="false"/>
      <style:text-properties officeooo:paragraph-rsid="00430959"/>
    </style:style>
    <style:style style:name="P54" style:family="paragraph" style:parent-style-name="Text_20_body">
      <style:paragraph-properties fo:margin-top="0in" fo:margin-bottom="0in" loext:contextual-spacing="false"/>
      <style:text-properties officeooo:paragraph-rsid="0044a9c5"/>
    </style:style>
    <style:style style:name="P55" style:family="paragraph" style:parent-style-name="Text_20_body">
      <style:paragraph-properties fo:margin-top="0in" fo:margin-bottom="0in" loext:contextual-spacing="false"/>
      <style:text-properties officeooo:paragraph-rsid="0044ded2"/>
    </style:style>
    <style:style style:name="P56" style:family="paragraph" style:parent-style-name="Text_20_body">
      <style:paragraph-properties fo:margin-top="0in" fo:margin-bottom="0in" loext:contextual-spacing="false"/>
      <style:text-properties officeooo:paragraph-rsid="0045f29e"/>
    </style:style>
    <style:style style:name="P57" style:family="paragraph" style:parent-style-name="Text_20_body">
      <style:paragraph-properties fo:margin-top="0in" fo:margin-bottom="0in" loext:contextual-spacing="false"/>
      <style:text-properties officeooo:paragraph-rsid="00462385"/>
    </style:style>
    <style:style style:name="P58" style:family="paragraph" style:parent-style-name="Text_20_body">
      <style:paragraph-properties fo:margin-top="0in" fo:margin-bottom="0in" loext:contextual-spacing="false"/>
      <style:text-properties officeooo:paragraph-rsid="0046b50d"/>
    </style:style>
    <style:style style:name="P59" style:family="paragraph" style:parent-style-name="Text_20_body">
      <style:paragraph-properties fo:margin-top="0in" fo:margin-bottom="0in" loext:contextual-spacing="false"/>
      <style:text-properties officeooo:paragraph-rsid="004722e5"/>
    </style:style>
    <style:style style:name="P60" style:family="paragraph" style:parent-style-name="Text_20_body">
      <style:paragraph-properties fo:margin-top="0in" fo:margin-bottom="0in" loext:contextual-spacing="false"/>
      <style:text-properties officeooo:paragraph-rsid="0048171a"/>
    </style:style>
    <style:style style:name="P61" style:family="paragraph" style:parent-style-name="Text_20_body">
      <style:paragraph-properties fo:margin-top="0in" fo:margin-bottom="0in" loext:contextual-spacing="false"/>
      <style:text-properties officeooo:paragraph-rsid="004a0e9e"/>
    </style:style>
    <style:style style:name="P62" style:family="paragraph" style:parent-style-name="Text_20_body">
      <style:paragraph-properties fo:margin-top="0in" fo:margin-bottom="0in" loext:contextual-spacing="false"/>
      <style:text-properties officeooo:paragraph-rsid="004be03b"/>
    </style:style>
    <style:style style:name="P63" style:family="paragraph" style:parent-style-name="Text_20_body">
      <style:paragraph-properties fo:margin-top="0in" fo:margin-bottom="0in" loext:contextual-spacing="false"/>
      <style:text-properties officeooo:paragraph-rsid="004d985d"/>
    </style:style>
    <style:style style:name="P64" style:family="paragraph" style:parent-style-name="Text_20_body">
      <style:paragraph-properties fo:margin-top="0in" fo:margin-bottom="0in" loext:contextual-spacing="false"/>
      <style:text-properties officeooo:paragraph-rsid="004e70dd"/>
    </style:style>
    <style:style style:name="P65" style:family="paragraph" style:parent-style-name="Text_20_body">
      <style:paragraph-properties fo:margin-top="0in" fo:margin-bottom="0in" loext:contextual-spacing="false"/>
      <style:text-properties officeooo:paragraph-rsid="004f6148"/>
    </style:style>
    <style:style style:name="P66" style:family="paragraph" style:parent-style-name="Text_20_body">
      <style:paragraph-properties fo:margin-top="0in" fo:margin-bottom="0in" loext:contextual-spacing="false"/>
      <style:text-properties officeooo:rsid="004f6148" officeooo:paragraph-rsid="004f6148"/>
    </style:style>
    <style:style style:name="P67" style:family="paragraph" style:parent-style-name="Text_20_body">
      <style:paragraph-properties fo:margin-top="0in" fo:margin-bottom="0in" loext:contextual-spacing="false"/>
      <style:text-properties officeooo:paragraph-rsid="00505116"/>
    </style:style>
    <style:style style:name="P68" style:family="paragraph" style:parent-style-name="Text_20_body">
      <style:paragraph-properties fo:margin-top="0in" fo:margin-bottom="0in" loext:contextual-spacing="false"/>
      <style:text-properties officeooo:paragraph-rsid="00518478"/>
    </style:style>
    <style:style style:name="P69" style:family="paragraph" style:parent-style-name="Text_20_body">
      <style:paragraph-properties fo:margin-top="0in" fo:margin-bottom="0in" loext:contextual-spacing="false"/>
      <style:text-properties fo:font-style="normal" officeooo:paragraph-rsid="00537624" style:font-style-asian="normal" style:font-style-complex="normal"/>
    </style:style>
    <style:style style:name="P70" style:family="paragraph" style:parent-style-name="Text_20_body">
      <style:paragraph-properties fo:margin-top="0in" fo:margin-bottom="0in" loext:contextual-spacing="false"/>
      <style:text-properties fo:font-style="normal" officeooo:paragraph-rsid="0054cf75" style:font-style-asian="normal" style:font-style-complex="normal"/>
    </style:style>
    <style:style style:name="P71" style:family="paragraph" style:parent-style-name="Text_20_body">
      <style:paragraph-properties fo:margin-top="0in" fo:margin-bottom="0in" loext:contextual-spacing="false"/>
      <style:text-properties fo:font-style="normal" officeooo:paragraph-rsid="00583bdb" style:font-style-asian="normal" style:font-style-complex="normal"/>
    </style:style>
    <style:style style:name="P72" style:family="paragraph" style:parent-style-name="Text_20_body">
      <style:paragraph-properties fo:margin-top="0in" fo:margin-bottom="0in" loext:contextual-spacing="false"/>
      <style:text-properties officeooo:paragraph-rsid="00540b5a"/>
    </style:style>
    <style:style style:name="P73" style:family="paragraph" style:parent-style-name="Text_20_body">
      <style:paragraph-properties fo:margin-top="0in" fo:margin-bottom="0in" loext:contextual-spacing="false"/>
      <style:text-properties officeooo:paragraph-rsid="0054be8e"/>
    </style:style>
    <style:style style:name="P74" style:family="paragraph" style:parent-style-name="Text_20_body">
      <style:paragraph-properties fo:margin-top="0in" fo:margin-bottom="0in" loext:contextual-spacing="false"/>
      <style:text-properties officeooo:paragraph-rsid="0054cf75"/>
    </style:style>
    <style:style style:name="P75" style:family="paragraph" style:parent-style-name="Text_20_body">
      <style:paragraph-properties fo:margin-top="0in" fo:margin-bottom="0in" loext:contextual-spacing="false"/>
      <style:text-properties officeooo:paragraph-rsid="00583bdb"/>
    </style:style>
    <style:style style:name="P76" style:family="paragraph" style:parent-style-name="Text_20_body">
      <style:paragraph-properties fo:margin-top="0in" fo:margin-bottom="0in" loext:contextual-spacing="false"/>
      <style:text-properties officeooo:paragraph-rsid="005a291b"/>
    </style:style>
    <style:style style:name="P77" style:family="paragraph" style:parent-style-name="Text_20_body" style:list-style-name="L3">
      <style:paragraph-properties fo:margin-top="0in" fo:margin-bottom="0in" loext:contextual-spacing="false"/>
      <style:text-properties officeooo:paragraph-rsid="005a291b"/>
    </style:style>
    <style:style style:name="P78" style:family="paragraph" style:parent-style-name="Text_20_body" style:list-style-name="L4">
      <style:paragraph-properties fo:margin-top="0in" fo:margin-bottom="0in" loext:contextual-spacing="false"/>
      <style:text-properties officeooo:paragraph-rsid="005a291b"/>
    </style:style>
    <style:style style:name="P79" style:family="paragraph" style:parent-style-name="Text_20_body">
      <style:paragraph-properties fo:margin-top="0in" fo:margin-bottom="0in" loext:contextual-spacing="false"/>
      <style:text-properties officeooo:paragraph-rsid="005a7070"/>
    </style:style>
    <style:style style:name="P80" style:family="paragraph" style:parent-style-name="Text_20_body" style:list-style-name="L5">
      <style:paragraph-properties fo:margin-top="0in" fo:margin-bottom="0in" loext:contextual-spacing="false"/>
      <style:text-properties officeooo:paragraph-rsid="005a7070"/>
    </style:style>
    <style:style style:name="P81" style:family="paragraph" style:parent-style-name="Text_20_body">
      <style:paragraph-properties fo:margin-top="0in" fo:margin-bottom="0in" loext:contextual-spacing="false"/>
      <style:text-properties officeooo:paragraph-rsid="005a8229"/>
    </style:style>
    <style:style style:name="P82" style:family="paragraph" style:parent-style-name="Text_20_body">
      <style:paragraph-properties fo:margin-top="0in" fo:margin-bottom="0in" loext:contextual-spacing="false"/>
      <style:text-properties officeooo:paragraph-rsid="005c4f65"/>
    </style:style>
    <style:style style:name="P83" style:family="paragraph" style:parent-style-name="Text_20_body">
      <style:paragraph-properties fo:margin-top="0in" fo:margin-bottom="0in" loext:contextual-spacing="false"/>
      <style:text-properties officeooo:paragraph-rsid="005ce08e"/>
    </style:style>
    <style:style style:name="P84" style:family="paragraph" style:parent-style-name="Text_20_body">
      <style:paragraph-properties fo:margin-top="0in" fo:margin-bottom="0in" loext:contextual-spacing="false"/>
      <style:text-properties officeooo:paragraph-rsid="005edfb7"/>
    </style:style>
    <style:style style:name="P85" style:family="paragraph" style:parent-style-name="Text_20_body">
      <style:paragraph-properties fo:margin-top="0in" fo:margin-bottom="0in" loext:contextual-spacing="false"/>
      <style:text-properties officeooo:paragraph-rsid="005fd413"/>
    </style:style>
    <style:style style:name="P86" style:family="paragraph" style:parent-style-name="Text_20_body">
      <style:paragraph-properties fo:margin-top="0in" fo:margin-bottom="0in" loext:contextual-spacing="false"/>
      <style:text-properties officeooo:paragraph-rsid="0060c38d"/>
    </style:style>
    <style:style style:name="P87" style:family="paragraph" style:parent-style-name="Text_20_body">
      <style:paragraph-properties fo:margin-top="0in" fo:margin-bottom="0in" loext:contextual-spacing="false"/>
      <style:text-properties officeooo:paragraph-rsid="00627dda"/>
    </style:style>
    <style:style style:name="P88" style:family="paragraph" style:parent-style-name="Text_20_body">
      <style:paragraph-properties fo:margin-top="0in" fo:margin-bottom="0in" loext:contextual-spacing="false"/>
      <style:text-properties officeooo:paragraph-rsid="006339a5"/>
    </style:style>
    <style:style style:name="P89" style:family="paragraph" style:parent-style-name="Text_20_body">
      <style:paragraph-properties fo:margin-left="0.4925in" fo:margin-right="0in" fo:margin-top="0in" fo:margin-bottom="0in" loext:contextual-spacing="false" fo:text-indent="0in" style:auto-text-indent="false"/>
      <style:text-properties fo:font-style="italic" officeooo:paragraph-rsid="0036b26a"/>
    </style:style>
    <style:style style:name="P90" style:family="paragraph" style:parent-style-name="Text_20_body" style:list-style-name="L2">
      <style:paragraph-properties fo:margin-left="0.9846in" fo:margin-right="0in" fo:margin-top="0in" fo:margin-bottom="0in" loext:contextual-spacing="false" fo:text-indent="-0.25in" style:auto-text-indent="false"/>
      <style:text-properties officeooo:paragraph-rsid="0036b26a"/>
    </style:style>
    <style:style style:name="P91" style:family="paragraph" style:parent-style-name="Text_20_body" style:list-style-name="L2">
      <style:paragraph-properties fo:margin-left="0.9846in" fo:margin-right="0in" fo:margin-top="0in" fo:margin-bottom="0in" loext:contextual-spacing="false" fo:text-indent="-0.25in" style:auto-text-indent="false"/>
      <style:text-properties officeooo:paragraph-rsid="00381f62"/>
    </style:style>
    <style:style style:name="P92" style:family="paragraph" style:parent-style-name="Text_20_body">
      <style:paragraph-properties fo:margin-left="0.4925in" fo:margin-right="0in" fo:margin-top="0in" fo:margin-bottom="0in" loext:contextual-spacing="false" fo:text-indent="0in" style:auto-text-indent="false"/>
      <style:text-properties officeooo:paragraph-rsid="0045f29e"/>
    </style:style>
    <style:style style:name="P93" style:family="paragraph" style:parent-style-name="Text_20_body">
      <style:paragraph-properties fo:margin-left="0.4925in" fo:margin-right="0in" fo:margin-top="0in" fo:margin-bottom="0in" loext:contextual-spacing="false" fo:text-indent="0in" style:auto-text-indent="false"/>
      <style:text-properties officeooo:paragraph-rsid="0046b50d"/>
    </style:style>
    <style:style style:name="P94" style:family="paragraph" style:parent-style-name="Text_20_body">
      <style:paragraph-properties fo:margin-left="0.4925in" fo:margin-right="0in" fo:margin-top="0in" fo:margin-bottom="0in" loext:contextual-spacing="false" fo:text-indent="0in" style:auto-text-indent="false"/>
      <style:text-properties officeooo:paragraph-rsid="004722e5"/>
    </style:style>
    <style:style style:name="P95" style:family="paragraph" style:parent-style-name="Text_20_body">
      <style:paragraph-properties fo:margin-left="0.4925in" fo:margin-right="0in" fo:margin-top="0in" fo:margin-bottom="0in" loext:contextual-spacing="false" fo:text-indent="0in" style:auto-text-indent="false"/>
      <style:text-properties officeooo:paragraph-rsid="0048171a"/>
    </style:style>
    <style:style style:name="P96" style:family="paragraph" style:parent-style-name="Text_20_body">
      <style:paragraph-properties fo:margin-left="0.4925in" fo:margin-right="0in" fo:margin-top="0in" fo:margin-bottom="0in" loext:contextual-spacing="false" fo:text-indent="0in" style:auto-text-indent="false"/>
      <style:text-properties officeooo:paragraph-rsid="004a0e9e"/>
    </style:style>
    <style:style style:name="P97" style:family="paragraph" style:parent-style-name="Text_20_body">
      <style:paragraph-properties fo:margin-left="0.4925in" fo:margin-right="0in" fo:margin-top="0in" fo:margin-bottom="0in" loext:contextual-spacing="false" fo:text-indent="0in" style:auto-text-indent="false"/>
      <style:text-properties officeooo:paragraph-rsid="004f6148"/>
    </style:style>
    <style:style style:name="P98" style:family="paragraph" style:parent-style-name="Text_20_body">
      <style:paragraph-properties fo:margin-left="0.4925in" fo:margin-right="0in" fo:margin-top="0in" fo:margin-bottom="0in" loext:contextual-spacing="false" fo:text-indent="0in" style:auto-text-indent="false"/>
      <style:text-properties officeooo:paragraph-rsid="00540b5a"/>
    </style:style>
    <style:style style:name="P99" style:family="paragraph" style:parent-style-name="Text_20_body">
      <style:paragraph-properties fo:margin-left="0.4925in" fo:margin-right="0in" fo:margin-top="0in" fo:margin-bottom="0in" loext:contextual-spacing="false" fo:text-indent="0in" style:auto-text-indent="false"/>
      <style:text-properties officeooo:paragraph-rsid="0054cf75"/>
    </style:style>
    <style:style style:name="P100" style:family="paragraph" style:parent-style-name="Text_20_body">
      <style:paragraph-properties fo:margin-left="0.4925in" fo:margin-right="0in" fo:margin-top="0in" fo:margin-bottom="0in" loext:contextual-spacing="false" fo:text-indent="0in" style:auto-text-indent="false"/>
      <style:text-properties officeooo:paragraph-rsid="00583bdb"/>
    </style:style>
    <style:style style:name="P101" style:family="paragraph" style:parent-style-name="Text_20_body">
      <style:paragraph-properties fo:margin-left="0in" fo:margin-right="0in" fo:margin-top="0in" fo:margin-bottom="0in" loext:contextual-spacing="false" fo:text-indent="0in" style:auto-text-indent="false"/>
      <style:text-properties officeooo:paragraph-rsid="005a7070"/>
    </style:style>
    <style:style style:name="P102" style:family="paragraph" style:parent-style-name="Text_20_body">
      <style:paragraph-properties fo:margin-left="0in" fo:margin-right="0in" fo:margin-top="0in" fo:margin-bottom="0in" loext:contextual-spacing="false" fo:text-indent="0in" style:auto-text-indent="false"/>
      <style:text-properties officeooo:paragraph-rsid="006339a5"/>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eaf81" style:font-style-asian="italic" style:font-style-complex="italic"/>
    </style:style>
    <style:style style:name="T5" style:family="text">
      <style:text-properties fo:font-style="italic" officeooo:rsid="004f6148"/>
    </style:style>
    <style:style style:name="T6" style:family="text">
      <style:text-properties officeooo:rsid="0020d9ae"/>
    </style:style>
    <style:style style:name="T7" style:family="text">
      <style:text-properties officeooo:rsid="002c1020"/>
    </style:style>
    <style:style style:name="T8" style:family="text">
      <style:text-properties officeooo:rsid="00043974"/>
    </style:style>
    <style:style style:name="T9" style:family="text">
      <style:text-properties officeooo:rsid="0032b386"/>
    </style:style>
    <style:style style:name="T10" style:family="text">
      <style:text-properties officeooo:rsid="0036b26a"/>
    </style:style>
    <style:style style:name="T11" style:family="text">
      <style:text-properties officeooo:rsid="00384e12"/>
    </style:style>
    <style:style style:name="T1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2">1. Introduction</text:h>
      <text:p text:style-name="P1"/>
      <text:p text:style-name="P19">Transgender and intersex people, and at times other LGBTIQA+ people, have been excluded from ordination as a Buddhist monastic in the <text:span text:style-name="T2">Theravāda </text:span>tradition. This exclusion is the result of what I will show is an erroneous reading of several Pali terms–<text:span text:style-name="T2">paṇḍaka </text:span>and <text:span text:style-name="T2">ubhatobyañjanaka</text:span>–in the monastic disciplinary code (<text:span text:style-name="T2">Vinaya Piṭaka</text:span>) of the <text:span text:style-name="T2">Theravāda </text:span>tradition. Rendering the terms <text:span text:style-name="T2">paṇḍaka </text:span>and <text:span text:style-name="T2">ubhatobyañjanaka </text:span>into English, previous lexicographers of the Pali language have used vocabulary rooted in the (Christian) understanding of the early 20th Century, like ‘eunuch’ and ‘hermaphrodite’<text:note text:id="ftn1" text:note-class="footnote"><text:note-citation>1</text:note-citation><text:note-body><text:p text:style-name="P1"><text:tab/>The Pali Text Society’s Pali-English Dictionary and Cone’s Concise Pali-English Dictionary. For dictionary entries I refer to Appendix <text:a xlink:type="simple" xlink:href="../YellowGates.html#54" text:style-name="Internet_20_link" text:visited-style-name="Visited_20_Internet_20_Link">C.</text:a></text:p></text:note-body></text:note>. It has previously been noted that it is problematic to transpose modern terms in the understanding and translation of other (religious) movemen<text:span text:style-name="T6">ts</text:span><text:span text:style-name="T6"><text:note text:id="ftn2" text:note-class="footnote"><text:note-citation>2</text:note-citation><text:note-body><text:p text:style-name="P1"><text:tab/><text:a xlink:type="simple" xlink:href="../YellowGates.html#58" text:style-name="Internet_20_link" text:visited-style-name="Visited_20_Internet_20_Link">Maes </text:a>[<text:a xlink:type="simple" xlink:href="../YellowGates.html#58" text:style-name="Internet_20_link" text:visited-style-name="Visited_20_Internet_20_Link">2016a</text:a>] page 2, <text:a xlink:type="simple" xlink:href="../YellowGates.html#57" text:style-name="Internet_20_link" text:visited-style-name="Visited_20_Internet_20_Link">Dudas [2002</text:a>] page 45, <text:a xlink:type="simple" xlink:href="../YellowGates.html#57" text:style-name="Internet_20_link" text:visited-style-name="Visited_20_Internet_20_Link">Artinger </text:a>[<text:a xlink:type="simple" xlink:href="../YellowGates.html#57" text:style-name="Internet_20_link" text:visited-style-name="Visited_20_Internet_20_Link">2020</text:a>] pages 1–4.</text:p></text:note-body></text:note></text:span><text:span text:style-name="T6">. </text:span>In dealing with the concepts of <text:span text:style-name="T2">paṇḍaka </text:span>and <text:span text:style-name="T2">ubhatobyañjanaka </text:span>the terms ‘eunuch’ and ‘hermaphrodite’, but also terms like ‘transgender’ and ‘intersex’ are inappropriate as they wrongly suggest that the lived understanding of the relationship between sex, gender and sexuality in Ancient India was the same as it is for us in the West today. The fact that certain groups of people are unable to obtain monastic ordination based on terms that are so little understood creates a barrier for all LGBTIQA+ people who come to Buddhism seeking refuge from suffering.</text:p>
      <text:p text:style-name="P19">When studying the Buddhist scriptures, especially where there are groups of people who are marginalized, it is important to understand where and under which circumstances these concepts and interpretations have originated<text:note text:id="ftn3" text:note-class="footnote"><text:note-citation>3</text:note-citation><text:note-body><text:p text:style-name="P1"><text:s/><text:tab/>Brenna <text:a xlink:type="simple" xlink:href="../YellowGates.html#57" text:style-name="Internet_20_link" text:visited-style-name="Visited_20_Internet_20_Link">Artinger [2020</text:a>] pages 3–4 points to the use of Michael Foucault’s methodology of ‘geneology’: “<text:span text:style-name="T2">Thus, this methodology is primarily concerned with the ways in which ideas are crafted through the shaping of cultural and political influence, and one’s ability to trace such lineages of formation. Through this process, one is able to see not only how or why ideas are created, but also how specific terms are negotiated through paradigms of power to bear certain connotations and interpretations.”</text:span></text:p></text:note-body></text:note>.</text:p>
      <text:p text:style-name="P19">In the beginning of the Buddhist Order (<text:span text:style-name="T2">Saṅgha</text:span>) there were no rules for the conduct of monastics. The <text:span text:style-name="T2">Vinaya </text:span>was laid down later and grew as more rules were established. These were implemented only when monks started to misbehave and guidelines became necessary<text:note text:id="ftn4" text:note-class="footnote"><text:note-citation>4</text:note-citation><text:note-body><text:p text:style-name="P1"><text:tab/>See Bhikkhu <text:a xlink:type="simple" xlink:href="../YellowGates.html#59" text:style-name="Internet_20_link" text:visited-style-name="Visited_20_Internet_20_Link">Sujato [2009</text:a>] pages 8–10 for further details on the context of the <text:span text:style-name="T2">Vinaya</text:span>.</text:p></text:note-body></text:note>. The <text:span text:style-name="T2">Vinaya </text:span>as we have it today was formed over a long period of time and has been highly redacted over the centuries, regulating many and diverse aspects of monastic life. It is not an original Buddhist text that was passed down unchanged since the time of the Buddha. The oldest parts of the <text:span text:style-name="T2">Vinaya </text:span>consist of the rules (<text:span text:style-name="T2">pāṭimokkha</text:span>) and procedures (<text:span text:style-name="T2">kammavācā</text:span>), possibly together with some other sections. The different <text:span text:style-name="T2">Vinayas </text:span>in existence today are the products of the various schools of Buddhism that emerged much later<text:note text:id="ftn5" text:note-class="footnote"><text:note-citation>5</text:note-citation><text:note-body><text:p text:style-name="P1"><text:tab/>After the Buddha passed away we see a gradual emergence of schools in the Aśokan and post-Aśokan periods. See Bhikkhu <text:a xlink:type="simple" xlink:href="../YellowGates.html#59" text:style-name="Internet_20_link" text:visited-style-name="Visited_20_Internet_20_Link">Sujato [2012</text:a>] for a detailed study on the emergence of the Buddhist schools.</text:p></text:note-body></text:note>. The Second Council is of preeminent importance in the development of the <text:span text:style-name="T2">Vinayas </text:span>as this is the only major event in Buddhist history that revolves entirely <text:bookmark text:name="5"/>around a <text:span text:style-name="T2">Vinaya </text:span>dispute. Bhikkhu <text:span text:style-name="T6">S</text:span>ujato<text:note text:id="ftn6" text:note-class="footnote"><text:note-citation>6</text:note-citation><text:note-body><text:p text:style-name="P1"><text:tab/><text:a xlink:type="simple" xlink:href="../YellowGates.html#59" text:style-name="Internet_20_link" text:visited-style-name="Visited_20_Internet_20_Link">Sujato [2009</text:a>] pages 141–142 and 215–216.</text:p></text:note-body></text:note> suggests that the bulk of the <text:span text:style-name="T2">Vinaya </text:span>texts were added well after the Buddha’s death, in contrast to the <text:span text:style-name="T2">Suttas </text:span>(discourses):</text:p>
      <text:p text:style-name="P31"/>
      <text:p text:style-name="P31">... the <text:span text:style-name="T2">Vinayas </text:span>were, it seems, composed following the Second Council; and in particular the <text:span text:style-name="T2">Khandhakas</text:span>, with their massive narrative arc, were put together in order to authenticate the acts of the Second Council.</text:p>
      <text:p text:style-name="P31"/>
      <text:p text:style-name="P19">This is important for our current topic because the rules regarding the exclusion from ordination of the <text:span text:style-name="T2">paṇḍaka </text:span>and <text:span text:style-name="T2">ubhatobyañjanaka </text:span>are found in the <text:span text:style-name="T2">Khandhakas </text:span>and the words do not appear in the early <text:span text:style-name="T2">Suttas</text:span>, nor in the oldest parts of the <text:span text:style-name="T2">Vinaya</text:span>. The question remains as to why these rules were added. The Buddhist community also evolved in constant negotiation with its wider religious environment and needs to be understood as a dialogue with its various ‘religious others’. Claire Maes<text:note text:id="ftn7" text:note-class="footnote"><text:note-citation>7</text:note-citation><text:note-body><text:p text:style-name="P1"><text:tab/><text:a xlink:type="simple" xlink:href="../YellowGates.html#58" text:style-name="Internet_20_link" text:visited-style-name="Visited_20_Internet_20_Link">Maes [2016a] </text:a>and <text:a xlink:type="simple" xlink:href="../YellowGates.html#58" text:style-name="Internet_20_link" text:visited-style-name="Visited_20_Internet_20_Link">Maes </text:a>[<text:a xlink:type="simple" xlink:href="../YellowGates.html#58" text:style-name="Internet_20_link" text:visited-style-name="Visited_20_Internet_20_Link">2016b].</text:a></text:p></text:note-body></text:note> has clearly demonstrated that this process was central to the formation of the <text:span text:style-name="T2">Vinaya </text:span>as an ongoing dynamic to create a distinctive Buddhist identity. The Second Buddhist Council became an important event in the history of Buddhism to determine its identity vis-à-vis other religious Orders after the Buddha passed away.</text:p>
      <text:p text:style-name="P19">Many scholars have pointed out the many similarities between the principal practices, precepts and structures of Buddhists, Jains and Brahman communities and they seem to have had a detailed knowledge of each other’s practices and organization<text:note text:id="ftn8" text:note-class="footnote"><text:note-citation>8</text:note-citation><text:note-body><text:p text:style-name="P1"><text:tab/><text:a xlink:type="simple" xlink:href="../YellowGates.html#58" text:style-name="Internet_20_link" text:visited-style-name="Visited_20_Internet_20_Link">Maes [2016b</text:a>] page 9 footnotes 26–28.</text:p></text:note-body></text:note>. The interaction and debates with these ‘religious others’ led the Buddhist <text:span text:style-name="T2">Saṅgha </text:span>to implement specific rules in order to be in conformity with certain well-established monastic customs on the one hand and to (re)define their identity as a clearly separate Order on the other. <text:soft-page-break/>In this paper I will argue that the concepts <text:span text:style-name="T2">paṇḍaka </text:span>and <text:span text:style-name="T2">ubhatobyañjanaka </text:span>have entered the Buddhist <text:span text:style-name="T2">Vinaya </text:span>after the Buddha passed away in the context of a much wider religious discussion that took place regarding the position of women within religious life that has also reduced the opportunities for women to ordain as Buddhist monastics<text:note text:id="ftn9" text:note-class="footnote"><text:note-citation>9</text:note-citation><text:note-body><text:p text:style-name="P1"><text:tab/>The legality of the ordination of women (<text:span text:style-name="T2">Bhikkhunīs</text:span>) in the <text:span text:style-name="T2">Theravāda </text:span>and Tibetan lineages of Buddhism has been a hotly debated topic for many years. Thanks to the efforts and research of many monastics and academics, the first full <text:span text:style-name="T2">Theravāda </text:span>ordination was held in Perth in October 2009. Although still not widely recognized in several traditional <text:span text:style-name="T2">Theravāda </text:span>countries, recognition is growing and the number of <text:span text:style-name="T2">Bhikkhunīs </text:span>is slowly increasing. See a.o. Bhikkhu <text:a xlink:type="simple" xlink:href="../YellowGates.html#59" text:style-name="Internet_20_link" text:visited-style-name="Visited_20_Internet_20_Link">Sujato </text:a>[<text:a xlink:type="simple" xlink:href="../YellowGates.html#59" text:style-name="Internet_20_link" text:visited-style-name="Visited_20_Internet_20_Link">2009] </text:a>and Bhikkhu <text:a xlink:type="simple" xlink:href="../YellowGates.html#57" text:style-name="Internet_20_link" text:visited-style-name="Visited_20_Internet_20_Link">Anālayo [2013</text:a>] for research in this field.</text:p></text:note-body></text:note>.</text:p>
      <text:p text:style-name="P19">I will also show that these terms have their roots in Vedic mythology and provide a fresh insight into the ancient Asian paradigms for gender identities. Here we find the living proof of evolving ideas on sex, sexuality and gender that are very different from our Western concepts. And here we find that these terms are intimately bound up with the deeply ambivalent attitude towards women and women’s sexuality in ancient India.</text:p>
      <text:p text:style-name="P19">In this paper I will first trace the emergence of these–and other gender-specific–terms in Vedic, Brahmanic and Jain scriptures and their changes over the centuries. I will <text:bookmark text:name="6"/>then discuss the occurrences of these terms in the Pali and Chinese <text:span text:style-name="T2">Vinayas </text:span>and compare these with the understanding of the contemporary ‘religious others’ to come to a deeper understanding of what the terms <text:span text:style-name="T2">paṇḍaka </text:span>and <text:span text:style-name="T2">ubhatobyañjanaka </text:span>really meant at the time these passages were written and the reasons why these are said to be barred from ordination. Finally I will show that neither these terms, nor any other regulations in the <text:span text:style-name="T2">Vinaya</text:span>, can be used as a justification to exclude candidates from ordination based on their sex, sexuality or gender.</text:p>
      <text:p text:style-name="P1"/>
      <text:h text:style-name="Heading_20_2" text:outline-level="2">2. Vedic, Brahmanic and Jain Scriptures</text:h>
      <text:p text:style-name="P1"/>
      <text:p text:style-name="P1">Various authors have already noticed the similarities of <text:span text:style-name="T2">Vinaya </text:span>terminology between the Buddhist and Jain Orders<text:note text:id="ftn10" text:note-class="footnote"><text:note-citation>10</text:note-citation><text:note-body><text:p text:style-name="P1"><text:tab/><text:a xlink:type="simple" xlink:href="../YellowGates.html#58" text:style-name="Internet_20_link" text:visited-style-name="Visited_20_Internet_20_Link">Maes </text:a>[<text:a xlink:type="simple" xlink:href="../YellowGates.html#58" text:style-name="Internet_20_link" text:visited-style-name="Visited_20_Internet_20_Link">2016b] </text:a>page 9 footnotes 26–28, also <text:a xlink:type="simple" xlink:href="../YellowGates.html#59" text:style-name="Internet_20_link" text:visited-style-name="Visited_20_Internet_20_Link">Sujato </text:a>[<text:a xlink:type="simple" xlink:href="../YellowGates.html#59" text:style-name="Internet_20_link" text:visited-style-name="Visited_20_Internet_20_Link">2009] </text:a>and <text:a xlink:type="simple" xlink:href="../YellowGates.html#59" text:style-name="Internet_20_link" text:visited-style-name="Visited_20_Internet_20_Link">Zwilling and Sweet [1996].</text:a></text:p></text:note-body></text:note>. In the Buddhist <text:span text:style-name="T2">Suttas </text:span>we find many examples of discussions between the two groups and after the Buddha passed away, when the community found itself without a leader to make decisions, such discussions would certainly have had an impact on the Buddhist <text:span text:style-name="T2">Vinaya</text:span>. Both groups would have also used vocabulary that was already in existence at that time. It is therefore important to first have a look at what sex and gender meant in the larger context of the society in pre-Buddhist India and how this understanding developed within the Jain Order.</text:p>
      <text:p text:style-name="P16"/>
      <text:h text:style-name="Heading_20_3" text:outline-level="3">2.1. Emergence of the Third Sex/Gender</text:h>
      <text:p text:style-name="P4"/>
      <text:p text:style-name="P19">Both the Buddhist and Vedic texts have origin stories that describe the emergence of sex and gender (and thus human beings) as a result of desire<text:note text:id="ftn11" text:note-class="footnote"><text:note-citation>11</text:note-citation><text:note-body><text:p text:style-name="P1"><text:tab/><text:a xlink:type="simple" xlink:href="../YellowGates.html#59" text:style-name="Internet_20_link" text:visited-style-name="Visited_20_Internet_20_Link">Zwilling and Sweet [2000] </text:a>page 101 and <text:a xlink:type="simple" xlink:href="../YellowGates.html#57" text:style-name="Internet_20_link" text:visited-style-name="Visited_20_Internet_20_Link">Artinger </text:a>[<text:a xlink:type="simple" xlink:href="../YellowGates.html#57" text:style-name="Internet_20_link" text:visited-style-name="Visited_20_Internet_20_Link">2020] </text:a>pages 7–15.</text:p></text:note-body></text:note>. Before this emergence of sex and gender, beings were androgynous, hermaphroditic or without any kind of sexual characteristics.</text:p>
      <text:p text:style-name="P19">In the Vedic myths and legends, we frequently find the recurrent theme of a man turning into a woman or androgyn or of being both a mother and a father<text:note text:id="ftn12" text:note-class="footnote"><text:note-citation>12</text:note-citation><text:note-body><text:p text:style-name="P2"><text:s/><text:tab/>F.i. <text:span text:style-name="T2">Mahābārata Anuśāsanaparvan </text:span>(MBh) 13.12 and <text:span text:style-name="T2">Rāmāyaṇam </text:span>(Rām) 7.78–79. See also <text:a xlink:type="simple" xlink:href="../YellowGates.html#58" text:style-name="Internet_20_link" text:visited-style-name="Visited_20_Internet_20_Link">Goldman</text:a> [<text:a xlink:type="simple" xlink:href="../YellowGates.html#58" text:style-name="Internet_20_link" text:visited-style-name="Visited_20_Internet_20_Link">1993] </text:a>pages 379–380 and <text:a xlink:type="simple" xlink:href="../YellowGates.html#57" text:style-name="Internet_20_link" text:visited-style-name="Visited_20_Internet_20_Link">Conner et al. </text:a>[<text:a xlink:type="simple" xlink:href="../YellowGates.html#57" text:style-name="Internet_20_link" text:visited-style-name="Visited_20_Internet_20_Link">1998</text:a>] page 68.</text:p></text:note-body></text:note>. Robert Goldman<text:note text:id="ftn13" text:note-class="footnote"><text:note-citation>13</text:note-citation><text:note-body><text:p text:style-name="P2"><text:tab/>Robert <text:a xlink:type="simple" xlink:href="../YellowGates.html#58" text:style-name="Internet_20_link" text:visited-style-name="Visited_20_Internet_20_Link">Goldman [1993</text:a>] gives an excellent account of the myths that formed the notions of sex and gender in ancient India and the psychological purpose of these myths. I will refer to some of these stories throughout this paper.</text:p></text:note-body></text:note> and others point out that the function of these myths and legends is to confront deep anxieties and fears associated with the complex and problematic issues involving sex, gender, sexuality, power, hierarchy and subordination. We see literary representations of these anxieties in all patriarchal societies, expressing the deeply ambivalent attitude towards women and women’s sexuality. On the one hand, women are depicted as pure and nurturing as long as they are controlled within the constraints of kinship, but outside such a regulated environment they are seen as dangerous and destructive to men. Through<text:bookmark text:name="7"/> such projective devices of men onto women, male-dominated cultures have been able to establish a hegemonic ideology of gender<text:note text:id="ftn14" text:note-class="footnote"><text:note-citation>14</text:note-citation><text:note-body><text:p text:style-name="P2"><text:tab/>See <text:a xlink:type="simple" xlink:href="../YellowGates.html#59" text:style-name="Internet_20_link" text:visited-style-name="Visited_20_Internet_20_Link">Sujato </text:a>[<text:a xlink:type="simple" xlink:href="../YellowGates.html#59" text:style-name="Internet_20_link" text:visited-style-name="Visited_20_Internet_20_Link">2011] </text:a>for an extensive work on the role of the male/female relationship portrayed in mythology in Buddhism and more specifically with regards to women’s ordination.</text:p></text:note-body></text:note>. We see that ‘transgenderism’ is a recurring theme in these myths and legends, derived from these anxieties and attitudes towards sex and gender in a society where the ‘male’ sex and sexuality is seen as superior. We can trace the emergence of the concept of a third sex/gender back to the late Vedic period (800–600 BCE)<text:note text:id="ftn15" text:note-class="footnote"><text:note-citation>15</text:note-citation><text:note-body><text:p text:style-name="P2"><text:tab/>Throughout this paper I have tried to maintain a distinction between ‘sex’–the anatomy of an individual’s reproductive system–and ‘gender’–either social roles or personal identification based on an internal awareness–that we use today, but this has proven rather diﬀicult because in the ancient texts this disctinction is significantly blurred.</text:p></text:note-body></text:note>. The term <text:span text:style-name="T2">napuṁsaka </text:span>was originally an umbrella term used to denote men who were impotent, who had a female gender-expression or who dressed in traditional women’s clothing<text:note text:id="ftn16" text:note-class="footnote"><text:note-citation>16</text:note-citation><text:note-body><text:p text:style-name="P3"><text:tab/><text:a xlink:type="simple" xlink:href="../YellowGates.html#59" text:style-name="Internet_20_link" text:visited-style-name="Visited_20_Internet_20_Link">Zwilling and Sweet </text:a>[<text:a xlink:type="simple" xlink:href="../YellowGates.html#59" text:style-name="Internet_20_link" text:visited-style-name="Visited_20_Internet_20_Link">1996</text:a>] page 362 and <text:a xlink:type="simple" xlink:href="../YellowGates.html#59" text:style-name="Internet_20_link" text:visited-style-name="Visited_20_Internet_20_Link">Zwilling and Sweet [2000</text:a>] page 105.</text:p></text:note-body></text:note>. Literally the term <text:soft-page-break/>means ‘not a male’ i.e. men who did not conform to gender-role expectations.</text:p>
      <text:p text:style-name="P19">It is accepted by many scholars that the <text:span text:style-name="T2">hijras </text:span>of India are the contemporary representatives of these <text:span text:style-name="T2">napuṁsakas </text:span>and they even refer to themselves as ‘not a male’ or ‘neither male nor female’<text:note text:id="ftn17" text:note-class="footnote"><text:note-citation>17</text:note-citation><text:note-body><text:p text:style-name="P4"><text:tab/><text:a xlink:type="simple" xlink:href="../YellowGates.html#59" text:style-name="Internet_20_link" text:visited-style-name="Visited_20_Internet_20_Link">Zwilling and Sweet </text:a>[<text:a xlink:type="simple" xlink:href="../YellowGates.html#59" text:style-name="Internet_20_link" text:visited-style-name="Visited_20_Internet_20_Link">1996] </text:a>page 363, <text:a xlink:type="simple" xlink:href="../YellowGates.html#58" text:style-name="Internet_20_link" text:visited-style-name="Visited_20_Internet_20_Link">Goldman </text:a>[<text:a xlink:type="simple" xlink:href="../YellowGates.html#58" text:style-name="Internet_20_link" text:visited-style-name="Visited_20_Internet_20_Link">1993] </text:a>page 388 and <text:a xlink:type="simple" xlink:href="../YellowGates.html#57" text:style-name="Internet_20_link" text:visited-style-name="Visited_20_Internet_20_Link">Doniger O’Flaherty [1982</text:a>]. A good study on the <text:span text:style-name="T2">hijras </text:span>is provided by Serena <text:a xlink:type="simple" xlink:href="../YellowGates.html#58" text:style-name="Internet_20_link" text:visited-style-name="Visited_20_Internet_20_Link">Nanda </text:a>[<text:a xlink:type="simple" xlink:href="../YellowGates.html#58" text:style-name="Internet_20_link" text:visited-style-name="Visited_20_Internet_20_Link">1999].</text:a></text:p></text:note-body></text:note>. Although the <text:span text:style-name="T2">hijras </text:span>have been subject to influences from the Muslim period from the 12th to the 16th Century as well as from Christian and more modern Western ideas, by studying them we get a glimpse of what the lives of the <text:span text:style-name="T2">napuṁsakas </text:span>must have been like in Vedic times. The <text:span text:style-name="T2">hijras </text:span>are a representation of the god Śiva in their androgynous form of Ardhanārīśwara from Vedic mythology. They enact the religious myths and make them come alive in the rituals, songs and dances they perform. They are viewed as vehicles of the divine power of the Mother Goddess, which transforms their impotence into the power of creation. According to sources from the beginning of he 20th Century, potential candidates for initiation as a <text:span text:style-name="T2">hijra </text:span>(which includes emasculation) had to be born impotent<text:note text:id="ftn18" text:note-class="footnote"><text:note-citation>18</text:note-citation><text:note-body><text:p text:style-name="P4"><text:tab/>The 19th and early 20th Century sources are important because at that time the influence of globalization and the influx of Western ideas on the lives of the <text:span text:style-name="T2">hijras </text:span>was less prevalent than it is today. See <text:a xlink:type="simple" xlink:href="../YellowGates.html#58" text:style-name="Internet_20_link" text:visited-style-name="Visited_20_Internet_20_Link">Ibbetson et al. [1911</text:a>] pages 332, <text:a xlink:type="simple" xlink:href="../YellowGates.html#59" text:style-name="Internet_20_link" text:visited-style-name="Visited_20_Internet_20_Link">Shah </text:a>[<text:a xlink:type="simple" xlink:href="../YellowGates.html#59" text:style-name="Internet_20_link" text:visited-style-name="Visited_20_Internet_20_Link">1961] </text:a>page 1325 and <text:a xlink:type="simple" xlink:href="../YellowGates.html#57" text:style-name="Internet_20_link" text:visited-style-name="Visited_20_Internet_20_Link">Bhimbhai </text:a>[<text:a xlink:type="simple" xlink:href="../YellowGates.html#57" text:style-name="Internet_20_link" text:visited-style-name="Visited_20_Internet_20_Link">1901]. </text:a>Some 19th Century accounts report that impotence was an essential qualification for admission into the hijra community and that a newcomer initiated into the community was on probation for as long as a year. During this time his impotence was carefully tested, sometimes by making the person sleep four nights ‘with a prostitute’. Only after impotence was established would the newcomer be permitted to undergo the emasculation operation and become a full member of the community. <text:a xlink:type="simple" xlink:href="../YellowGates.html#59" text:style-name="Internet_20_link" text:visited-style-name="Visited_20_Internet_20_Link">Preston </text:a>[<text:a xlink:type="simple" xlink:href="../YellowGates.html#59" text:style-name="Internet_20_link" text:visited-style-name="Visited_20_Internet_20_Link">1987].</text:a></text:p></text:note-body></text:note>. Their emasculated body is not the only characteristic of a <text:span text:style-name="T2">hijra</text:span>, but also their physiology and their sexual capacities, feelings, preferences and behaviors. Although dressing like a woman is part of a <text:span text:style-name="T2">hijra</text:span>, they are also quite different from a transgender person; they are the religious embodiment of the deities<text:note text:id="ftn19" text:note-class="footnote"><text:note-citation>19</text:note-citation><text:note-body><text:p text:style-name="P4"><text:tab/><text:a xlink:type="simple" xlink:href="../YellowGates.html#58" text:style-name="Internet_20_link" text:visited-style-name="Visited_20_Internet_20_Link">Nanda [1999</text:a>].</text:p></text:note-body></text:note>.</text:p>
      <text:p text:style-name="P19">Next to <text:span text:style-name="T2">hijras </text:span>there are a number of other religious sects in India where males im<text:bookmark text:name="8"/>personate the legends, imitate what is seen as feminine dress and behavior, including menstruation, and also engage in sexual acts with men as acts of devotion. Castration may also be part of this like f.i. in the <text:span text:style-name="T2">Sakhibhāva </text:span>sect that worships Viṣṇu<text:note text:id="ftn20" text:note-class="footnote"><text:note-citation>20</text:note-citation><text:note-body><text:p text:style-name="P4"><text:tab/><text:a xlink:type="simple" xlink:href="../YellowGates.html#58" text:style-name="Internet_20_link" text:visited-style-name="Visited_20_Internet_20_Link">Nanda </text:a>[<text:a xlink:type="simple" xlink:href="../YellowGates.html#58" text:style-name="Internet_20_link" text:visited-style-name="Visited_20_Internet_20_Link">1999] </text:a>page 21.</text:p></text:note-body></text:note>. Various <text:span text:style-name="T2">sādhus</text:span>, like Ramakrishna, identify themselves with women for periods of time as part of their religious life<text:note text:id="ftn21" text:note-class="footnote"><text:note-citation>21</text:note-citation><text:note-body><text:p text:style-name="P4"><text:tab/>Robert <text:a xlink:type="simple" xlink:href="../YellowGates.html#58" text:style-name="Internet_20_link" text:visited-style-name="Visited_20_Internet_20_Link">Goldman [1993</text:a>] pages 384–391 discusses various sects with these practices.</text:p></text:note-body></text:note>.</text:p>
      <text:p text:style-name="P19">The adoption of the word <text:span text:style-name="T2">napuṁsaka </text:span>as a grammatical third gender<text:note text:id="ftn22" text:note-class="footnote"><text:note-citation>22</text:note-citation><text:note-body><text:p text:style-name="P4"><text:span text:style-name="T2"><text:tab/>Śatapatha Brāhmaṇa </text:span>(ŚB) 10.5.1.2–3.</text:p></text:note-body></text:note> in the 6th Century BCE seems to have prompted a significant shift in meaning, because now the <text:span text:style-name="T2">napuṁsaka </text:span>was interpreted as meaning ‘neither male nor female’. This resulted in the previously mentioned ‘not males’ being regarded as people with ambiguous sex or gender<text:note text:id="ftn23" text:note-class="footnote"><text:note-citation>23</text:note-citation><text:note-body><text:p text:style-name="P4"><text:tab/><text:a xlink:type="simple" xlink:href="../YellowGates.html#59" text:style-name="Internet_20_link" text:visited-style-name="Visited_20_Internet_20_Link">Zwilling and Sweet [2000] </text:a>page 362.</text:p></text:note-body></text:note>. The individuals that the word <text:span text:style-name="T2">napuṁsaka </text:span>originally referred to were however all males, just not conforming to gender-role expectations. The fact that the word <text:span text:style-name="T2">liṅga </text:span>(sex)<text:note text:id="ftn24" text:note-class="footnote"><text:note-citation>24</text:note-citation><text:note-body><text:p text:style-name="P4"><text:tab/>The original meaning of <text:span text:style-name="T2">liṅga </text:span>is ‘characteristic mark or sign’ (<text:span text:style-name="T2">Nirukta </text:span>1.17) but it later starts to mean ‘sexual characteristic’. See also chapter <text:a xlink:type="simple" xlink:href="../YellowGates.html#13" text:style-name="Internet_20_link" text:visited-style-name="Visited_20_Internet_20_Link">3 </text:a>for a detailed description of <text:span text:style-name="T2">liṅga</text:span>.</text:p></text:note-body></text:note> was adopted as the technical term for grammatical gender created a lot of confusion because now the same word was used to express natural sex and grammatical gender<text:note text:id="ftn25" text:note-class="footnote"><text:note-citation>25</text:note-citation><text:note-body><text:p text:style-name="P4"><text:tab/><text:a xlink:type="simple" xlink:href="../YellowGates.html#59" text:style-name="Internet_20_link" text:visited-style-name="Visited_20_Internet_20_Link">Zwilling and Sweet [1996] </text:a>page 365.</text:p></text:note-body></text:note>. The third grammatical gender for humans became equivalent to the ‘third sex’ and comprised of anybody who did not neatly fit into the categories of ‘male’ and ‘female’.</text:p>
      <text:p text:style-name="P19">Just after the late Vedic period we see that a set of terms relating to the class of <text:span text:style-name="T2">napuṁsakas </text:span>emerged like <text:span text:style-name="T2">klība </text:span>(sexually defective man<text:note text:id="ftn26" text:note-class="footnote"><text:note-citation>26</text:note-citation><text:note-body><text:p text:style-name="P5"><text:tab/>As pointed out by <text:a xlink:type="simple" xlink:href="../YellowGates.html#59" text:style-name="Internet_20_link" text:visited-style-name="Visited_20_Internet_20_Link">Zwilling and Sweet [1996] </text:a>page 363, the nature of the <text:span text:style-name="T2">klība </text:span>is suggested by the <text:span text:style-name="T2">Bṛhadāraṇyaka Upaniṣad </text:span>6.1.12 and is the result of the destruction of the penis as in ŚB 1.4.3.19.</text:p></text:note-body></text:note>), <text:span text:style-name="T2">ṣaṇḍha</text:span><text:span text:style-name="T2"><text:note text:id="ftn27" text:note-class="footnote"><text:note-citation>27</text:note-citation><text:note-body><text:p text:style-name="P5"><text:tab/>The Monier Monier-Williams dictionary gives the translation ‘eunuch, hermaphrodite’.</text:p></text:note-body></text:note></text:span> and <text:span text:style-name="T2">paṇḍaka </text:span>(‘impotent’, or ‘sterile’<text:note text:id="ftn28" text:note-class="footnote"><text:note-citation>28</text:note-citation><text:note-body><text:p text:style-name="P5"><text:span text:style-name="T2"><text:tab/>Atharva Veda </text:span>(AV) 8.6.7, 11.16. The etymology of <text:span text:style-name="T2">paṇḍaka </text:span>is unknown but cf. <text:span text:style-name="T2">baṇḍa </text:span>at AV 7.65.3 is glossed by the commentator as <text:span text:style-name="T2">nirvīrya </text:span>(‘impotent, powerless, unmanly’ (Monier-Williams, Sir M. (1988) dictionary). Albrecht <text:a xlink:type="simple" xlink:href="../YellowGates.html#59" text:style-name="Internet_20_link" text:visited-style-name="Visited_20_Internet_20_Link">Wezler </text:a>[<text:a xlink:type="simple" xlink:href="../YellowGates.html#59" text:style-name="Internet_20_link" text:visited-style-name="Visited_20_Internet_20_Link">1998] </text:a>has suggested that <text:span text:style-name="T2">paṇḍa </text:span>and <text:span text:style-name="T2">paṇḍaka </text:span>be regarded as ultimately derived from <text:span text:style-name="T2">*apa</text:span>+ <text:span text:style-name="T2">āṇḍā</text:span>, thus: “one who has no testicles (anymore),” i.e. a eunuch. Allan <text:a xlink:type="simple" xlink:href="../YellowGates.html#57" text:style-name="Internet_20_link" text:visited-style-name="Visited_20_Internet_20_Link">Bomhard </text:a>[<text:a xlink:type="simple" xlink:href="../YellowGates.html#57" text:style-name="Internet_20_link" text:visited-style-name="Visited_20_Internet_20_Link">2016] </text:a>points out that there is a range of translations and interpretations that can apply to the <text:span text:style-name="T2">paṇḍaka</text:span>. He believes that the word could be a loan-word from the Dravidian <text:span text:style-name="T2">peṇṭan, peṇṭakan, peṇṭakam</text:span>, which can mean both hermaphrodite and eunuch.</text:p></text:note-body></text:note>). All of these types were associated with cross-dressing, singing and dancing<text:note text:id="ftn29" text:note-class="footnote"><text:note-citation>29</text:note-citation><text:note-body><text:p text:style-name="P6"><text:tab/>The term <text:span text:style-name="T2">klība </text:span>surfaces in the <text:span text:style-name="T2">Mahābhārata </text:span>in the myth of Arjuna, who refuses the advances of a nymph who curses him to become a <text:span text:style-name="T2">klība</text:span>. Arjuna takes the name Brihannala, dresses in women’s clothes and gains access to the princess Uttarā for whom she becomes a performer in the arts of music, singing and dancing. See <text:a xlink:type="simple" xlink:href="../YellowGates.html#57" text:style-name="Internet_20_link" text:visited-style-name="Visited_20_Internet_20_Link">Conner et al. [1998</text:a>] for details.</text:p></text:note-body></text:note>, as we have also seen in the above description of the contemporary <text:span text:style-name="T2">hijras</text:span>. With the word <text:span text:style-name="T2">napuṁsaka </text:span>having gained a much broader meaning, it seems likely that these new sub-categories represent different names for the original meaning of ‘not males’, although not clearly defined and overlapping in meaning.</text:p>
      <text:p text:style-name="P19">Serena Nanda<text:note text:id="ftn30" text:note-class="footnote"><text:note-citation>30</text:note-citation><text:note-body><text:p text:style-name="P6"><text:tab/>Serena <text:a xlink:type="simple" xlink:href="../YellowGates.html#58" text:style-name="Internet_20_link" text:visited-style-name="Visited_20_Internet_20_Link">Nanda </text:a>[<text:a xlink:type="simple" xlink:href="../YellowGates.html#58" text:style-name="Internet_20_link" text:visited-style-name="Visited_20_Internet_20_Link">1999] </text:a>quotes Bullough pages 21–22.</text:p></text:note-body></text:note> mentions the practices and beliefs in Tantric Hinduism which started emerging in India from the middle of the 1st millennium CE:</text:p>
      <text:p text:style-name="P4"/>
      <text:p text:style-name="P32"><text:bookmark text:name="9"/>... there was a third sex, which itself was divided into four categories: the male eunuch, called the ‘waterless’ because he had desiccated testes; the ‘testicle voided’, so called because he had been castrated; the hermaphrodite; and the ‘not woman’, or female eunuch (which usually refers to a woman who does not menstruate). Those who were more feminine (whether males or females) wore false breasts and imitated the voice, gestures, dress, delicacy, and timidity of women. All these categories of persons had the function of providing alternative techniques of sexual gratification, some of which are mentioned in the classical Hindu sex manual, the <text:span text:style-name="T2">Kāmasūtra</text:span>.</text:p>
      <text:p text:style-name="P7"/>
      <text:p text:style-name="P7">This shows that at that time the ‘third sex’, the <text:span text:style-name="T2">napuṁsakas</text:span>, were not only defined by their primary sexual characteristics that made them neither completely ‘male’ or ‘female’, but they were also prescribed gender characteristics like dress and behavior as well as a certain religious sexual role in society. I have been unable to identify the Sanskrit words that the four categories mentioned refer to, but it seems likely <text:soft-page-break/>they represent at least the <text:span text:style-name="T2">paṇḍaka</text:span>, the <text:span text:style-name="T2">klība </text:span>or <text:span text:style-name="T2">ṣaṇḍha </text:span>and possibly the female <text:span text:style-name="T2">paṇḍaka</text:span>. The <text:span text:style-name="T2">Kāmasūtra </text:span>itself only uses the word <text:span text:style-name="T2">tṛtīyāprakṛtī </text:span>which literally means ‘third sex’<text:note text:id="ftn31" text:note-class="footnote"><text:note-citation>31</text:note-citation><text:note-body><text:p text:style-name="P7"><text:tab/>At the beginning of the Common Era the term <text:span text:style-name="T2">tṛtīyāprakṛtī </text:span>was introduced, possibly among the schools of traditional medicine, to indicate a true ‘third sex’. This term is usually used as a synonym for <text:span text:style-name="T2">napuṁsaka </text:span>and only appears in a few times in the later Brahmanic Sastra collections (See <text:a xlink:type="simple" xlink:href="../YellowGates.html#59" text:style-name="Internet_20_link" text:visited-style-name="Visited_20_Internet_20_Link">Zwilling and Sweet </text:a>[<text:a xlink:type="simple" xlink:href="../YellowGates.html#59" text:style-name="Internet_20_link" text:visited-style-name="Visited_20_Internet_20_Link">1996</text:a>] page 362). The Pali equivalent of the word is <text:span text:style-name="T2">tatiya pakati</text:span>, which appears a few times in later Buddhist <text:span text:style-name="T2">Abhidhamma </text:span>sub-commentaries.</text:p></text:note-body></text:note>. The characteristics of the ‘hermaphrodite’ and which Sanskrit term is used here remains unclear. I will discuss this in the next chapters.</text:p>
      <text:p text:style-name="P17"/>
      <text:h text:style-name="Heading_20_3" text:outline-level="3">2.2. Sex and Gender in the Jain Order</text:h>
      <text:p text:style-name="P9"/>
      <text:p text:style-name="P19">Just like in Buddhism, the Jain Order had a strong interest in controlling the sexuality of its monastics. Jain monastics practiced celibacy<text:note text:id="ftn32" text:note-class="footnote"><text:note-citation>32</text:note-citation><text:note-body><text:p text:style-name="P7"><text:tab/>Celibacy is the state of voluntarily being unmarried, sexually abstinent, or both, usually for religious reasons. In this paper I will use the word in the meaning of sexually abstinent.</text:p></text:note-body></text:note>, and the monks were mostly naked ascetics. The prestige and power of the Order depended to a large extend on public opinion and therefore on the purity of their behavior, as well as their external appearance. The ‘third sex’ was therefore the subject of a very lengthy debate within the Order.</text:p>
      <text:p text:style-name="P19">In addition to these practical considerations, there was also a debate within the Jain community as to whether women can attain spiritual liberation because the monks felt it was improper for them to go naked. Eventually it was this dispute that led to the schism between the two major Jain Orders<text:note text:id="ftn33" text:note-class="footnote"><text:note-citation>33</text:note-citation><text:note-body><text:p text:style-name="P8"><text:tab/>See Paul <text:a xlink:type="simple" xlink:href="../YellowGates.html#57" text:style-name="Internet_20_link" text:visited-style-name="Visited_20_Internet_20_Link">Dudas [2002</text:a>] for an extensive account of the schism. The two main sects of Jainism, the <text:span text:style-name="T2">Digambara </text:span>and the <text:span text:style-name="T2">Śvētāmbara </text:span>sects, likely started forming about the 3rd Century BCE and the schism was complete by about the 5th Century CE.</text:p></text:note-body></text:note>. This controversy hinged on the identification of the signs to designate somebody as a woman, which logically also led to the examination of what is male, and ‘neither male nor female’.</text:p>
      <text:p text:style-name="P19"><text:bookmark text:name="10"/>The speculations and discussions that followed focused on the characteristics necessary to identify a person as belonging to one of the three groups. The <text:span text:style-name="T2">paṇḍaka</text:span>, <text:span text:style-name="T2">klība </text:span>and <text:span text:style-name="T2">keśavan </text:span>(long-haired male)<text:note text:id="ftn34" text:note-class="footnote"><text:note-citation>34</text:note-citation><text:note-body><text:p text:style-name="P9"><text:tab/>Apparently long hair was seen as a sign of a woman.</text:p></text:note-body></text:note> were recognized as males, but their gender-role nonconformity assimilated them to females, so not ‘real males’ and therefore still <text:span text:style-name="T2">napuṁsakas</text:span>.</text:p>
      <text:p text:style-name="P19">This discussion was influenced by the Brahmanical views at that time concerning the essential markers for sex/gender assignment (<text:span text:style-name="T2">liṅga</text:span>)<text:note text:id="ftn35" text:note-class="footnote"><text:note-citation>35</text:note-citation><text:note-body><text:p text:style-name="P9"><text:tab/>I will discuss the meaning of this term in more detail in chapter <text:a xlink:type="simple" xlink:href="../YellowGates.html#13" text:style-name="Internet_20_link" text:visited-style-name="Visited_20_Internet_20_Link">3.</text:a></text:p></text:note-body></text:note>. By the 3rd Century BCE two views had developed to define <text:span text:style-name="T2">liṅga</text:span>.</text:p>
      <text:list xml:id="list2683196069" text:style-name="L1">
        <text:list-item>
          <text:p text:style-name="P38">The first view went from the premise that <text:span text:style-name="T2">liṅga </text:span>was defined by what one perceived as a man, woman or neither based on the presence or absence of primary or secondary characteristics<text:note text:id="ftn36" text:note-class="footnote"><text:note-citation>36</text:note-citation><text:note-body><text:p text:style-name="P9"><text:span text:style-name="T2"><text:tab/>Mahābhāṣya </text:span>4.1.3: Q: “What is it that people see when they decide, this is a woman, this is a man, this is neither woman nor man?”, A: “That person who has breasts and long hair is a woman; that person who is hairy all over is a man; that person who is different from either when those characteristics are absent, is <text:span text:style-name="T2">napuṁsaka</text:span>.”</text:p></text:note-body></text:note>.</text:p>
        </text:list-item>
        <text:list-item>
          <text:p text:style-name="P39">The second view is that <text:span text:style-name="T2">liṅga </text:span>assignment has to do with the ability to procreate or conceive.</text:p>
        </text:list-item>
      </text:list>
      <text:p text:style-name="P11"/>
      <text:p text:style-name="P19">Both these Brahmanical views were rejected by the Jains as being inadequate to determine sex/gender. Paul <text:a xlink:type="simple" xlink:href="../YellowGates.html#57" text:style-name="Internet_20_link" text:visited-style-name="Visited_20_Internet_20_Link">Dundas [1964</text:a>] describes how the Jains developed a system to define sex/gender as a combination of sex, behavior, physical characteristics and also the underlying sexuality and feelings. The Jains came up with their own term <text:span text:style-name="T2">veda </text:span>to describe these characteristics<text:note text:id="ftn37" text:note-class="footnote"><text:note-citation>37</text:note-citation><text:note-body><text:p text:style-name="P9"><text:tab/>This move is rather remarkable because for the Brahmins <text:span text:style-name="T2">veda </text:span>meant their sacred knowledge and scriptures. But it is not unprecedented because the Jains often used existing words and gave them new meaning. In the Buddhist <text:span text:style-name="T2">Suttas </text:span>we also find instances where the Buddhists use different terms for the same things as the Jains. F.i. <text:span text:style-name="T2">Majjhima Nikāya </text:span>56 recounts a discussion between the Buddha and the Jain ascetic Tapassī in which the ascetic mentions that their leader Nigaṇṭha Nātaputta (i.e. Mahāvīra) doesn’t speak in terms of ‘deeds’, like the Buddha, but uses the term ‘rods’. See also <text:a xlink:type="simple" xlink:href="../YellowGates.html#59" text:style-name="Internet_20_link" text:visited-style-name="Visited_20_Internet_20_Link">Zwilling and Sweet [1996</text:a>] note 34.</text:p></text:note-body></text:note>. This conception of sexuality most likely predates the schism between the two major Jain sects but was not part of the earliest Jain doctrine. This concept appears frequently in the later canonical Jain texts but is also mentioned once in the early Jain literature where male sexuality is explained as sexual desire for women and female sexuality is explained as sexual desire for men<text:note text:id="ftn38" text:note-class="footnote"><text:note-citation>38</text:note-citation><text:note-body><text:p text:style-name="P9"><text:tab/>See <text:span text:style-name="T2">Viyāha </text:span>2.5.1.</text:p></text:note-body></text:note>. The sexuality of the <text:span text:style-name="T2">napuṁsaka </text:span>is not clearly defined in the earlier texts but is seen as a threat to the chastity of monks<text:note text:id="ftn39" text:note-class="footnote"><text:note-citation>39</text:note-citation><text:note-body><text:p text:style-name="P10"><text:tab/>See <text:span text:style-name="T2">Ācārāṅga Sūtra </text:span>(English translation by <text:a xlink:type="simple" xlink:href="../YellowGates.html#58" text:style-name="Internet_20_link" text:visited-style-name="Visited_20_Internet_20_Link">Jacobi [2008</text:a>]) p.220: monks are warned that a danger of drunkenness is seduction by a woman or a <text:span text:style-name="T2">klība</text:span>. Page 285: sleeping places frequented by women or <text:span text:style-name="T2">paṇḍakas </text:span>are to be avoided.</text:p></text:note-body></text:note>.</text:p>
      <text:p text:style-name="P19">Zwilling and Sweet<text:note text:id="ftn40" text:note-class="footnote"><text:note-citation>40</text:note-citation><text:note-body><text:p text:style-name="P10"><text:tab/><text:a xlink:type="simple" xlink:href="../YellowGates.html#59" text:style-name="Internet_20_link" text:visited-style-name="Visited_20_Internet_20_Link">Zwilling and Sweet [1996] </text:a>page 368.</text:p></text:note-body></text:note> mention:</text:p>
      <text:p text:style-name="P11"/>
      <text:p text:style-name="P33">... we may infer that sexual desire for a man forms at least one aspect of third-sex sexuality. In a set of similes descriptive of the relative intensities<text:bookmark text:name="11"/> of the sexualities of the three sexes, that of the third sex is viewed as most intense of all: a woman’s <text:span text:style-name="T2">veda </text:span>is compared to a dung fire, a man’s to a forest fire, but the third sex’s is compared to a burning city. Thus third-sex persons are not only sexual persons, but hyperlibidinous ones at that.</text:p>
      <text:p text:style-name="P11"/>
      <text:p text:style-name="P19">The word <text:span text:style-name="T2">napuṁsaka </text:span>has been the subject of much debate within the Jain Order, resulting over time in changes in meaning and use and the definition of sub-categories. The word in the canonical texts seems to have referred only to males who were cross-dressing and had a female gender-expression, who are identified by the way they dress, their behavior and sexual orientation. Because they looked like a <text:soft-page-break/>woman, they were also assumed to have sexual desire for men. Because of this characterization, the <text:span text:style-name="T2">napuṁsaka </text:span>can also be an object of lust for celibate monks and this would have been seen as problematic for ordination as a male monastic. Part of the discussion was also fuelled by the nakedness of the Jain monks and therefore their physical male appearance as well as their behavior. As celibate monks, same-sex relations and the possibility of same-sex attraction were issues. The public perception, and the fear thereof, was of utmost importance for the livelihood of the Jain Order.</text:p>
      <text:p text:style-name="P19">We also see a shift in the discussion over time regarding the abilities of a <text:span text:style-name="T2">napuṁsaka</text:span>, or at least some sub-categories thereof, to attain enlightenment or to ordain. The <text:span text:style-name="T2">Śvētāmbara </text:span>in their later <text:span text:style-name="T2">Bhāgavatī Sūtra</text:span><text:span text:style-name="T2"><text:note text:id="ftn41" text:note-class="footnote"><text:note-citation>41</text:note-citation><text:note-body><text:p text:style-name="P11"><text:span text:style-name="T2"><text:tab/>Bhāgavatī Sūtra </text:span>4.1–2.</text:p></text:note-body></text:note></text:span><text:span text:style-name="T2"> </text:span>even define a fourth type, namely the <text:span text:style-name="T2">puruṣanapuṁsaka </text:span>(male <text:span text:style-name="T2">napuṁsaka</text:span>, possibly a <text:span text:style-name="T2">napuṁsaka </text:span>who appeared the same as other men)<text:note text:id="ftn42" text:note-class="footnote"><text:note-citation>42</text:note-citation><text:note-body><text:p text:style-name="P11"><text:tab/>See <text:a xlink:type="simple" xlink:href="../YellowGates.html#59" text:style-name="Internet_20_link" text:visited-style-name="Visited_20_Internet_20_Link">Zwilling and Sweet [1996</text:a>] for more details.</text:p></text:note-body></text:note>. Lacking any of the external characteristics of a <text:span text:style-name="T2">napuṁsaka</text:span>, the only characteristic left to define them as such must have been their sexuality (i.e. attraction to men).</text:p>
      <text:p text:style-name="P19">During the period of the commentarial literature the sexuality of the <text:span text:style-name="T2">napuṁsaka </text:span>was redefined as being of a more bisexual orientation. Leonard Zwilling and Michael Sweet<text:note text:id="ftn43" text:note-class="footnote"><text:note-citation>43</text:note-citation><text:note-body><text:p text:style-name="P11"><text:tab/><text:a xlink:type="simple" xlink:href="../YellowGates.html#59" text:style-name="Internet_20_link" text:visited-style-name="Visited_20_Internet_20_Link">Zwilling and Sweet </text:a>[<text:a xlink:type="simple" xlink:href="../YellowGates.html#59" text:style-name="Internet_20_link" text:visited-style-name="Visited_20_Internet_20_Link">1996</text:a>] pages 371–374.</text:p></text:note-body></text:note> believe that this new definition was not so much driven by actual observations of the behavior of <text:span text:style-name="T2">napuṁsakas </text:span>but rather by theoretical discussion. This bisexual orientation was not conceived of as a separate orientation, but as possessing the sexuality of <text:span text:style-name="T1">both </text:span>males and females. This is a change from the canonical literature, where the sexuality of a <text:span text:style-name="T2">napuṁsaka </text:span>was characterized as female only.</text:p>
      <text:p text:style-name="P19">During the period in which the commentarial literature was established the terms male and female <text:span text:style-name="T2">napuṁsaka </text:span>were redefined further. The female <text:span text:style-name="T2">napuṁsaka </text:span>was the old category defined in the Canon of which the <text:span text:style-name="T2">klība </text:span>and <text:span text:style-name="T2">paṇḍaka </text:span>are sub-categories, and the male <text:span text:style-name="T2">napuṁsaka </text:span>was the aforementioned <text:span text:style-name="T2">puruṣanapuṁsaka</text:span>. The female <text:span text:style-name="T2">napuṁsaka </text:span>seems to act as a female partner only (i.e. be acted upon), while the male <text:span text:style-name="T2">napuṁsaka </text:span>acts in both ways. So here male and female sexuality are no longer just defined as the sexual desire to have sex with a female and male respectively, but also in terms of the role<text:bookmark text:name="12"/> taken in intercourse<text:note text:id="ftn44" text:note-class="footnote"><text:note-citation>44</text:note-citation><text:note-body><text:p text:style-name="P12"><text:span text:style-name="T2"><text:tab/>Niśītha Sūtra </text:span>3507.</text:p></text:note-body></text:note>. <text:span text:style-name="T7">T</text:span>he hyperlibidinous nature of the <text:span text:style-name="T2">napuṁsaka </text:span>was ascribed to the bisexual character of his sexuality. As we have seen above, from around the same time that the commentarial literature was established, the ‘third sex’ became identified with their religious sexual role of providing alternative techniques of sexual gratification as in the <text:span text:style-name="T2">Kāmasūtra</text:span>. It is therefore not surprising that they came to be seen as hyperlibidinous in nature.</text:p>
      <text:p text:style-name="P19">It is interesting to note that throughout this discussion the <text:span text:style-name="T2">napuṁsaka </text:span>and its subcategories always refer to males who are somehow blocked in terms of exercising their male sexuality in one way or another owing to their performance of some unvirtuous act (<text:span text:style-name="T2">karma</text:span>) in a previous life. Females who did not conform to gender-expectations were not considered in the class of <text:span text:style-name="T2">napuṁsakas </text:span>or are only very rarely mentioned, without much explanation as to their nature.</text:p>
      <text:p text:style-name="P18"/>
      <text:h text:style-name="Heading_20_3" text:outline-level="3">2.3. Jain Monastic Ordination</text:h>
      <text:p text:style-name="P18"/>
      <text:p text:style-name="P19">In the formative years of the Jain Order, the rules for ordination were still rather simple. Only the <text:span text:style-name="T2">klība</text:span>, the <text:span text:style-name="T2">paṇḍaka </text:span>and ill people were not allowed to ordain. Of the two Jain sects after the schism, the <text:span text:style-name="T2">Digambara </text:span>maintained nakedness and eligibility to ordain as a monk was quite straightforward: one had to be a man without genital defects and virile, except for when that man was overly libidinous.</text:p>
      <text:p text:style-name="P19">For the <text:span text:style-name="T2">Śvētāmbara</text:span>, who wore a cloth, the matter was far more complex and they devised an intricate system of people suitable for ordination, whereby the <text:span text:style-name="T2">napuṁsaka </text:span>was divided into sixteen types<text:note text:id="ftn45" text:note-class="footnote"><text:note-citation>45</text:note-citation><text:note-body><text:p text:style-name="P12"><text:tab/>See <text:span text:style-name="T2">Bhagavatī </text:span>5166–67.</text:p></text:note-body></text:note>. Over time, the ban against ordination of <text:span text:style-name="T2">napuṁsakas </text:span>was relaxed, first based on practical grounds like a known and well-behaved candidate, and later an exception was made for those who were able to control their sexuality. One of the main grounds why certain <text:span text:style-name="T2">napuṁsakas </text:span>were denied ordination was their perceived hyperlibidinous-ness, which would render them incapable of keeping their vows of celibacy and made them unfit to live in either the monks’ or nuns’ communities. Only ten of the sixteen were not allowed to be ordained because they were regarded as uncontrollable in their passions. Among these were the <text:soft-page-break/>original two categories of <text:span text:style-name="T2">klība </text:span>and <text:span text:style-name="T2">paṇḍaka</text:span>. The aforementioned <text:span text:style-name="T2">puruṣanapuṁsaka </text:span>was allowed to ordain, presumably because they could not potentially evoke a monk’s lust. Since external appearance was no longer a clear indication of being a <text:span text:style-name="T2">napuṁsaka</text:span>, the candidate for ordination had to be questioned.</text:p>
      <text:p text:style-name="P19">By the 17th Century CE, this rule on ordination had been nearly abolished. So we have seen a radical shift from total non-acceptance to almost total acceptance of <text:span text:style-name="T2">napuṁsakas </text:span>in the Jain Order over time<text:note text:id="ftn46" text:note-class="footnote"><text:note-citation>46</text:note-citation><text:note-body><text:p text:style-name="P12"><text:tab/><text:a xlink:type="simple" xlink:href="../YellowGates.html#59" text:style-name="Internet_20_link" text:visited-style-name="Visited_20_Internet_20_Link">Zwilling and Sweet [1996] </text:a>reference <text:span text:style-name="T2">Yuktiprabodha </text:span>in footnote 80.</text:p></text:note-body></text:note>.</text:p>
      <text:p text:style-name="P15"/>
      <text:h text:style-name="Heading_20_2" text:outline-level="2"><text:bookmark text:name="13"/>3. Liṅga and the Dispute about Women’s Ordination</text:h>
      <text:p text:style-name="P13"/>
      <text:p text:style-name="P19">As we have touched upon in the context of the developments in the Jain Order there was a lively discussion around the 3rd Century BCE on what the characteristics of sex or gender (<text:span text:style-name="T2">liṅga</text:span>) are. This controversy hinged on the identification of the signs to designate somebody as a woman, which logically also led to the examination of what is male, and ‘neither male nor female’. This was a much wider religious debate that involved both the Jain and Buddhist communities, and possibly other religious traditions as well. Bhikkhu Sujato<text:note text:id="ftn47" text:note-class="footnote"><text:note-citation>47</text:note-citation><text:note-body><text:p text:style-name="P14"><text:tab/><text:a xlink:type="simple" xlink:href="../YellowGates.html#59" text:style-name="Internet_20_link" text:visited-style-name="Visited_20_Internet_20_Link">Sujato [2009</text:a>] pages 241–242.</text:p></text:note-body></text:note> points out that these discussions were conducted by the monks, while the women themselves were notable by their absence. We have no indication that this was any different in the Jain Order. It is therefore not surprising that at the Second Buddhist Council, which was held at around the same time, rules were laid down with regards to the ordination of nuns, and most likely the ‘third sex’ category, with its perceived hyperlibidinous-ness, was also touched upon. We also find for instance various passages with regards to women’s roles in the Order that seem out of place in the Buddhist scriptures but which appear with near identical wording in the Jain texts<text:note text:id="ftn48" text:note-class="footnote"><text:note-citation>48</text:note-citation><text:note-body><text:p text:style-name="P14"><text:tab/><text:a xlink:type="simple" xlink:href="../YellowGates.html#59" text:style-name="Internet_20_link" text:visited-style-name="Visited_20_Internet_20_Link">Sujato [2009</text:a>] pages 54–55.</text:p></text:note-body></text:note> so it is clear that these two Orders influenced each other.</text:p>
      <text:p text:style-name="P19">This discussion regarding <text:span text:style-name="T2">liṅga </text:span>in the light of ordination into the Buddhist monastic Order is all the more remarkable because monks and nuns forego the usual markers of sex and gender when they put on robes and shave their heads. Giving up gendered attire is one of the distinguishing characteristics of monastic life. In the Jain Order this discussion made more sense<text:note text:id="ftn49" text:note-class="footnote"><text:note-citation>49</text:note-citation><text:note-body><text:p text:style-name="P14"><text:tab/><text:a xlink:type="simple" xlink:href="../YellowGates.html#58" text:style-name="Internet_20_link" text:visited-style-name="Visited_20_Internet_20_Link">Maes </text:a>[<text:a xlink:type="simple" xlink:href="../YellowGates.html#58" text:style-name="Internet_20_link" text:visited-style-name="Visited_20_Internet_20_Link">2016b] </text:a>pages 11–17 points out that the Jains’ nakedness was one of the primary distinctive marks that set them aside from Buddhist monastics. The wearing of a bowl and robe was an important part of the Buddhist identity and is also referred to with the term <text:span text:style-name="T2">liṅga</text:span>.</text:p></text:note-body></text:note>. The Jains were naked ascetics and therefore the physical marks of sex could not so easily be given up. The female monastics needed to wear a cloth to cover their bodies while the males could go naked. This was a very important point for the Jains because this difference also meant that as females could not let go of all earthly possessions they could also not reach enlightenment. This was one of the main points of dispute between what became the two sects in Jainism.</text:p>
      <text:p text:style-name="P20">The original meaning of the term <text:span text:style-name="T2">liṅga </text:span>before this dispute was ‘characteristic mark or sign’<text:note text:id="ftn50" text:note-class="footnote"><text:note-citation>50</text:note-citation><text:note-body><text:p text:style-name="P14"><text:span text:style-name="T2"><text:tab/>Nirukta </text:span>1.17.</text:p></text:note-body></text:note>, but during this dispute the term was refined and the different Orders developed different opinions about the characteristics of ‘male’ and ‘female’. Bee Scherer<text:note text:id="ftn51" text:note-class="footnote"><text:note-citation>51</text:note-citation><text:note-body><text:p text:style-name="P14"><text:tab/><text:a xlink:type="simple" xlink:href="../YellowGates.html#59" text:style-name="Internet_20_link" text:visited-style-name="Visited_20_Internet_20_Link">Scherer [2006</text:a>] page 68.</text:p></text:note-body></text:note> takes the term <text:span text:style-name="T2">liṅga </text:span>as a reference to the ‘secondary sex organs’ and other characteristics of gender difference, which also include behavioral differences so the term can be used to denote both biological sex and some aspects of the expression of gender-identity as we define it<text:bookmark text:name="14"/> today. They base this conclusion on the work of Buddhaghosa<text:note text:id="ftn52" text:note-class="footnote"><text:note-citation>52</text:note-citation><text:note-body><text:p text:style-name="P21"><text:tab/>Buddhaghosa lived in the 5th Century CE. He was a commentator, translator and philosopher. He worked in the Great Monastery (Mahāvihāra) at Anurādhapura, Sri Lanka. He is also the main author of the <text:span text:style-name="T2">Samantapāsādikā </text:span>commentary as well as many other works. He is generally recognized as the most important philosopher and commentator of the <text:span text:style-name="T2">Theravāda </text:span>Canon. His best-known work is the <text:span text:style-name="T2">Visuddhimagga </text:span>(‘Path of Purification’), a comprehensive summary of older Sinhala commentaries on <text:span text:style-name="T2">Theravāda </text:span>teachings and practices.</text:p></text:note-body></text:note>, who listed the secondary characteristics of the male and female, which included beards and mustaches, motherly instincts, way of walking, etc. The fact that next to male and female characteristics we also have the term <text:span text:style-name="T2">napuṁsakaliṅga </text:span>makes it indeed very unlikely that this would denote primary sex characteristics only. The term is also used in for instance <text:span text:style-name="T2">bhikkhuliṅga</text:span>, <text:span text:style-name="T2">gihiliṅga </text:span>and <text:span text:style-name="T2">hatthiliṅga</text:span>, which are defined as the distinctive marks or character of a monk, householder and elephant respectively.</text:p>
      <text:p text:style-name="P20">The Brahmanical <text:span text:style-name="T2">Mahābhāṣya</text:span><text:span text:style-name="T2"><text:note text:id="ftn53" text:note-class="footnote"><text:note-citation>53</text:note-citation><text:note-body><text:p text:style-name="P21"><text:span text:style-name="T2"><text:tab/>Mahābhāṣya </text:span>4.1.3. “What is it that people see when they decide, this is a woman, this is a man, <text:span text:style-name="T8">t</text:span>his is neither woman nor man?”</text:p></text:note-body></text:note></text:span><text:span text:style-name="T2"> </text:span>makes it clear that the term <text:span text:style-name="T2">liṅga </text:span>refers to the sex/gender of a person as perceived by those who behold them and that this can refer to sexual characteristics, dress, hair and behavior. This view is confirmed in the Buddhist <text:span text:style-name="T2">Abhidharmakośa</text:span><text:span text:style-name="T2"><text:note text:id="ftn54" text:note-class="footnote"><text:note-citation>54</text:note-citation><text:note-body><text:p text:style-name="P21"><text:span text:style-name="T2"><text:tab/>Abhidharmakośa </text:span>IV.14 c. using the word <text:span text:style-name="T2">vyañjana </text:span>as a synonym for <text:span text:style-name="T2">liṅga</text:span>.</text:p></text:note-body></text:note></text:span>, <text:span text:style-name="T9">a</text:span>nd the <text:span text:style-name="T2">Samantapāsādikā </text:span>commentary<text:note text:id="ftn55" text:note-class="footnote"><text:note-citation>55</text:note-citation><text:note-body><text:p text:style-name="P21"><text:tab/>See <text:a xlink:type="simple" xlink:href="../YellowGates.html#57" text:style-name="Internet_20_link" text:visited-style-name="Visited_20_Internet_20_Link">Anderson [2016a] </text:a>pages 237–240 for an English translation of the passage on change of <text:span text:style-name="T2">liṅga</text:span> in a monastic. The <text:span text:style-name="T2">Samantapāsādikā </text:span>is a translation of Sinhala commentaries into Pali by Bhikkhu Buddhaghosa and possibly others in the 5th Century CE. It was based on the <text:span text:style-name="T2">Mahāpaccariya </text:span>and the <text:span text:style-name="T2">Kurundī Atthakathā</text:span>. See <text:a xlink:type="simple" xlink:href="../YellowGates.html#58" text:style-name="Internet_20_link" text:visited-style-name="Visited_20_Internet_20_Link">Goonesekere </text:a>[<text:a xlink:type="simple" xlink:href="../YellowGates.html#58" text:style-name="Internet_20_link" text:visited-style-name="Visited_20_Internet_20_Link">2008</text:a>] for details on <text:span text:style-name="T2">Theravāda </text:span>commentaries.</text:p></text:note-body></text:note> and elsewhere. There is no indication that the Buddhists agreed with the Jains on the inclusion of underlying sexuality and sexual feelings in the definition of <text:span text:style-name="T2">liṅga</text:span><text:span text:style-name="T2"><text:note text:id="ftn56" text:note-class="footnote"><text:note-citation>56</text:note-citation><text:note-body><text:p text:style-name="P21"><text:tab/>The Jains also defined the sexual desire for the male body as part of the female characteristics and vice versa.</text:p></text:note-body></text:note></text:span>, nor that our modern definition of gender as a personal identification based on an internal awareness was part of it.</text:p>
      <text:p text:style-name="P21">There are several other words that are used as synonyms for <text:span text:style-name="T2">liṅga </text:span>in the Pali and Sanskrit texts. These are <text:soft-page-break/><text:span text:style-name="T2">nimitta </text:span>and <text:span text:style-name="T2">byañjana </text:span>(Skt. <text:span text:style-name="T2">vyañjana</text:span>). Both of these words have a much more general meaning of ‘sign’ or ‘mark’ but are also used in relation to sex and gender in various places. In Appendix B, Section B.2, I have charted the occurrences of these words throughout the Pali and Sanskrit texts. I have done the same for their Chinese equivalents ‘root/faculty’ (根) and ‘shape’ (形). In order to get an idea as to the frequency in which these words are used in relation to sex/gender characteristics as opposed to general characteristics I have used the prefixes <text:span text:style-name="T2">itthi </text:span>(‘female’ Skt. <text:span text:style-name="T2">strī</text:span>, Chn. 女) and <text:span text:style-name="T2">purisa </text:span>(‘male’ Skt. <text:span text:style-name="T2">puruṣa</text:span>, Chn. 男). This is not an exact method and we cannot draw definite conclusions from it but it gives an idea of the way in which these words are used in the texts.</text:p>
      <text:p text:style-name="P21">In the Pali texts the words <text:span text:style-name="T2">itthiliṅga </text:span>and <text:span text:style-name="T2">purisaliṅga </text:span>are the only ones used in the <text:span text:style-name="T2">Suttas </text:span>and <text:span text:style-name="T2">Vinaya </text:span>to denote sex/gender characteristics. There is one occurance of the word <text:span text:style-name="T2">purisabyañjana </text:span>in the <text:span text:style-name="T2">Bhikkhunikkhandhaka</text:span>, but this is very likely a later addition<text:note text:id="ftn57" text:note-class="footnote"><text:note-citation>57</text:note-citation><text:note-body><text:p text:style-name="P21"><text:tab/>See chapter <text:a xlink:type="simple" xlink:href="../YellowGates.html#32" text:style-name="Internet_20_link" text:visited-style-name="Visited_20_Internet_20_Link">6. </text:a>The fact that this word is further only used in the later commentaries seems to <text:span text:style-name="T9">confirm its lateness.</text:span></text:p></text:note-body></text:note>.</text:p>
      <text:p text:style-name="P21"><text:bookmark text:name="15"/>The words <text:span text:style-name="T2">itthinimitta </text:span>and <text:span text:style-name="T2">purisanimitta </text:span>appear in the <text:span text:style-name="T2">Abhidhamma </text:span>and all six words are used in the commentaries. It seems therefore likely that the use of these alternative words to denote sex/gender characteristics is a later development. Especially the word for ‘female characteristics’ <text:span text:style-name="T2">itthiliṅga </text:span>becomes very prominent over time. We also see that in the <text:span text:style-name="T2">Abhidhamma </text:span>the word <text:span text:style-name="T2">liṅga </text:span>is used exclusively to denote sex-characteristics. In the <text:span text:style-name="T2">Vinaya </text:span>the word <text:span text:style-name="T2">byañjana </text:span>is used mostly to denote sex/gender characteristics but also appears a few times in the meaning of ‘curry’. In the other collections both these words are used relatively little to denote sex/gender characteristics.</text:p>
      <text:p text:style-name="P21">In the Sanskrit texts we see a very different picture. Again, in the <text:span text:style-name="T2">Vinayas </text:span>only the words <text:span text:style-name="T2">strīliṅga </text:span>and <text:span text:style-name="T2">puruṣaliṅga </text:span>are used to denote sex/gender characteristics, but for the other Buddhist texts the result is rather garbled which is especially shown in the chart of the relative number of words (see Appendix B.2, Figure <text:a xlink:type="simple" xlink:href="../YellowGates.html#52" text:style-name="Internet_20_link" text:visited-style-name="Visited_20_Internet_20_Link">14</text:a>). This is mostly due to the fact that the Sanskrit texts, unlike the Pali, are not shown in order of approximate lateness and the collections from which the data are drawn are not complete. In all the collections both words <text:span text:style-name="T2">liṅga </text:span>and <text:span text:style-name="T2">vyañjana </text:span>are used relatively little to denote sex/gender characteristics. The most interesting feature here is that the words denoting ‘female characteristics’ are used far more than the words for ‘male characteristics’ especially in the Vedic/Brahmanical texts. Just like in the Pali we see a growing prominence of the word <text:span text:style-name="T2">strīliṅga</text:span>, which becomes most important in the later <text:span text:style-name="T2">Śāstra </text:span>collections. This could point to an increasing interest over time as to the question of what the characteristics of a ‘woman’ are in ancient Indian society and to a later pre-occupation with sex and gender that is not found in earlier times.</text:p>
      <text:p text:style-name="P21">In the charts for the Chinese texts we see that the words for male and female ‘root/faculty’ (根) are most prominent in the <text:span text:style-name="T2">Abhidhamma</text:span><text:span text:style-name="T2"><text:note text:id="ftn58" text:note-class="footnote"><text:note-citation>58</text:note-citation><text:note-body><text:p text:style-name="P21"><text:tab/>T26–T29. For a description of the sections in the Taishō Canon see <text:a xlink:type="simple" xlink:href="https://en.wikipedia.org/wiki/Taishō_Tripiṭaka" text:style-name="Internet_20_link" text:visited-style-name="Visited_20_Internet_20_Link">wikipedia.org</text:a>.</text:p></text:note-body></text:note></text:span><text:span text:style-name="T2"> </text:span>as well as the <text:span text:style-name="T2">Vinaya</text:span><text:span text:style-name="T2"><text:note text:id="ftn59" text:note-class="footnote"><text:note-citation>59</text:note-citation><text:note-body><text:p text:style-name="P21"><text:tab/>T22–T24.</text:p></text:note-body></text:note></text:span><text:span text:style-name="T2"> </text:span>and slightly less in the later sub-commentaries<text:note text:id="ftn60" text:note-class="footnote"><text:note-citation>60</text:note-citation><text:note-body><text:p text:style-name="P21"><text:tab/>T40–T44.</text:p></text:note-body></text:note>. In the <text:span text:style-name="T2">Tantra </text:span>collections<text:note text:id="ftn61" text:note-class="footnote"><text:note-citation>61</text:note-citation><text:note-body><text:p text:style-name="P21"><text:tab/>T18–T21.</text:p></text:note-body></text:note> however, the word for ‘female shape’ (女形), is far more prominent than its male counterpart. In all collections both words ‘root/faculty’ (根) and ‘shape’ (形) are used relatively little to denote sex/gender characteristics and are used more in other meanings.</text:p>
      <text:p text:style-name="P21">To summarize, it is unclear what the word <text:span text:style-name="T2">liṅga </text:span>refers to exactly in relation to sex and gender. It is certain that it does not relate merely to primary sex characteristics and most likely refers to secondary characteristics that also include behavior, dress, hair, etc. The words <text:span text:style-name="T2">byañjana </text:span>and <text:span text:style-name="T2">nimitta </text:span>seem to be used mainly in the later texts in relation to sex/gender and I treat them in this paper as synomyms of <text:span text:style-name="T2">liṅga </text:span>but there might be more subtle differences. At least in the case of the <text:span text:style-name="T2">ubhatobyañjanaka </text:span>there seems to be more of an emphasis on primary sexual characteristics as I will discuss in chapter 5.</text:p>
      <text:p text:style-name="P19"><text:bookmark text:name="16"/>In the next chapters I will discuss the terms <text:span text:style-name="T2">paṇḍaka </text:span>and <text:span text:style-name="T2">ubhatobyañjanaka </text:span>in the Buddhist texts as well as terms relating to sex and gender as they occur in the <text:span text:style-name="T2">Bhikkhunikkhandhaka</text:span>. A listing of the occurrences of the most common terms pertaining to sex and gender in Chinese texts is given in Appendix <text:a xlink:type="simple" xlink:href="../YellowGates.html#42" text:style-name="Internet_20_link" text:visited-style-name="Visited_20_Internet_20_Link">A</text:a>.</text:p>
      <text:p text:style-name="P19"/>
      <text:h text:style-name="Heading_20_2" text:outline-level="2"><text:soft-page-break/>4. The Paṇḍaka</text:h>
      <text:h text:style-name="Heading_20_3" text:outline-level="3">4.1. The Paṇḍaka in the Pali Vinaya</text:h>
      <text:p text:style-name="P40"/>
      <text:p text:style-name="P21">In the <text:span text:style-name="T2">Theravāda Vinaya </text:span>the term <text:span text:style-name="T2">paṇḍaka </text:span>is mainly used in the context of individuals a monastic should not have sexual relations with or as a form of insult. The rule regarding the ordination of <text:span text:style-name="T2">paṇḍakas </text:span>is laid down in <text:span text:style-name="T2">Khandhaka </text:span>1<text:note text:id="ftn62" text:note-class="footnote"><text:note-citation>62</text:note-citation><text:note-body><text:p text:style-name="P22"><text:span text:style-name="T2"><text:tab/>Khandhaka </text:span>1 <text:span text:style-name="T2">Pabbajjā </text:span>PTS vol 1 pages 85–86.</text:p></text:note-body></text:note> and reads as follows<text:note text:id="ftn63" text:note-class="footnote"><text:note-citation>63</text:note-citation><text:note-body><text:p text:style-name="P22"><text:tab/>Translation by Ajahn Brahmali.</text:p></text:note-body></text:note>:</text:p>
      <text:p text:style-name="P43"/>
      <text:p text:style-name="P34"><text:span text:style-name="T2">Tena kho pana samayena aññataro paṇḍako bhikkhūsu pabbajito hoti. So dahare dahare bhikkhū upasaṅkamitvā evaṁ vadeti</text:span>—“<text:span text:style-name="T2">etha, maṁ āyasmanto dūsethā”ti. Bhikkhū apasādenti</text:span>—“<text:span text:style-name="T2">nassa, paṇḍaka, vinassa, paṇḍaka, ko tayā attho”ti. So bhikkhūhi apasādito mahante mahante moḷigalle sāmaṇere upasaṅkamitvā evaṁ vadeti</text:span>—“<text:span text:style-name="T2">etha, maṁ āvuso dūsethā”ti. Sāmaṇerā apasādenti</text:span>—“<text:span text:style-name="T2">nassa, paṇḍaka, vinassa, paṇḍaka, ko tayā attho”ti. So sāmaṇerehi apasādito hatthibhaṇḍe assabhaṇḍe upasaṅkamitvā evaṁ vadeti</text:span>—“<text:span text:style-name="T2">etha, maṁ āvuso dūsethā”ti. Hatthibhaṇḍā assabhaṇḍā dūsesuṁ. Te ujjhāyanti khiyyanti vipācenti</text:span>—“<text:span text:style-name="T2">paṇḍakā ime samaṇā sakyaputtiyā. Yepi imesaṁ na paṇḍakā, tepi ime paṇḍake dūsenti. Evaṁ ime sabbeva abrahmacārino”ti. Assosuṁ kho bhikkhū tesaṁ hatthibhaṇḍānaṁ assabhaṇḍānaṁ ujjhāyantānaṁ khiyyantānaṁ vipācentānaṁ. Atha kho te bhikkhū bhagavato etamatthaṁ ārocesuṁ. “Paṇḍako, bhikkhave, anupasampanno na upasampādetabbo, upasampanno nāsetabbo”ti.</text:span></text:p>
      <text:p text:style-name="P43"/>
      <text:p text:style-name="P34">At one time a certain <text:span text:style-name="T2">paṇḍaka </text:span>had gone forth as a monk. He approached the young monks and said, “Venerables, come and have sex with me.” The monks dismissed him, “Go away, <text:span text:style-name="T2">paṇḍaka</text:span>. Who wants you?”</text:p>
      <text:p text:style-name="P34">He went to the big and fat novices, said the same thing, and got the same response. He then went to the elephant keepers and horse keepers, and once again he said the same thing. And they had sex with him. They complained and criticized them, “These Sakyan ascetics are <text:span text:style-name="T2">paṇḍakas</text:span>. And those who are not have sex with them. None of them is celibate.”</text:p>
      <text:p text:style-name="P34"><text:bookmark text:name="17"/>The monks heard their complaints. They told the Buddha and he said, “A <text:span text:style-name="T2">paṇḍaka </text:span>should not be given the full ordination. If it has been given, he should be expelled.”</text:p>
      <text:p text:style-name="P21"/>
      <text:p text:style-name="P22">There are a couple of interesting things to note about this passage. First of all, the <text:span text:style-name="T2">paṇḍaka </text:span>in question was already ordained at the time of this incident. The rule against ordination of <text:span text:style-name="T2">paṇḍakas </text:span>clearly mentions that full ordination of these individuals, the <text:span text:style-name="T2">upasampadā</text:span>, is not allowed. This really only makes sense if we understand the word <text:span text:style-name="T2">pabbajjā </text:span>(translated by Ajahn Brahmali as ‘gone forth’) here to be equivalent to <text:span text:style-name="T2">upasampadā</text:span>. In fact this equivalence between <text:span text:style-name="T2">pabbajjā </text:span>and <text:span text:style-name="T2">upasampadā </text:span>is what we find throughout the earliest <text:span text:style-name="T2">Vinaya</text:span>, and indeed the <text:span text:style-name="T2">Suttas</text:span><text:span text:style-name="T2"><text:note text:id="ftn64" text:note-class="footnote"><text:note-citation>64</text:note-citation><text:note-body><text:p text:style-name="P22"><text:tab/>The <text:span text:style-name="T2">sāmaṇeras/īs </text:span>are barely mentioned in the <text:span text:style-name="T2">Suttas</text:span>. Instead we find the figure of the <text:span text:style-name="T2">samaṇuddesa</text:span>, ‘one designated as a <text:span text:style-name="T2">samaṇa</text:span>’, who seems to have had a looser aﬀiliation with the <text:span text:style-name="T2">Saṅgha</text:span>, that is, no proper ordination. The commentaries gloss them as <text:span text:style-name="T2">sāmaṇeras</text:span>, but this might be an oversimplification. More likely they were a kind of precursor to the more formal status of novice. It seems likely that such people merely put on robes, and then lived with a loose connection to a particular community of ascetics, in which case their sex and gender would have been a non-issue. I would argue it is natural to see novices proper in the same way. But the <text:span text:style-name="T2">samaṇuddesa </text:span>remains obscure.</text:p></text:note-body></text:note></text:span>. In any case, the rule itself is clearly limited to <text:span text:style-name="T2">upasampadā </text:span>(full ordination) and novice ordination seems to be allowed.</text:p>
      <text:p text:style-name="P22">The <text:span text:style-name="T2">Theravāda </text:span>commentary, both in regards to the <text:span text:style-name="T2">paṇḍaka </text:span>and the <text:span text:style-name="T2">ubhatobyañjanaka</text:span>, differs from the <text:span text:style-name="T2">Vinaya </text:span>in making a distinction between <text:span text:style-name="T2">pabbajjā </text:span>(in the meaning of novice ordination) and <text:span text:style-name="T2">upasampadā </text:span>(full ordination) and does not allow either.</text:p>
      <text:p text:style-name="P22">We would expect that the <text:span text:style-name="T2">paṇḍaka </text:span>(and the same counts for the <text:span text:style-name="T2">ubhatobyañjanaka</text:span>) in this story would be expelled from the Order on the grounds of breaking the first rule of conduct in the <text:span text:style-name="T2">pāṭimokkha</text:span>, namely the rule against sexual intercourse (<text:span text:style-name="T2">pārājika </text:span>1<text:note text:id="ftn65" text:note-class="footnote"><text:note-citation>65</text:note-citation><text:note-body><text:p text:style-name="P22"><text:tab/>PTS vol. 3 page 1.</text:p></text:note-body></text:note>). This is the very first rule that was laid down by the Buddha. Instead, not only is he expelled but also all others who are judged to be a <text:span text:style-name="T2">paṇḍaka</text:span>, even if those others were examplary monks themselves. Brenna Artinger<text:note text:id="ftn66" text:note-class="footnote"><text:note-citation>66</text:note-citation><text:note-body><text:p text:style-name="P22"><text:tab/><text:a xlink:type="simple" xlink:href="../YellowGates.html#57" text:style-name="Internet_20_link" text:visited-style-name="Visited_20_Internet_20_Link">Artinger </text:a>[<text:a xlink:type="simple" xlink:href="../YellowGates.html#57" text:style-name="Internet_20_link" text:visited-style-name="Visited_20_Internet_20_Link">2020] </text:a>page 21.</text:p></text:note-body></text:note> points out that there seems to be the perception (or prejudice) of a fundamental mental flaw in <text:span text:style-name="T2">paṇḍakas </text:span>that makes them especially troublesome and unable to remain celibate. The promiscuous nature of the <text:span text:style-name="T2">paṇḍaka </text:span>would harm the whole <text:span text:style-name="T2">Saṅgha </text:span>and give it a bad name among the lay supporters on which it depends.</text:p>
      <text:p text:style-name="P23">Another interesting point is that the monks and novices that are approached by the <text:span text:style-name="T2">paṇḍaka </text:span>react in an <text:soft-page-break/>exemplary manner and send him away. It is only the elephant and horse keepers, those of a lower class, who engage in sexual relations with him. But afterwards, they still complain about it and criticize the <text:span text:style-name="T2">paṇḍaka </text:span>while they have themselves also engaged in the same act. This seems a bit odd and revolves around the stock passage “<text:span text:style-name="T2">Te ujjhāyanti khiyyanti vipācenti</text:span>” (“They complained and criticized them”) that is used throughout the <text:span text:style-name="T2">Vinaya </text:span>as a typical pattern of narration. In the majority of cases it is the <text:span text:style-name="T2">manussā </text:span>(people) who complain and criticize, after which the monks would hear about <text:bookmark text:name="18"/>it, also complain and criticize (“<text:span text:style-name="T2">Ye te bhikkhū appicchā </text:span>…<text:span text:style-name="T2">pe</text:span>…<text:span text:style-name="T2">te ujjhāyanti khiyyanti vipācenti</text:span>”) and then relate the story to the Buddha. So the word <text:span text:style-name="T2">te </text:span>(they) usually refers to the monks who criticize after they have heard it from the ‘people’. Here however the word <text:span text:style-name="T2">te </text:span>is used right after the elephant and horse keepers, seemingly referring to them. However, it would make much more sense if others would complain about this scandalous behavior rather than the elephant and horse keepers themselves. Indeed this is what we find in the same story in the <text:span text:style-name="T2">Dharmaguptaka Vinaya</text:span>, where the people (lay Buddhists) complain and criticize (時諸居士見已譏嫌言). Claire Maes<text:note text:id="ftn67" text:note-class="footnote"><text:note-citation>67</text:note-citation><text:note-body><text:p text:style-name="P24"><text:tab/><text:a xlink:type="simple" xlink:href="../YellowGates.html#58" text:style-name="Internet_20_link" text:visited-style-name="Visited_20_Internet_20_Link">Maes </text:a>[<text:a xlink:type="simple" xlink:href="../YellowGates.html#58" text:style-name="Internet_20_link" text:visited-style-name="Visited_20_Internet_20_Link">2011] </text:a>pages 98–101.</text:p></text:note-body></text:note> points out that this phrase could have been used to conceal debates that might have influenced the <text:span text:style-name="T2">Bhikkhu Saṅgha </text:span>to implement specific precepts to be in conformity with the praxes of other ascetic communities with the main purpose of placing the origin of precepts within the Buddhist Order with the Buddha himself in a leading role. She successfully demonstrates this with the Jain concept of <text:span text:style-name="T2">ekindriya jīva </text:span>(one-facultied life) and argues that this concept entered the Buddhist <text:span text:style-name="T2">Vinaya </text:span>as a result of interactions and discussions with the Jain contemporaries. I believe that the term <text:span text:style-name="T2">paṇḍaka </text:span>could also have entered the Buddhist <text:span text:style-name="T2">Vinaya </text:span>in a similar manner. As we have seen previously, the position of the <text:span text:style-name="T2">paṇḍaka </text:span>was discussed at length in the debate among the Jains.</text:p>
      <text:p text:style-name="P24">In Appendix <text:a xlink:type="simple" xlink:href="../YellowGates.html#47" text:style-name="Internet_20_link" text:visited-style-name="Visited_20_Internet_20_Link">B, </text:a>Section <text:a xlink:type="simple" xlink:href="../YellowGates.html#47" text:style-name="Internet_20_link" text:visited-style-name="Visited_20_Internet_20_Link">B.1, </text:a>I have charted the occurrences of the various words throughout the texts. This illustrates that the term <text:span text:style-name="T2">paṇḍaka </text:span>mainly occurs in the <text:span text:style-name="T2">Vinaya </text:span>and the commentaries of the Pali texts and is relatively most important in the <text:span text:style-name="T2">Vinaya</text:span>. The Sanskrit texts are not entirely organized by lateness but it is clear that the term <text:span text:style-name="T2">paṇḍaka </text:span>mainly appears in the <text:span text:style-name="T2">Vinaya </text:span>and <text:span text:style-name="T2">Śāstrapiṭaka</text:span>. The term <text:span text:style-name="T2">klība </text:span>is notable by its absence in all Buddhist texts and only appears in the Vedic and later Brahmanical texts. One explanation for this might be that the terms <text:span text:style-name="T2">klība </text:span>and <text:span text:style-name="T2">paṇḍaka </text:span>have been mixed up because their meanings were at least in part overlapping. What is also striking is that the umbrella term <text:span text:style-name="T2">napuṁsaka </text:span>only appears in the Pali commentarial texts and not in any of the earlier collections. It is however a recurrent term in the Vedic and Brahmanical texts. We also see that this term becomes more prominent in the later Anya commentaries as well as in the Brahmanical <text:span text:style-name="T2">Śāstra </text:span>collections, which points to a shift in emphasis, and possibly meaning, of this term in later times at the expense of the prominence of the term <text:span text:style-name="T2">paṇḍaka</text:span>. As these are later texts I have not looked into them in great detail and this might be an interesting topic for future studies.</text:p>
      <text:p text:style-name="P24">Considering that the word <text:span text:style-name="T2">paṇḍaka </text:span>does not appear in any of the early <text:span text:style-name="T2">Suttas</text:span>, nor in the early parts of the <text:span text:style-name="T2">Vinaya</text:span><text:span text:style-name="T2"><text:note text:id="ftn68" text:note-class="footnote"><text:note-citation>68</text:note-citation><text:note-body><text:p text:style-name="P24"><text:tab/>The word is not found in the <text:span text:style-name="T2">pātimokkhas</text:span>, the lists of rules for monastics. Next to the Pali <text:span text:style-name="T2">Vinaya</text:span>, it appears twice in the <text:span text:style-name="T2">Aṅguttara Nikāya</text:span>, but both of these occurrences only have parallels to the <text:span text:style-name="T2">Vinaya </text:span>or later texts and are most likely later additions.</text:p></text:note-body></text:note></text:span>, <text:span text:style-name="T10">t</text:span>his is an indication that the inclusion of the word in the <text:span text:style-name="T2">Vinaya </text:span>did not happen in the Buddha’s lifetime but was added later as a result of the discussions with the Brahmins and Jains, for whom <text:span text:style-name="T2">paṇḍakas </text:span>could not ordain.</text:p>
      <text:p text:style-name="P24"><text:bookmark text:name="19"/>Brenna Artinger<text:note text:id="ftn69" text:note-class="footnote"><text:note-citation>69</text:note-citation><text:note-body><text:p text:style-name="P24"><text:tab/><text:a xlink:type="simple" xlink:href="../YellowGates.html#57" text:style-name="Internet_20_link" text:visited-style-name="Visited_20_Internet_20_Link">Artinger </text:a>[<text:a xlink:type="simple" xlink:href="../YellowGates.html#57" text:style-name="Internet_20_link" text:visited-style-name="Visited_20_Internet_20_Link">2020] </text:a>pages 26–32.</text:p></text:note-body></text:note> discusses the idea found in commentarial and <text:span text:style-name="T2">Abhidhamma </text:span>texts that <text:span text:style-name="T2">paṇḍakas</text:span>, <text:span text:style-name="T2">ṣaṇḍhas </text:span>and <text:span text:style-name="T2">ubhatobyañjanakas </text:span>are unable to practice the Dhamma because due to their inherent <text:span text:style-name="T2">kamma </text:span>they do not have the capacity for cultivation of any kind. They mention that they finds the lack of examples of <text:span text:style-name="T2">paṇḍaka </text:span>and other sexual nonconforming individuals in these texts problematic and there is a lack of data from which these statements can be made. It seems to me a highly theoretical stance and it could indeed be the reason why the rule prohibiting <text:span text:style-name="T2">paṇḍakas </text:span>and the <text:span text:style-name="T2">ubhatobyañjanakas </text:span>from ordaining was included in the <text:span text:style-name="T2">Vinaya</text:span>. This would be another indication of the later origins of this clause. In his analysis of the <text:span text:style-name="T2">Bhikkhunī Vinaya </text:span>Bhikkhu Sujato<text:note text:id="ftn70" text:note-class="footnote"><text:note-citation>70</text:note-citation><text:note-body><text:p text:style-name="P24"><text:tab/><text:a xlink:type="simple" xlink:href="../YellowGates.html#59" text:style-name="Internet_20_link" text:visited-style-name="Visited_20_Internet_20_Link">Sujato [2009</text:a>] pages 211–216.</text:p></text:note-body></text:note> points out that there is indeed a strong relationship between the <text:span text:style-name="T2">Vinaya </text:span>and the later <text:span text:style-name="T2">Abhidhamma </text:span>texts.</text:p>
      <text:p text:style-name="P41"/>
      <text:h text:style-name="Heading_20_3" text:outline-level="3"><text:soft-page-break/>4.2. The Five Types of Paṇḍaka</text:h>
      <text:p text:style-name="P41"/>
      <text:p text:style-name="P24">Going beyond the <text:span text:style-name="T2">Vinaya </text:span>itself into the commentarial scriptures, we find the following explanation in the <text:span text:style-name="T2">Theravāda Samantapāsādikā </text:span>with regards to the nature of the <text:span text:style-name="T2">paṇḍaka</text:span><text:span text:style-name="T2"><text:note text:id="ftn71" text:note-class="footnote"><text:note-citation>71</text:note-citation><text:note-body><text:p text:style-name="P24"><text:span text:style-name="T2"><text:tab/>Samantapāsādikā</text:span>: Vol. V, p. 1015f. Translations/explanations as in <text:a xlink:type="simple" xlink:href="../YellowGates.html#57" text:style-name="Internet_20_link" text:visited-style-name="Visited_20_Internet_20_Link">Bomhard </text:a>[<text:a xlink:type="simple" xlink:href="../YellowGates.html#57" text:style-name="Internet_20_link" text:visited-style-name="Visited_20_Internet_20_Link">2016], </text:a><text:a xlink:type="simple" xlink:href="../YellowGates.html#59" text:style-name="Internet_20_link" text:visited-style-name="Visited_20_Internet_20_Link">Ṭhānissaro</text:a> <text:a xlink:type="simple" xlink:href="../YellowGates.html#59" text:style-name="Internet_20_link" text:visited-style-name="Visited_20_Internet_20_Link">[1996</text:a>] and <text:a xlink:type="simple" xlink:href="../YellowGates.html#57" text:style-name="Internet_20_link" text:visited-style-name="Visited_20_Internet_20_Link">Artinger </text:a>[<text:a xlink:type="simple" xlink:href="../YellowGates.html#57" text:style-name="Internet_20_link" text:visited-style-name="Visited_20_Internet_20_Link">2020] </text:a>pages 22–23.</text:p></text:note-body></text:note></text:span>:</text:p>
      <text:p text:style-name="P44"/>
      <text:p text:style-name="P89">Paṇḍakobhikkhaveti ettha āsittapaṇḍako usūyapaṇḍako opakkamikapaṇḍako pakkhapaṇḍako napuṁsakapaṇḍakoti pañca paṇḍakā. Tattha yassa paresaṁ aṅgajātaṁ mukhena gahetvā asucinā āsittassa pariḷāho vūpasammati, ayaṁ āsittapaṇḍako. Yassa paresaṁ ajjhācāraṁ passato usūyāya uppannāya pariḷāho vūpasammati, ayaṁ usūyapaṇḍako. Yassa upakkamena bījāni apanītāni, ayaṁ opakkamikapaṇḍako. Ekacco pana akusalavipākānubhāvena kāḷapakkhe paṇḍako hoti, juṇhapakkhe panassa pariḷāho vūpasammati, ayaṁ pakkhapaṇḍako. Yo pana paṭisandhiyaṁyeva abhāvako uppanno, ayaṁ napuṁsakapaṇḍakoti. Tesu āsittapaṇḍakassa ca usūyapaṇḍakassa ca pabbajjā na vāritā, itaresaṁ tiṇṇaṁ vāritā. Tesupi pakkhapaṇḍakassa yasmiṁ pakkhe paṇḍako hoti, tasmiṁyevassa pakkhe pabbajjā vāritāti kurundiyaṁ vuttaṁ. Yassa cettha pabbajjā vāritā, taṁ sandhāya idaṁ vuttaṁ–“anupasampanno na upasampādetabbo upasampanno nāsetabbo”ti. Sopi liṅganāsaneneva nāsetabbo. Ito paraṁ “nāsetabbo”ti vuttesupi eseva nayo.</text:p>
      <text:p text:style-name="P44"/>
      <text:p text:style-name="P35">A ‘<text:span text:style-name="T2">paṇḍaka</text:span>’, monks, means in this case, <text:span text:style-name="T2">āsittapaṇḍaka</text:span>, <text:span text:style-name="T2">usūyapaṇḍaka</text:span>, <text:span text:style-name="T2">opakkamikapaṇḍaka</text:span>, <text:span text:style-name="T2">pakkhapaṇḍaka</text:span>, <text:span text:style-name="T2">napuṁsakapaṇḍaka</text:span>. Five <text:span text:style-name="T2">paṇḍakas</text:span>:</text:p>
      <text:list xml:id="list1658243389" text:style-name="L2">
        <text:list-item>
          <text:p text:style-name="P90"><text:span text:style-name="T2">āsittapaṇḍaka</text:span>: a man who gains satisfaction from performing oral sex on another man and from swallowing his semen or who only becomes sexually aroused after swallowing another man’s semen.</text:p>
        </text:list-item>
        <text:list-item>
          <text:p text:style-name="P91"><text:span text:style-name="T2">usūyapaṇḍaka</text:span>: a voyeur, that is, a person who gains sexual satisfaction from watching others have sex.</text:p>
        </text:list-item>
        <text:list-item>
          <text:p text:style-name="P91"><text:span text:style-name="T2">opakkamikapaṇḍaka</text:span>: eunuch, due to castration.</text:p>
        </text:list-item>
        <text:list-item>
          <text:p text:style-name="P91"><text:span text:style-name="T2">pakkhapaṇḍaka</text:span>: those who become sexually aroused in parallel with the phases of the moon<text:note text:id="ftn72" text:note-class="footnote"><text:note-citation>72</text:note-citation><text:note-body><text:p text:style-name="P26"><text:tab/>According to <text:a xlink:type="simple" xlink:href="../YellowGates.html#57" text:style-name="Internet_20_link" text:visited-style-name="Visited_20_Internet_20_Link">Bomhard [2016</text:a>], the term <text:span text:style-name="T2">pakkhapaṇḍaka </text:span>(Skt. <text:span text:style-name="T2">pakṣapaṇḍaka</text:span>) probably does not refer, as traditionally understood, to an individual who becomes sexually aroused parallel to the phases of the moon, i.e., to someone who is aroused during the fortnight of either the waxing or waning moon, but to someone “who acts wrongly sexually, who behaves badly sexually.” He hypothesizes that <text:span text:style-name="T2">pakkha </text:span>of the compound <text:span text:style-name="T2">pakkhapaṇḍaka </text:span>should be understood in terms of its alternative meaning ‘a cripple’, and that the corresponding Sanskrit should not be understood as <text:span text:style-name="T2">pakṣa </text:span>but rather <text:span text:style-name="T2">phakka </text:span>(‘cripple’, adj. ‘lame, crippled, maimed’), derived from the Skt. verbal root <text:span text:style-name="T2">phakk</text:span>, “(a) to creep, to steal along; (b) to have a preconceived opinion; (c) to act wrongly, to behave badly.” He thus considers the third meaning of <text:span text:style-name="T2">phakk </text:span>as most relevant to the case at hand.</text:p></text:note-body></text:note>.</text:p>
        </text:list-item>
        <text:list-item>
          <text:p text:style-name="P91"><text:span text:style-name="T2">napuṁsakapaṇḍaka</text:span>: a person born without sexual organs<text:note text:id="ftn73" text:note-class="footnote"><text:note-citation>73</text:note-citation><text:note-body><text:p text:style-name="P27"><text:tab/>The Sanskrit equivalent is <text:span text:style-name="T2">prakṛtipaṇḍaka</text:span>. The term <text:span text:style-name="T2">prakṛti </text:span>means something like ‘nature’ or ‘fundamental form’ and the term <text:span text:style-name="T2">tṛtīyāprakṛti </text:span>became the oﬀicial word for the ‘third sex’ at around the beginning of the Common Era. I therefore do not believe this translation by <text:a xlink:type="simple" xlink:href="../YellowGates.html#59" text:style-name="Internet_20_link" text:visited-style-name="Visited_20_Internet_20_Link">Ṭhānissaro </text:a>[<text:a xlink:type="simple" xlink:href="../YellowGates.html#59" text:style-name="Internet_20_link" text:visited-style-name="Visited_20_Internet_20_Link">1996] </text:a>to be correct but that the literal meaning reflects more the original meaning of <text:span text:style-name="T2">napuṁsaka</text:span>.</text:p></text:note-body></text:note>.</text:p>
        </text:list-item>
      </text:list>
      <text:p text:style-name="P36">Of these, the <text:span text:style-name="T2">āsittapaṇḍaka </text:span>and <text:span text:style-name="T2">usūyapaṇḍaka </text:span>are not prevented from ordination, but the other three are prevented. It is said in the <text:span text:style-name="T2">Kurundi </text:span>[commentary], “of these, the <text:span text:style-name="T2">pakkhapaṇḍaka </text:span>is prevented from ordination in the fortnight in which they are a <text:span text:style-name="T2">paṇḍaka</text:span>.” In this case with regards to those who are prevented from ordination, it is said, “if they are ordained they should be expelled.” He should be expelled just by confiscation of his robe. Hereafter, when it is said that “he should be expelled”, this is the procedure.</text:p>
      <text:p text:style-name="P25"/>
      <text:p text:style-name="P26">The castrated <text:span text:style-name="T2">paṇḍaka </text:span>i.e. a eunuch, is only one of the three types that cannot ordain, which makes it highly unlikely that the word <text:span text:style-name="T2">paṇḍaka </text:span>means ‘eunuch’, at least at the time these five types were defined. We would also not expect a eunuch to have hyperlibidinousness. After all, castrated men were often employed as harem guards just for the reason that they are no longer interested in sexual activity and therefore considered safe. Moreover, the <text:span text:style-name="T2">Dharmaguptaka Vinaya </text:span>treats the castrated man as something other than a <text:span text:style-name="T2">paṇḍaka</text:span>. However, as we have seen in Tantric Hinduism these men had a social religious function that involved the provision of alternative sexual techniques according to the sacred texts, at least from the middle of the 1st millennium CE or thereafter.</text:p>
      <text:p text:style-name="P26">As we have seen in the Jain scriptures, the discussion to overcome the ambiguities in the understanding of the word <text:span text:style-name="T2">napuṁsaka </text:span>resulted over time in changes in meaning and the definition of sub-categories, and I believe this has also occurred in the Buddhist <text:span text:style-name="T2">Vinayas </text:span>with the word <text:span text:style-name="T2">paṇḍaka</text:span>. I believe that it is likely that the term <text:span text:style-name="T2">opakkamikapaṇḍaka </text:span>represented a castrated man, the <text:span text:style-name="T2">klība</text:span>, while the <text:span text:style-name="T2">napuṁsakapaṇḍaka </text:span>was the re-definition of the original <text:span text:style-name="T2">paṇḍaka </text:span>or the ‘female <text:span text:style-name="T2">napuṁsaka</text:span>’ that we saw emerging in the Jain <text:s/><text:soft-page-break/><text:span text:style-name="T11">c</text:span>ommentarial texts. Also from the Chinese sources it is clear that the person has to be born this way.</text:p>
      <text:p text:style-name="P26">The <text:span text:style-name="T2">pakkhapaṇḍaka </text:span>is interesting and several explanations have been given by authors over time, none of which I find convincing. Allan <text:a xlink:type="simple" xlink:href="../YellowGates.html#57" text:style-name="Internet_20_link" text:visited-style-name="Visited_20_Internet_20_Link">Bomhard [2016</text:a>] advocates that the word <text:span text:style-name="T2">pakkha </text:span>should not be translated as ‘half moon’ but that the meaning of the word is something like a sex-addict. I refute this argument because the characters used to denote this type of <text:span text:style-name="T2">paṇḍaka </text:span>in the Chinese <text:span text:style-name="T2">Vinayas </text:span>of all schools are 半月, which literally means ‘half moon’. It is also mentioned in various Chinese commentarial texts<text:note text:id="ftn74" text:note-class="footnote"><text:note-citation>74</text:note-citation><text:note-body><text:p text:style-name="P28"><text:tab/>f.i. X44 0744 0432c17 四分律名義標釋.</text:p></text:note-body></text:note> that the ‘half moon’ is ‘not a male’ and thus a form of <text:span text:style-name="T2">napuṁsaka </text:span>for half of the month and the other half he is a male. All texts are consistent in this. As we can still understand the meaning of the other four categories in light of people’s physiology or sexual fetishes, the ‘half-moon’ <text:span text:style-name="T2">paṇḍaka </text:span>is an enigma. Turning back to the Vedic texts however, we find in the <text:span text:style-name="T2">Uttarakanda </text:span>of the <text:span text:style-name="T2">Rāmāyaṇam</text:span><text:span text:style-name="T2"><text:note text:id="ftn75" text:note-class="footnote"><text:note-citation>75</text:note-citation><text:note-body><text:p text:style-name="P28"><text:tab/>Rām 7.78–79. See also <text:a xlink:type="simple" xlink:href="../YellowGates.html#58" text:style-name="Internet_20_link" text:visited-style-name="Visited_20_Internet_20_Link">Goldman </text:a>[<text:a xlink:type="simple" xlink:href="../YellowGates.html#58" text:style-name="Internet_20_link" text:visited-style-name="Visited_20_Internet_20_Link">1993</text:a>] pages 379–380.</text:p></text:note-body></text:note></text:span><text:span text:style-name="T2"> </text:span>the story of King Ila. In this epic tale the king accidentally stumbles upon the Goddess Pārvatī in intimate embrace with Śiva, who turns him into a woman. Now Ilā, she turns to the Goddess for mercy to restore her manhood but is only granted half her wish, namely that she has to change sex/gender each month. The theme of changing sex and gender based on the phases of the moon is a recurrent theme in the Vedic myths and it is not unlikely that this mythical theme has found its way into the commentaries in the form of the <text:span text:style-name="T2">pakkhapaṇḍaka</text:span>. After all, another rule in the <text:span text:style-name="T2">Vinayas </text:span>of all the schools tells the tale of a shape-shifting serpent, a mythological beast, a <text:span text:style-name="T2">Nāga</text:span><text:span text:style-name="T12"><text:note text:id="ftn76" text:note-class="footnote"><text:note-citation>76</text:note-citation><text:note-body><text:p text:style-name="P28"><text:span text:style-name="T2"><text:tab/>Khandhaka </text:span>1 <text:span text:style-name="T2">Pabbajjā </text:span>PTS vol 1 pages 86–88.</text:p></text:note-body></text:note></text:span><text:span text:style-name="T12">,</text:span><text:span text:style-name="T2"> </text:span>who ordains as a monk, is later discovered and a new rule is laid down in much the same manner as for the <text:span text:style-name="T2">paṇḍaka</text:span>, barring him and all his kind from ordination. The fabric of myth and reality can easily overlap in Indic culture. The <text:span text:style-name="T2">Vinaya </text:span>is full of various strange and wonderful beings. The <text:s/><text:span text:style-name="T2">Bhikkhu Pā rāji ka </text:span>1, the rule against sexual intercourse, mentions that a monk is not allowed to have sex with a list of beings, namely a dragon, a spirit, a ghost and a <text:span text:style-name="T2">paṇḍaka</text:span><text:span text:style-name="T12"><text:note text:id="ftn77" text:note-class="footnote"><text:note-citation>77</text:note-citation><text:note-body><text:p text:style-name="P28"><text:tab/>PTS vol. 3 page 37: <text:span text:style-name="T2">Tena kho pana samayena aññataro bhikkhu nāgiyā methunaṁ dhammaṁ paṭisevi</text:span> …<text:span text:style-name="T2">yakkhiniyā methunaṁ dhammaṁ paṭisevi </text:span>…<text:span text:style-name="T2">petiyā methunaṁ dhammaṁ paṭisevi </text:span>…<text:span text:style-name="T2">paṇḍakassa methunaṁ dhammaṁ paṭisevi. Tassa kukkuccaṁ ahosi </text:span>…<text:span text:style-name="T2">pe </text:span>…“<text:span text:style-name="T2">āpattiṁ tvaṁ, bhikkhu, āpanno pārājikan”ti.</text:span></text:p></text:note-body></text:note></text:span><text:span text:style-name="T12">.</text:span> The fact that the <text:span text:style-name="T2">paṇḍaka </text:span>is listed in a list of mythological beings is indicative of its origins and how they were viewed at that time. We find similar lists in the <text:span text:style-name="T2">Vinayas </text:span>of the other schools.</text:p>
      <text:p text:style-name="P29">As for the other two types of <text:span text:style-name="T2">paṇḍaka</text:span>, the <text:span text:style-name="T2">āsittapaṇḍaka </text:span>and the <text:span text:style-name="T2">usūyapaṇḍaka</text:span>, who at least in the <text:span text:style-name="T2">Theravāda </text:span>tradition are allowed to ordain, I believe they embody another of the Jain categories, namely the category of the <text:span text:style-name="T2">puruṣanapuṁsaka </text:span>(male <text:span text:style-name="T2">napuṁsaka</text:span>). Although they might be impotent and are therefore also in possession of the female <text:span text:style-name="T2">veda</text:span>, their appearance is male to the lay supporters but also to the celibate monks they live with who are not aroused by their presence. The relaxation of the rules for these two <text:bookmark text:name="22"/>types also runs parallel with the development in the Jain scriptures. But unlike the Jains, no further abolishment of this entire rule against the ordination of <text:span text:style-name="T2">paṇḍakas </text:span>was reached simply because the Buddhist scriptures were closed while the Jain scriptures continued to evolve for many centuries thereafter.</text:p>
      <text:p text:style-name="P29">One consistent characteristic of the <text:span text:style-name="T2">paṇḍaka </text:span>which we find throughout the <text:span text:style-name="T2">Vinayas </text:span>of all the schools is that they are perceived as troublesome as a monastic because they are unable to maintain their precept of celibacy due to their hyperlibidinous nature. However, the <text:span text:style-name="T2">āsittapaṇḍaka </text:span>and the <text:span text:style-name="T2">usūyapaṇḍaka </text:span>are, judging from their description, far more sexually active than the other three types, yet they are allowed to ordain. This apparent inconsistency shows the prejudiced perception of the <text:span text:style-name="T2">paṇḍaka </text:span>and public opinion based on outside appearances seems to have been an important factor; these two types could not be distinguished from other men based on outside characteristics and did not belong in any of the classes of men who perform the religious sexual duties as we have seen in Tantric Hinduism.</text:p>
      <text:p text:style-name="P42"/>
      <text:h text:style-name="Heading_20_3" text:outline-level="3">4.3. The Paṇḍaka in the Chinese Vinayas</text:h>
      <text:p text:style-name="P42"/>
      <text:p text:style-name="P29">The first thing that is striking when comparing the various Chinese schools<text:note text:id="ftn78" text:note-class="footnote"><text:note-citation>78</text:note-citation><text:note-body><text:p text:style-name="P29"><text:span text:style-name="T2"><text:tab/></text:span><text:span text:style-name="T12">See Appendix </text:span><text:a xlink:type="simple" xlink:href="../YellowGates.html#42" text:style-name="Internet_20_link" text:visited-style-name="Visited_20_Internet_20_Link"><text:span text:style-name="T12">A </text:span></text:a><text:span text:style-name="T12">for details.</text:span></text:p></text:note-body></text:note> is that there is no clear consistent term that denotes the <text:span text:style-name="T2">paṇḍaka</text:span>. The <text:span text:style-name="T2">Mahāsaṅghika </text:span>and <text:span text:style-name="T2">Sarvāstivāda Vinayas </text:span>use the term 不能男 (impotent lit. incapable) in the descriptions in the first Khandhaka on ordination. In the <text:span text:style-name="T2">Dharmaguptaka Vinaya </text:span>this term is only used in the description of the ‘half-moon’ <text:span text:style-name="T2">paṇḍaka</text:span>. The term 黃<text:soft-page-break/>門 (‘eunuch’) is used in the <text:span text:style-name="T2">Dharmaguptaka </text:span>and <text:span text:style-name="T2">Mahīśāsaka Vinayas </text:span>while in the <text:span text:style-name="T2">Sarvāstivāda Vinaya </text:span>the term is used everywhere but in the ordination Khandhaka. As both of the terms 不能男 (impotent) and 黃門 (‘eunuch’) are used in the same way in different schools, we can assume that both can denote <text:span text:style-name="T2">paṇḍaka </text:span>but that the difference in terms points to historical changes in understanding and translation<text:note text:id="ftn79" text:note-class="footnote"><text:note-citation>79</text:note-citation><text:note-body><text:p text:style-name="P45"><text:tab/><text:span text:style-name="T12">Shinsan text X44 0744 0432c13 (四分律名義標釋第 4 卷) 0432c09–0433a01 links both terms: there are five types of 黃門 (lit. yellow gate)and six types of 不能男 (i.e. incapable men), the sixth type being those born from a concubine.</text:span></text:p></text:note-body></text:note>.</text:p>
      <text:p text:style-name="P29">The translation ‘eunuch’ is a later interpolation due to the etymological development of the Chinese 黃門, meaning ‘yellow gate’ and derived from the palace eunuchs in the Early Han Dynasty<text:note text:id="ftn80" text:note-class="footnote"><text:note-citation>80</text:note-citation><text:note-body><text:p text:style-name="P29"><text:span text:style-name="T2"><text:tab/></text:span><text:span text:style-name="T12">The word 黃門 is translated as ‘eunuch’ but the characters spell a different word, namely ‘yellow gate’. The etymology of the word can be traced back to the Han Dynasty. See Shinsan text X44 0744 0432c09–0433a01: 此翻黃門。阿毗曇。譯為閹人。以無男根故。“This is a 黃門. Translated as castrated man. Because he has no male roots/faculty.” This tells the story of the</text:span><text:span text:style-name="T2"> </text:span><text:span text:style-name="T12">imperial ruler who appointed eunuchs to work for him. Yellow is the color of the middle in the ‘Five Directions’ and of the earth in the ‘Five Elements’ and therefore stands for imperial power and state. The color is only used by the emperor and others are not allowed to wear it. Therefore, the palace of the emperor is called the ‘Yellow Gate’. In the Eastern Han Dynasty, the emperor hired eunuchs and they held rather powerful positions as palace guards, scribes and other oﬀicial functions. They were called the ‘yellow gates’. It is a long story but the eunuchs became very powerful and eventually caused the downfall of the Han Dynasty (see </text:span><text:a xlink:type="simple" xlink:href="https://en.wikipedia.org/wiki/Han_dynasty" text:style-name="Internet_20_link" text:visited-style-name="Visited_20_Internet_20_Link"><text:span text:style-name="T12">Wikipedia</text:span></text:a><text:span text:style-name="T12">). So ‘yellow gate’ became a synonym for ‘eunuch’.</text:span></text:p></text:note-body></text:note>, while the word ‘impotent’ seems to be an earlier interpretation and <text:bookmark text:name="23"/>we also find this back in the Vedic scriptures<text:note text:id="ftn0" text:note-class="footnote"><text:note-citation>81</text:note-citation><text:note-body><text:p text:style-name="P50"><text:span text:style-name="T12"><text:tab/></text:span><text:a xlink:type="simple" xlink:href="../YellowGates.html#59" text:style-name="Internet_20_link" text:visited-style-name="Visited_20_Internet_20_Link"><text:span text:style-name="T12">Zwilling and Sweet </text:span></text:a><text:span text:style-name="T12">[</text:span><text:a xlink:type="simple" xlink:href="../YellowGates.html#59" text:style-name="Internet_20_link" text:visited-style-name="Visited_20_Internet_20_Link"><text:span text:style-name="T12">1996</text:span></text:a><text:span text:style-name="T12">] pages 363–364.</text:span></text:p></text:note-body></text:note>. The Chinese culture was vastly different from the ancient Indian culture and I suspect that their own palace eunuchs were the only thing they could relate to as an explanation of the term <text:span text:style-name="T2">paṇḍaka</text:span>.</text:p>
      <text:p text:style-name="P29">Table <text:a xlink:type="simple" xlink:href="../YellowGates.html#23" text:style-name="Internet_20_link" text:visited-style-name="Visited_20_Internet_20_Link">1 </text:a>compares the description of the types of <text:span text:style-name="T2">paṇḍaka </text:span>in the various schools, adding the Sanskrit<text:note text:id="ftn81" text:note-class="footnote"><text:note-citation>82</text:note-citation><text:note-body><text:p text:style-name="P50"><text:span text:style-name="T2"><text:tab/>Abhidharmakośavyākhyā-Skt: </text:span><text:span text:style-name="T12">94, 15–25.</text:span></text:p></text:note-body></text:note> and Tibetan<text:note text:id="ftn82" text:note-class="footnote"><text:note-citation>83</text:note-citation><text:note-body><text:p text:style-name="P50"><text:span text:style-name="T2"><text:tab/>Abhidharmakośavyākhyā-Tib: D, </text:span><text:span text:style-name="T12">vol. gu, 85b6–86a3; P, vol. cu, 97b2–7.</text:span></text:p></text:note-body></text:note> for reference<text:note text:id="ftn83" text:note-class="footnote"><text:note-citation>84</text:note-citation><text:note-body><text:p text:style-name="P50"><text:span text:style-name="T2"><text:tab/></text:span><text:span text:style-name="T12">See </text:span><text:a xlink:type="simple" xlink:href="http://www.itlr.net/hwid:281142" text:style-name="Internet_20_link" text:visited-style-name="Visited_20_Internet_20_Link"><text:span text:style-name="T12">itlr.net </text:span></text:a><text:span text:style-name="T12">for details as well a more complete listing of possible meanings and occurrences of these terms.</text:span></text:p></text:note-body></text:note>.</text:p>
      <text:p text:style-name="P29"/>
      <text:p text:style-name="P30">(insert image)</text:p>
      <text:p text:style-name="P29">Table 1: The types of <text:span text:style-name="T2">paṇḍaka </text:span>in the various schools.</text:p>
      <text:p text:style-name="P29"/>
      <text:p text:style-name="P29">It is striking that the <text:span text:style-name="T2">Dharmaguptaka Vinaya </text:span>continues to describe several types of castrated men but does not equate these to the term <text:span text:style-name="T2">paṇḍaka</text:span>, while the word used for <text:span text:style-name="T2">paṇḍaka </text:span>is 黃門 (i.e. ‘eunuch’), which is the exact definition of a castrated man.</text:p>
      <text:p text:style-name="P29">The <text:span text:style-name="T2">Theravāda </text:span>and <text:span text:style-name="T2">Mahīśāsaka Vinayas </text:span>agree on the background story and do not mention a list of types of <text:span text:style-name="T2">paṇḍakas</text:span>, but the five types of <text:span text:style-name="T2">paṇḍakas </text:span>are described in the commentaries. The other <text:span text:style-name="T2">Vinayas </text:span>all have a list of <text:span text:style-name="T2">paṇḍakas </text:span>who are not allowed to ordain but some of these types differ from each other or seem to have a different description. Bhikkhu Sujato<text:note text:id="ftn84" text:note-class="footnote"><text:note-citation>85</text:note-citation><text:note-body><text:p text:style-name="P51"><text:span text:style-name="T2"><text:tab/></text:span><text:a xlink:type="simple" xlink:href="../YellowGates.html#59" text:style-name="Internet_20_link" text:visited-style-name="Visited_20_Internet_20_Link"><text:span text:style-name="T12">Sujato [2009</text:span></text:a><text:span text:style-name="T12">] pages 216–217.</text:span></text:p></text:note-body></text:note> also observes that there are various terms where “... a statement on the matter is found explicitly in all or most of the mainland <text:span text:style-name="T2">Vinayas</text:span>, while the Pali Canon is silent, and the judgment is found in the commentary.” He therefore concludes that there is an obvious explanation for this pattern, namely that the Pali is earlier. This is also confirmed by Zwilling and Sweet who write: “... both Pali and Sanskrit Buddhism accepted a list of five kinds of <text:span text:style-name="T2">paṇḍakas</text:span>, all of which are known to the brahminical and Jain traditions as varieties of <text:span text:style-name="T2">ṣaṇḍas </text:span>and <text:span text:style-name="T2">napuṁsakas</text:span>; this list seems an obvious later scholastic accretion.”<text:note text:id="ftn85" text:note-class="footnote"><text:note-citation>86</text:note-citation><text:note-body><text:p text:style-name="P51"><text:span text:style-name="T2"><text:tab/></text:span><text:a xlink:type="simple" xlink:href="../YellowGates.html#59" text:style-name="Internet_20_link" text:visited-style-name="Visited_20_Internet_20_Link"><text:span text:style-name="T12">Zwilling and Sweet </text:span></text:a><text:span text:style-name="T12">[</text:span><text:a xlink:type="simple" xlink:href="../YellowGates.html#59" text:style-name="Internet_20_link" text:visited-style-name="Visited_20_Internet_20_Link"><text:span text:style-name="T12">2000</text:span></text:a><text:span text:style-name="T12">] page 117.</text:span></text:p></text:note-body></text:note></text:p>
      <text:p text:style-name="P52">It is therefore likely that at the time when the five types of <text:span text:style-name="T2">paṇḍakas </text:span>were introduced, the <text:span text:style-name="T2">Theravāda </text:span>and <text:span text:style-name="T2">Mahīśāsaka Vinayas </text:span>were already closed and therefore these five types appear in the commentarial text instead<text:note text:id="ftn86" text:note-class="footnote"><text:note-citation>87</text:note-citation><text:note-body><text:p text:style-name="P52"><text:span text:style-name="T2"><text:tab/></text:span><text:span text:style-name="T12">Although the </text:span><text:span text:style-name="T2">Samantapāsādikā </text:span><text:span text:style-name="T12">is attributed to Buddhaghosa in the 5th Century CE, this was based on earlier commentaries, now lost, in Prakrit and Sinhala, which were written down at the same time as the Canon, in the last Century BCE. As we see here, some material in the commentaries is found in canonical texts of other schools, suggesting an early common source.</text:span></text:p></text:note-body></text:note>.</text:p>
      <text:p text:style-name="P52"><text:bookmark text:name="24"/>The fact that the descriptions of the five terms do not always seem to match seamlessly between schools and that there are conflicting descriptions of a castrated man in the <text:span text:style-name="T2">Dharmaguptaka </text:span>and <text:span text:style-name="T2">Mahīśāsaka Vinayas </text:span>seems to point to some ambiguity as to the meaning of the term <text:span text:style-name="T2">paṇḍaka</text:span>; it seems that the Chinese scribes were unsure about the exact meaning.</text:p>
      <text:p text:style-name="P52">In Appendix <text:a xlink:type="simple" xlink:href="../YellowGates.html#47" text:style-name="Internet_20_link" text:visited-style-name="Visited_20_Internet_20_Link">B, </text:a>Figure <text:a xlink:type="simple" xlink:href="../YellowGates.html#49" text:style-name="Internet_20_link" text:visited-style-name="Visited_20_Internet_20_Link">7, </text:a>I have charted the various terms as they appear in the Chinese <text:span text:style-name="T2">Taishō Tripiṭaka</text:span>. Both terms that denote <text:span text:style-name="T2">paṇḍaka </text:span>are most prominent in the <text:span text:style-name="T2">Vinaya </text:span>collections and are also present in the later <text:span text:style-name="T2">Abhidhamma </text:span>and commentaries. This follows the same pattern as we have seen in the Pali and Sanskrit charts (Figures <text:a xlink:type="simple" xlink:href="../YellowGates.html#47" text:style-name="Internet_20_link" text:visited-style-name="Visited_20_Internet_20_Link">3–</text:a><text:a xlink:type="simple" xlink:href="../YellowGates.html#48" text:style-name="Internet_20_link" text:visited-style-name="Visited_20_Internet_20_Link">6</text:a>). The Tibetan charts in Figure <text:a xlink:type="simple" xlink:href="../YellowGates.html#50" text:style-name="Internet_20_link" text:visited-style-name="Visited_20_Internet_20_Link">9 </text:a>also show this pattern.</text:p>
      <text:p text:style-name="P52"><text:span text:style-name="T1"/></text:p>
      <text:h text:style-name="Heading_20_3" text:outline-level="3">4.4. Development of the Paṇḍaka in the Scriptures</text:h>
      <text:p text:style-name="P52"><text:span text:style-name="T1"/></text:p>
      <text:p text:style-name="P53">After having looked at the references and descriptions of the word <text:span text:style-name="T2">paṇḍaka </text:span>in Vedic texts, Jain discussions and Buddhist scriptures in both Pali and Chinese, a clearer picture emerges of what the <text:span text:style-name="T2">paṇḍaka </text:span>really is and the reasons behind the Buddhist rules against ordination.</text:p>
      <text:p text:style-name="P53">As we have seen in the previous chapter the oldest occurrence of the terms <text:span text:style-name="T2">paṇḍaka</text:span> and <text:span text:style-name="T2">klība </text:span>as sub-categories of the <text:span text:style-name="T2">napuṁsaka </text:span>(‘neither male nor female’) happened just after the late Vedic period. They <text:soft-page-break/>are the ‘not males’, the ‘impotent’, destined to play a role in the larger fabric of Indian religion, society and culture. They are the embodiment of the feminine in the masculine, a living myth. They are categorised by their feminine behavior and dress, their impotence, and their occupation as religious dancers and singers. They are there to remind us of the deeply ambivalent attitude of men towards women and women’s sexuality; their desire for, and at the same time their fear of the feminine. Allan <text:a xlink:type="simple" xlink:href="../YellowGates.html#57" text:style-name="Internet_20_link" text:visited-style-name="Visited_20_Internet_20_Link">Bomhard </text:a>[<text:a xlink:type="simple" xlink:href="../YellowGates.html#57" text:style-name="Internet_20_link" text:visited-style-name="Visited_20_Internet_20_Link">2016</text:a>] points out that the word can be a loan-word from the Dravidian <text:span text:style-name="T2">peṇṭan, peṇṭakan, peṇṭakam</text:span>, which can mean both hermaphrodite and eunuch. This is interesting because it is clear that at least in Dravidian no difference is made between a eunuch and a hermaphrodite and I believe that the way we need to see the term <text:span text:style-name="T2">paṇḍaka </text:span>is indeed as embodying aspects of both these terms.</text:p>
      <text:p text:style-name="P54">As none of the words <text:span text:style-name="T2">paṇḍaka</text:span>, <text:span text:style-name="T2">klība </text:span>and <text:span text:style-name="T2">napuṁsaka </text:span>appear in the early Buddhist <text:span text:style-name="T2">Suttas</text:span> or early parts of the <text:span text:style-name="T2">Vinaya </text:span>and seem out of place in the Buddhist scriptures in the light of the Dhamma taught in the overall Canon but are found elsewhere in Jain or other Indic texts, there is a fair chance that these rules in the <text:span text:style-name="T2">Vinaya </text:span>do not originate from the Buddha himself. Most likely the word <text:span text:style-name="T2">paṇḍaka </text:span>entered the <text:span text:style-name="T2">Vinaya </text:span>as part of the redaction during the Second Council, especially since we have seen that this redaction occurred at a time when a wider religious debate with regards to the position of women in religious life <text:bookmark text:name="25"/>was taking place<text:note text:id="ftn87" text:note-class="footnote"><text:note-citation>88</text:note-citation><text:note-body><text:p text:style-name="P53"><text:span text:style-name="T2"><text:tab/></text:span><text:a xlink:type="simple" xlink:href="../YellowGates.html#59" text:style-name="Internet_20_link" text:visited-style-name="Visited_20_Internet_20_Link"><text:span text:style-name="T12">Sujato [2009</text:span></text:a><text:span text:style-name="T12">] pages 141–142 and 215–216.</text:span></text:p></text:note-body></text:note>. As this discussion hinged on what it means to be a ‘male’ or ‘female’, as a consequence what it means to be ‘neither male nor female’ was discussed also. The <text:span text:style-name="T2">Vinaya </text:span>describes the <text:span text:style-name="T2">paṇḍaka </text:span>as hyperlibidinous and unable to maintain his monastic precepts, which is an idea also found in the Jain texts where it is explained as the result of him possessing both male and female <text:span text:style-name="T2">veda</text:span>. But the <text:span text:style-name="T2">Vinaya </text:span>itself falls short of defining a <text:span text:style-name="T2">paṇḍaka </text:span>as anything else than simply hyperlibidinous and no further explanations are offered.</text:p>
      <text:p text:style-name="P54"/>
      <text:p text:style-name="P54">It is in the later commentaries that we find more of a description in the form of the five types of <text:span text:style-name="T2">paṇḍakas</text:span>. But this also causes further confusion because the concept in its entirety did not seem to be known to the translators of the Chinese texts so they used words they knew from their own culture. There the word <text:span text:style-name="T2">paṇḍaka </text:span>was first translated as ‘impotent’ (不能男) and later as ‘eunuch’ (黃門). The translation ‘eunuch’ however was taken from the words ‘yellow gate’, denoting the Han Dynasty imperial palace eunuchs. This was possibly the only way that the Chinese could relate to a <text:span text:style-name="T2">paṇḍaka</text:span>, being unfamiliar with the rich religious concept that they embody. It is clear that the Chinese palace eunuchs cannot be compared to the <text:span text:style-name="T2">hijras </text:span>from India, who are most likely the closest modern-day representative of what the <text:span text:style-name="T2">paṇḍakas </text:span>would have been (see Figure <text:a xlink:type="simple" xlink:href="../YellowGates.html#25" text:style-name="Internet_20_link" text:visited-style-name="Visited_20_Internet_20_Link">1).</text:a></text:p>
      <text:p text:style-name="P55">The concept of <text:span text:style-name="T2">paṇḍaka </text:span>does not allow itself to be reduced to a mere word to make it acceptable and understandable for the rational mind. The people this term referred to showed a combination of sexand gender-characteristics and had a religious (and probably sexual) role in society. They are the divine representation of the feminine within the masculine. It is the human representation of the mythical tales which have deep <text:bookmark text:name="26"/>psychological roots, namely the ambivalence that leads to the inner struggle between man’s love of the feminine and his fear thereof. The concept of <text:span text:style-name="T2">paṇḍaka </text:span>does not match any contemporary notions. Both the <text:span text:style-name="T2">paṇḍaka </text:span>and the 黃門 only have meaning in the unique social context in which these terms existed and cannot be reduced to their emasculated body nor to any other bodily characteristic.</text:p>
      <text:p text:style-name="P55"><text:span text:style-name="T1"/></text:p>
      <text:h text:style-name="Heading_20_2" text:outline-level="2">5. The ubhatobyañjanaka</text:h>
      <text:p text:style-name="P55"><text:span text:style-name="T1"/></text:p>
      <text:p text:style-name="P56">In the <text:span text:style-name="T2">Theravāda Vinaya Khandhaka </text:span>1 we find the following passage<text:note text:id="ftn88" text:note-class="footnote"><text:note-citation>89</text:note-citation><text:note-body><text:p text:style-name="P46"><text:tab/>Khandhaka 1 Pabbajjā <text:span text:style-name="T12">PTS vol 1 page 89, translation by Ajahn Brahmali.</text:span></text:p></text:note-body></text:note>:</text:p>
      <text:p text:style-name="P56"><text:span text:style-name="T2"/></text:p>
      <text:p text:style-name="P92"><text:span text:style-name="T2">Tena kho pana samayena aññataro ubhatobyañjanako bhikkhūsu pabbajito hoti. So karotipi kārāpetipi. Bhagavato etamatthaṁ ārocesuṁ. Ubhatobyañjanako, bhikkhave, anupasampanno na </text:span><text:soft-page-break/><text:span text:style-name="T2">upasampādetabbo, upasampanno nāsetabboti.</text:span></text:p>
      <text:p text:style-name="P56"><text:span text:style-name="T2"/></text:p>
      <text:p text:style-name="P92">At one time an <text:span text:style-name="T2">ubhatobyañjanaka </text:span>had gone forth as a monk. He had sex and made others have it. They told the Buddha and he said, “An <text:span text:style-name="T2">ubhatob yañ janaka </text:span>should not be given the full ordination. If it has been given, he should be expelled.”</text:p>
      <text:p text:style-name="P56"/>
      <text:p text:style-name="P57">Just like with the <text:span text:style-name="T2">paṇḍaka</text:span>, the <text:span text:style-name="T2">ubhatobyañjanaka </text:span>in this passage is already ordained at the time of this incident and in a similar way we can deduce that the rule itself is limited to <text:span text:style-name="T2">upasampadā </text:span>(full ordination) while novice ordination is allowed. The commentarial texts again mention that both are prohibited. And just like with the <text:span text:style-name="T2">paṇḍaka </text:span>we would expect the subject of the story to be expelled on the grounds of breaking the first rule against intercourse, but instead not only he but also all others like him are expelled. Again, there seems to be a prejudiced perception of these individuals as possessing an inherent flaw that makes them unable to keep their precepts.</text:p>
      <text:p text:style-name="P57">For the term <text:span text:style-name="T2">ubhatobyañjanaka</text:span><text:span text:style-name="T2"><text:note text:id="ftn89" text:note-class="footnote"><text:note-citation>90</text:note-citation><text:note-body><text:p text:style-name="P47"><text:tab/>Ubhato <text:span text:style-name="T12">meaning ‘in both ways, on both sides’ and</text:span> byañjana <text:span text:style-name="T12">or</text:span> vyañjana <text:span text:style-name="T12">means ‘sign or mark’.</text:span></text:p></text:note-body></text:note></text:span><text:span text:style-name="T2"> </text:span>we have less material to go on than for the term <text:span text:style-name="T2">paṇḍaka</text:span>. They are only briefly mentioned in the Chinese <text:span text:style-name="T2">Vinayas </text:span>as those with two roots/faculties (二根) who are not allowed to ordain, but without any further explanation. The Therāvada <text:span text:style-name="T2">Vinaya </text:span>merely states that this person “acted and was acted upon”.</text:p>
      <text:p text:style-name="P57">The commentarial literature is slightly more forthcoming but no less confusing as to the meaning of the word. The <text:span text:style-name="T2">Samantapāsādikā</text:span><text:span text:style-name="T2"><text:note text:id="ftn90" text:note-class="footnote"><text:note-citation>91</text:note-citation><text:note-body><text:p text:style-name="P47"><text:tab/>Samantapādādikā, <text:span text:style-name="T12">vol. 3, para. 116. Translation by Ajahn Brahmali.</text:span></text:p></text:note-body></text:note></text:span><text:span text:style-name="T2"> </text:span>states<text:note text:id="ftn91" text:note-class="footnote"><text:note-citation>92</text:note-citation><text:note-body><text:p text:style-name="P47"><text:tab/><text:span text:style-name="T12">Note that the word </text:span>liṅga<text:span text:style-name="T12"> is not used here. Instead the word </text:span>nimitta <text:span text:style-name="T12">is used to denote ‘characteristic of sex/gender’.</text:span></text:p></text:note-body></text:note>:</text:p>
      <text:p text:style-name="P57"><text:span text:style-name="T2"/></text:p>
      <text:p text:style-name="P93"><text:span text:style-name="T2">Ubhatobyañjanako bhikkhaveti itthinimittuppādanakammato ca purisanimittuppādanakammato ca ubhato byañjanamassa atthīti ubhatobyañjanako.Karotīti</text:span> <text:bookmark text:name="27"/><text:span text:style-name="T2">purisanimittena itthīsu methunavītikkamaṁ karoti. Kārāpetīti paraṁ samādapetvā attano itthinimitte kārāpeti, so duvidho hoti </text:span>–<text:span text:style-name="T2">itthiubhatobyañjanako, purisaubhatobyañjanakoti.Tattha itthiubhatobyañjanakassa itthinimittaṁ pākaṭaṁ hoti, purisanimittaṁ paṭicchannaṁ. Purisaubhatobyañjanakassa purisanimittaṁ pākaṭaṁ, itthinimittaṁ paṭicchannaṁ. Itthiubhatobyañjanakassa itthīsu purisattaṁ karontassa itthinimittaṁ paṭicchannaṁ hoti, purisanimittaṁ pākaṭaṁ hoti. Purisaubhatobyañjanakassa purisānaṁ itthibhāvaṁ upagacchantassa purisanimittaṁ paṭicchannaṁ hoti, itthinimittaṁ pākaṭaṁ hoti. Itthiubhatobyañjanako sayañca gabbhaṁ gaṇhāti, parañca gaṇhāpeti. Purisaubhatobyañjanako pana sayaṁ na gaṇhāti, paraṁ gaṇhāpetīti, idametesaṁ nānākaraṇaṁ.</text:span></text:p>
      <text:p text:style-name="P93"><text:span text:style-name="T2">Kurundiyaṁ pana vuttaṁ–“yadi paṭisandhiyaṁ purisaliṅgaṁ pavatte itthiliṅgaṁ nibbattati, yadi paṭisandhiyaṁ itthiliṅgaṁ pavatte purisaliṅgaṁ nibbattatī”ti. Tattha vicāraṇakkamo vitthārato aṭṭhasāliniyā dhammasaṅgahaṭṭhakathāya veditabbo. Imassa pana duvidhassāpi ubhatobyañjanakassa neva pabbajjā atthi, na upasampadāti idamidha veditabbaṁ.</text:span></text:p>
      <text:p text:style-name="P58"><text:span text:style-name="T2"/></text:p>
      <text:p text:style-name="P93">The <text:span text:style-name="T2">ubhatobyañjanaka </text:span>means: Because of <text:span text:style-name="T2">kamma </text:span>giving rise to female characteristics and <text:span text:style-name="T2">kamma </text:span>giving rise to male characteristics, there is for them the characteristics of both. With the male characteristic they act to transgress through sexual intercourse with women. Having encouraged another, they cause action in their own female characteristic.</text:p>
      <text:p text:style-name="P94">They are twofold: the female <text:span text:style-name="T2">ubhatobyañjanaka </text:span>and the male <text:span text:style-name="T2">ubhatobyañjanaka</text:span>. In regard to this, the female characteristic of the female <text:span text:style-name="T2">ubhatobyañjanaka </text:span>is apparent, but the male characteristic is hidden. The male characteristic of the male <text:span text:style-name="T2">ubhatobyañjanaka </text:span>is apparent, but the female characteristic is hidden.</text:p>
      <text:p text:style-name="P94">While the female <text:span text:style-name="T2">ubhatobyañjanaka </text:span>is acting with manliness among women, the female characteristic is hidden, whereas the male characteristic is apparent. When the male <text:span text:style-name="T2">ubhatobyañjanaka </text:span>enters the state of a woman for the sake of men, the male characteristic is hidden, whereas the female characteristic is apparent. The female <text:span text:style-name="T2">ubhatobyañjanaka </text:span>becomes pregnant and causes others to become pregnant. The male <text:span text:style-name="T2">ubhatobyañjanaka </text:span>does not become <text:soft-page-break/>pregnant, but causes others to become pregnant. This is the difference between them.</text:p>
      <text:p text:style-name="P94">It is said in the <text:span text:style-name="T2">Kurundi </text:span>[commentary]<text:note text:id="ftn92" text:note-class="footnote"><text:note-citation>93</text:note-citation><text:note-body><text:p text:style-name="P48"><text:tab/><text:span text:style-name="T12">Note that the word used for sex/gender characteristics is </text:span>liṅga,<text:span text:style-name="T12"> but the characteristics here are linked to rebirth.</text:span></text:p></text:note-body></text:note>–“if male characteristics should occur in the rebirth-linking, then female characteristics appear at rebirth, and if female characteristics should occur in the rebirth-linking, then male characteristics appear at rebirth.” In regard to this, as to the details, it is to be <text:bookmark text:name="28"/>understood according to the <text:span text:style-name="T2">Atthasālini</text:span>, the commentary on the <text:span text:style-name="T2">Dhammasaṅgaṇī</text:span>. And for this twofold <text:span text:style-name="T2">ubhatobyañjanaka </text:span>there is no going forth, nor full ordination. This is to be understood here. </text:p>
      <text:p text:style-name="P59"/>
      <text:p text:style-name="P59">The sub-commentary<text:note text:id="ftn93" text:note-class="footnote"><text:note-citation>94</text:note-citation><text:note-body><text:p text:style-name="P48"><text:tab/>Vimativinodanī Mahāvaggavaṇṇanā Mahākhandhako <text:span text:style-name="T12">Vmv.3.116, translation by Ajahn Brahmali.</text:span></text:p></text:note-body></text:note> adds the following<text:note text:id="ftn94" text:note-class="footnote"><text:note-citation>95</text:note-citation><text:note-body><text:p text:style-name="P48"><text:tab/><text:span text:style-name="T12">Note that again the word </text:span>liṅga<text:span text:style-name="T12"> is not used but instead it uses the word</text:span> byañjana <text:span text:style-name="T12">for ‘sex/gender characteristic’.</text:span></text:p></text:note-body></text:note>:</text:p>
      <text:p text:style-name="P59"><text:span text:style-name="T2"/></text:p>
      <text:p text:style-name="P95"><text:span text:style-name="T2">Ubhinnampi cesaṁ ubhatobyañjanakānaṁ yadā itthiyā rāgo uppajjati, tadā purisabyañjanaṁ pākaṭaṁ hoti, itaraṁ paṭicchannaṁ. Yadā purise rāgo uppajjati, tadā itthibyañjanaṁ pākaṭaṁ hoti, itaraṁ paṭicchannaṁ.</text:span></text:p>
      <text:p text:style-name="P95"><text:span text:style-name="T2"/></text:p>
      <text:p text:style-name="P95">For both <text:span text:style-name="T2">ubhatobyañjanakas</text:span>, when lust for a woman arises, then the male characteristic is apparent, whereas the other is hidden, and when lust for a man arises, then the female characteristic is apparent, whereas the other is hidden.</text:p>
      <text:p text:style-name="P60"/>
      <text:p text:style-name="P61">The Chinese equivalent of the Pali <text:span text:style-name="T2">Samantapāsādikā </text:span>can be found in T24 1462: 善見 律毘婆沙<text:note text:id="ftn95" text:note-class="footnote"><text:note-citation>96</text:note-citation><text:note-body><text:p text:style-name="P49"><text:tab/><text:span text:style-name="T12">T24 1462 善見律毘婆沙 0792c03–0792c06. 5th Century CE.</text:span></text:p></text:note-body></text:note>:</text:p>
      <text:p text:style-name="P61"/>
      <text:p text:style-name="P96">There are three kinds of two-facultied people (二根): those who can impregnate and conceive, those who can impregnate but not conceive, and those who cannot impregnate but who can conceive. These three types of people are not allowed to become monks and take the full precepts. If they have already taken the full precepts, they should be expelled.</text:p>
      <text:p text:style-name="P61"/>
      <text:p text:style-name="P61">Other Chinese commentaries have variations of the same passage<text:note text:id="ftn96" text:note-class="footnote"><text:note-citation>97</text:note-citation><text:note-body><text:p text:style-name="P49"><text:tab/><text:span text:style-name="T12">See f.i. Shinsan X44 0744 四分律名義標釋 0450b01–0450b04.</text:span></text:p></text:note-body></text:note>:</text:p>
      <text:p text:style-name="P61"/>
      <text:p text:style-name="P96">It is said that a person has two roots/faculties (二 根): male and female. There are three kinds: The first is able to self-reproduce. He can impregnate and conceive. The second can impregnate others but cannot conceive himself. The third type cannot impregnate but he can conceive when impregnated by another.</text:p>
      <text:p text:style-name="P61"/>
      <text:p text:style-name="P61">The <text:span text:style-name="T2">Samantapāsādikā </text:span>identifies two types of <text:span text:style-name="T2">ubhatobyañjanakas </text:span>while the Chinese commentaries identify three. The <text:span text:style-name="T2">Samantapāsādikā</text:span>’s explanation is all the more puzzling because it describes the female <text:span text:style-name="T2">ubhatobyañjanaka </text:span>as having apparent female characteristics and the male characteristics hidden, but if they feel attracted to a woman, they seem to be able to hide the female characteristic and make the male characteristic apparent. The opposite is described for a male <text:span text:style-name="T2">ubhatobyañjanaka</text:span>. Moreover the female <text:span text:style-name="T2">ubhatobyañjanaka </text:span>is able to become pregnant but also impregnate others so they become pregnant. This <text:bookmark text:name="29"/>last aspect is also mentioned as one of the three types in the Chinese commentaries. The other two types in the Chinese are just described as being able to either get pregnant or impregnate others, just like females and males but with no further explanation as to why they are different from females and males.</text:p>
      <text:p text:style-name="P61">Apparently the ability to procreate is very important here and I would like to point out that it is humanly impossible to both conceive and impregnate<text:note text:id="ftn97" text:note-class="footnote"><text:note-citation>98</text:note-citation><text:note-body><text:p text:style-name="P61"><text:span text:style-name="T2"><text:tab/></text:span><text:span text:style-name="T12">In Appendix </text:span><text:a xlink:type="simple" xlink:href="../YellowGates.html#54" text:style-name="Internet_20_link" text:visited-style-name="Visited_20_Internet_20_Link"><text:span text:style-name="T12">C, </text:span></text:a><text:span text:style-name="T12">section </text:span><text:a xlink:type="simple" xlink:href="../YellowGates.html#55" text:style-name="Internet_20_link" text:visited-style-name="Visited_20_Internet_20_Link"><text:span text:style-name="T12">C.2 </text:span></text:a><text:span text:style-name="T12">I have described our current medical understanding of what it entails to both procreate as a male and a female.</text:span></text:p></text:note-body></text:note>. However, as we have seen in the Vedic mythology this is a recurrent theme and there are many instances where a person is both mother and father. King Ila himself, in the form of the woman Ilā, becomes pregnant and bears a son. He/she is bound to keep on changing sex/gender which also results in a change in sexual desires. In the <text:span text:style-name="T2">Mahābārata Anuśāsanaparvan</text:span><text:span text:style-name="T2"><text:note text:id="ftn98" text:note-class="footnote"><text:note-citation>99</text:note-citation><text:note-body><text:p text:style-name="P61"><text:span text:style-name="T2"><text:tab/></text:span><text:span text:style-name="T12">MBh 13.12.</text:span></text:p></text:note-body></text:note></text:span><text:span text:style-name="T2"> </text:span>we find the tale of King Bhaṅgāśvana, who is longing for a son, and performs a divine ritual as a result of <text:soft-page-break/>which he gets one hundred sons, but in doing so invokes the anger of the god Indra, who turns him into a woman. As a woman she conceives another hundred sons.</text:p>
      <text:p text:style-name="P61">Also in the Buddhist scriptures, in the story of Sorreya<text:note text:id="ftn99" text:note-class="footnote"><text:note-citation>100</text:note-citation><text:note-body><text:p text:style-name="P62"><text:span text:style-name="T2"><text:tab/></text:span><text:span text:style-name="T12">See </text:span><text:a xlink:type="simple" xlink:href="../YellowGates.html#57" text:style-name="Internet_20_link" text:visited-style-name="Visited_20_Internet_20_Link"><text:span text:style-name="T12">Dhammadinnā [2019] </text:span></text:a><text:span text:style-name="T12">for a detailed analysis of this story that appears in the </text:span><text:span text:style-name="T3">Soreyyatthera-vatthu</text:span><text:span text:style-name="T12"> of the </text:span><text:span text:style-name="T3">Dhammapada-aṭṭhavaṇṇanā</text:span><text:span text:style-name="T12">. The </text:span><text:span text:style-name="T3">Dhammapada-aṭṭhavaṇṇanā</text:span><text:span text:style-name="T12"> was seemingly translated from Pali into Sinhalese by Buddhaghosa on the invitation of an otherwise unknown Kumārakassapa Thera. Buddhaghosa is mentioned as the author in the epilogue of this work at Dhp-a IV 235–236.</text:span></text:p></text:note-body></text:note>, we find a similar account whereby somebody changes sex and gender involuntarily due to their ‘instant <text:span text:style-name="T2">kamma</text:span>’, triggered by impure thoughts. The difference with the Vedic stories is that the sex-change is attributed to causality and not to a spell or curse. This shows an underlying assumption of gender inequality, namely that the male sex is considered preferable and the result of ‘good <text:span text:style-name="T2">kamma</text:span>’, while the female sex is a result of ‘bad <text:span text:style-name="T2">kamma</text:span>’.</text:p>
      <text:p text:style-name="P61">There are also many instances in Vedic mythology where a sex/gender change is a deliberate choice. Gods are able to enact a sex/gender change in others, but also use it themselves for a variety of reasons, most notably for the purpose of sexual intercourse. One well-known story is the story of Kṛṣṇa who transforms himself into a woman in order to marry and have sex with Aravan. This story is reenacted each year by men who dress as women or who are <text:span text:style-name="T2">hijras </text:span>during the <text:span text:style-name="T2">thali </text:span>festival<text:note text:id="ftn100" text:note-class="footnote"><text:note-citation>101</text:note-citation><text:note-body><text:p text:style-name="P62"><text:span text:style-name="T2"><text:tab/></text:span><text:a xlink:type="simple" xlink:href="../YellowGates.html#58" text:style-name="Internet_20_link" text:visited-style-name="Visited_20_Internet_20_Link"><text:span text:style-name="T12">Goldman [1993</text:span></text:a><text:span text:style-name="T12">] page 388 and </text:span><text:a xlink:type="simple" xlink:href="../YellowGates.html#58" text:style-name="Internet_20_link" text:visited-style-name="Visited_20_Internet_20_Link"><text:span text:style-name="T12">Nanda </text:span></text:a><text:span text:style-name="T12">[</text:span><text:a xlink:type="simple" xlink:href="../YellowGates.html#58" text:style-name="Internet_20_link" text:visited-style-name="Visited_20_Internet_20_Link"><text:span text:style-name="T12">1999</text:span></text:a><text:span text:style-name="T12">] page 21.</text:span></text:p></text:note-body></text:note>. Another story is recounted in the <text:span text:style-name="T2">Mahā Bhāgavata Purāṇa </text:span>where the gods Śiva and Kāli both change sex/gender in order to experience sexuality from the perspective of the other sex<text:note text:id="ftn101" text:note-class="footnote"><text:note-citation>102</text:note-citation><text:note-body><text:p text:style-name="P62"><text:span text:style-name="T2"><text:tab/></text:span><text:a xlink:type="simple" xlink:href="../YellowGates.html#57" text:style-name="Internet_20_link" text:visited-style-name="Visited_20_Internet_20_Link"><text:span text:style-name="T12">Doniger O’Flaherty </text:span></text:a><text:span text:style-name="T12">[</text:span><text:a xlink:type="simple" xlink:href="../YellowGates.html#57" text:style-name="Internet_20_link" text:visited-style-name="Visited_20_Internet_20_Link"><text:span text:style-name="T12">1982] </text:span></text:a><text:span text:style-name="T12">page 334.</text:span></text:p></text:note-body></text:note>. Another reason for a deliberate sex change is to destroy the power of meditative yogis. Celibate men (and therefore celibate monks) are seen as particularly powerful and can only be defeated if a god changes himself into a female form to seduce them, or he gets a woman to do so for him<text:note text:id="ftn102" text:note-class="footnote"><text:note-citation>103</text:note-citation><text:note-body><text:p text:style-name="P62"><text:span text:style-name="T2"><text:tab/></text:span><text:span text:style-name="T12">See </text:span><text:a xlink:type="simple" xlink:href="../YellowGates.html#57" text:style-name="Internet_20_link" text:visited-style-name="Visited_20_Internet_20_Link"><text:span text:style-name="T12">Doniger O’Flaherty </text:span></text:a><text:span text:style-name="T12">[</text:span><text:a xlink:type="simple" xlink:href="../YellowGates.html#57" text:style-name="Internet_20_link" text:visited-style-name="Visited_20_Internet_20_Link"><text:span text:style-name="T12">1969</text:span></text:a><text:span text:style-name="T12">] for detailed stories whereby yogis were seduced to break</text:span><text:span text:style-name="T2"> </text:span><text:span text:style-name="T12">their power.</text:span></text:p></text:note-body></text:note>. The gods Visnu and Śiva change sex/gender frequently<text:note text:id="ftn103" text:note-class="footnote"><text:note-citation>104</text:note-citation><text:note-body><text:p text:style-name="P63"><text:span text:style-name="T2"><text:tab/></text:span><text:span text:style-name="T12">Wendy </text:span><text:a xlink:type="simple" xlink:href="../YellowGates.html#57" text:style-name="Internet_20_link" text:visited-style-name="Visited_20_Internet_20_Link"><text:span text:style-name="T12">Doniger O’Flaherty </text:span></text:a><text:span text:style-name="T12">[</text:span><text:a xlink:type="simple" xlink:href="../YellowGates.html#57" text:style-name="Internet_20_link" text:visited-style-name="Visited_20_Internet_20_Link"><text:span text:style-name="T12">1982] </text:span></text:a><text:span text:style-name="T12">gives a particularly interesting account on androgyns in the ancient texts. These androgyns can have a large variety of possible characteristics and origins. See for instance pages 261–313 for detailed stories.</text:span></text:p></text:note-body></text:note>.</text:p>
      <text:p text:style-name="P63">According to Serena Nanda<text:note text:id="ftn104" text:note-class="footnote"><text:note-citation>105</text:note-citation><text:note-body><text:p text:style-name="P63"><text:span text:style-name="T2"><text:tab/></text:span><text:span text:style-name="T12">Serena </text:span><text:a xlink:type="simple" xlink:href="../YellowGates.html#58" text:style-name="Internet_20_link" text:visited-style-name="Visited_20_Internet_20_Link"><text:span text:style-name="T12">Nanda </text:span></text:a><text:span text:style-name="T12">[</text:span><text:a xlink:type="simple" xlink:href="../YellowGates.html#58" text:style-name="Internet_20_link" text:visited-style-name="Visited_20_Internet_20_Link"><text:span text:style-name="T12">1999] </text:span></text:a><text:span text:style-name="T12">quotes Bullough pages 21–22.</text:span></text:p></text:note-body></text:note>, Tantric Hinduism holds that all people contain both male and female principles within themselves. The Supreme Being is conceptualized as a complete hermaphrodite, which is the ideal. In some sects, males (never females) imitate women in dress and behavior to achieve salvation or to realize the ‘woman’ in themselves in order to reach true love.</text:p>
      <text:p text:style-name="P63">The other types of <text:span text:style-name="T2">ubhatobyañjanakas </text:span>mentioned in the commentaries seem to be similar in their ability to have sex as both a male and a female, but being sterile in one of these faculties. Again, this is not something we naturally find in human beings but it is a theme extensively found in the Vedic myths.</text:p>
      <text:p text:style-name="P63">The word <text:span text:style-name="T2">ubhatobyañjanaka </text:span>does not appear in any texts outside of the Buddhist <text:span text:style-name="T2">Vinaya </text:span>and the <text:span text:style-name="T2">Vinaya </text:span>commentaries<text:note text:id="ftn105" text:note-class="footnote"><text:note-citation>106</text:note-citation><text:note-body><text:p text:style-name="P63"><text:span text:style-name="T2"><text:tab/></text:span><text:span text:style-name="T12">Appendix </text:span><text:a xlink:type="simple" xlink:href="../YellowGates.html#47" text:style-name="Internet_20_link" text:visited-style-name="Visited_20_Internet_20_Link"><text:span text:style-name="T12">B</text:span></text:a><text:span text:style-name="T12">, Figure </text:span><text:a xlink:type="simple" xlink:href="../YellowGates.html#48" text:style-name="Internet_20_link" text:visited-style-name="Visited_20_Internet_20_Link"><text:span text:style-name="T12">5 </text:span></text:a><text:span text:style-name="T12">shows that the word </text:span><text:span text:style-name="T2">ubhatobyañjanaka</text:span><text:span text:style-name="T12"> does not appear in any Vedic or Brahmanical texts and only appears in the Buddhist texts.</text:span></text:p></text:note-body></text:note>. It seems however logical that by the sheer definition of the <text:span text:style-name="T2">napuṁsaka </text:span>as ‘anything that is not entirely male or female’ the term <text:span text:style-name="T2">ubhatob yañ janaka </text:span>also falls under this category. As a sub-category of the <text:span text:style-name="T2">napuṁsaka </text:span>they would have been seen as hyperlibidinous, which is explained in later texts by the fact that <text:bookmark text:name="31"/><text:span text:style-name="T2">napuṁsakas </text:span>have both male and female characteristics<text:note text:id="ftn106" text:note-class="footnote"><text:note-citation>107</text:note-citation><text:note-body><text:p text:style-name="P64"><text:span text:style-name="T2"><text:tab/></text:span><text:span text:style-name="T12">As we have seen in chapter </text:span><text:a xlink:type="simple" xlink:href="../YellowGates.html#13" text:style-name="Internet_20_link" text:visited-style-name="Visited_20_Internet_20_Link"><text:span text:style-name="T12">3 </text:span></text:a><text:span text:style-name="T12">it is likely that ‘characteristics’ are defined as more than merely genital or procreative. </text:span><text:a xlink:type="simple" xlink:href="../YellowGates.html#58" text:style-name="Internet_20_link" text:visited-style-name="Visited_20_Internet_20_Link"><text:span text:style-name="T12">Jackson </text:span></text:a><text:span text:style-name="T12">[</text:span><text:a xlink:type="simple" xlink:href="../YellowGates.html#58" text:style-name="Internet_20_link" text:visited-style-name="Visited_20_Internet_20_Link"><text:span text:style-name="T12">1996], </text:span></text:a><text:span text:style-name="T12">quoting Bunmi Methangkun (1986) (article in Thai), observes that psychological as well as physiological factors are involved in the constitution of the </text:span><text:span text:style-name="T2">ubhatobyañjanaka. </text:span><text:span text:style-name="T12">He also observes (without reference) that in early Buddhist communities men who engage in receptive anal sex are seen as feminized and thought to be hermaphrodites.</text:span></text:p></text:note-body></text:note>. The explanation in the commentaries and sub-commentary as mentioned above also shows they are seen as bisexual in nature, similar to what we have seen in the Jain commentarial literature description of <text:span text:style-name="T2">napuṁsaka</text:span>.</text:p>
      <text:p text:style-name="P63">The term <text:span text:style-name="T2">paṇḍaka </text:span>as a subset of <text:span text:style-name="T2">napuṁsaka </text:span>was also seen as having both male and female characteristics in the Jain scriptures but is obviously not the same as the <text:span text:style-name="T2">ubhatob yañ janaka</text:span>. The difference between the <text:span text:style-name="T2">paṇḍaka </text:span>and the <text:span text:style-name="T2">ubhatobyañjanaka </text:span>clearly seems to be on the procreative level in that the <text:span text:style-name="T2">ubhatobyañjanaka </text:span>is able to conceive and impregnate while the <text:span text:style-name="T2">paṇḍaka</text:span>, as an impotent man, can do neither. From the descriptions given in the <text:span text:style-name="T2">Samantapāsādikā </text:span>we can also conclude that the <text:span text:style-name="T2">ubhatobyañjanaka </text:span>is able to change their primary and secondary characteristics, including external appearance and behavior to appear to be either male or female. Again, this is not possible outside the realm of mythology.</text:p>
      <text:p text:style-name="P63">All the <text:span text:style-name="T2">Vinayas </text:span>agree that the <text:span text:style-name="T2">ubhatobyañjanaka</text:span>/二根 is one of the four sex/gender types next to male, female and <text:span text:style-name="T2">paṇḍaka</text:span>/黃門. Considering that males and females were both seen as having just one root/faculty (in the meaning of procreative ability), and the <text:span text:style-name="T2">paṇḍaka </text:span>as having none<text:note text:id="ftn107" text:note-class="footnote"><text:note-citation>108</text:note-citation><text:note-body><text:p text:style-name="P64"><text:span text:style-name="T2"><text:tab/></text:span><text:span text:style-name="T12">Note that when the </text:span><text:span text:style-name="T2">paṇḍaka</text:span><text:span text:style-name="T12"> appears in the texts in the list of these four sex/gender types, it is always described in the Chinese Vinayas with the characters 黃門 (‘eunuch’) and never as 不能男 (‘impotent’). Indeed we find in the Chinese texts that a eunuch is somebody with the ‘male faculty’ removed. There might be some confusion here as to what entails characteristics and the Chinese scribes would have only been able to describe this based on their own experiences in their own culture.</text:span></text:p></text:note-body></text:note>, the person with two faculties fills a gap. Bee Scherer notes that this fourfold taxonomy (‘male’, ‘female’, ‘both ...’, ‘neither ...’) is intended to achieve the Classical Indian (and especially Buddhist) fourfold logical tetralemma called the <text:span text:style-name="T2">catuṣkoṭi</text:span><text:span text:style-name="T2"><text:note text:id="ftn108" text:note-class="footnote"><text:note-citation>109</text:note-citation><text:note-body><text:p text:style-name="P65"><text:span text:style-name="T2"><text:tab/></text:span><text:a xlink:type="simple" xlink:href="../YellowGates.html#59" text:style-name="Internet_20_link" text:visited-style-name="Visited_20_Internet_20_Link"><text:span text:style-name="T12">Scherer [2006</text:span></text:a><text:span text:style-name="T12">] page 68 and Dr. M. Vermeulen, whose book on this subject is yet to be published.</text:span></text:p></text:note-body></text:note></text:span><text:span text:style-name="T2"> </text:span>and that the categories of <text:span text:style-name="T2">paṇḍaka </text:span>and <text:span text:style-name="T2">ubhatobyañjanaka </text:span>are largely academic. This might indeed have played a role but I believe there are also other considerations like the fact that these types, either as mythological beings or the enactment thereof, are indeed found in India.</text:p>
      <text:p text:style-name="P65">Just like the term <text:span text:style-name="T2">paṇḍaka</text:span>, I believe that the <text:span text:style-name="T2">ubhatobyañjanaka </text:span>is a later addition to the <text:span text:style-name="T2">Vinaya</text:span>. The word only appears briefly in the <text:span text:style-name="T2">Vinaya</text:span>. It does not appear in the early <text:span text:style-name="T2">Suttas</text:span>, or in the <text:span text:style-name="T2">Pāṭimokkhas</text:span>, or <text:soft-page-break/>in other early parts of the <text:span text:style-name="T2">Vinaya</text:span><text:span text:style-name="T2"><text:note text:id="ftn109" text:note-class="footnote"><text:note-citation>110</text:note-citation><text:note-body><text:p text:style-name="P65"><text:span text:style-name="T2"><text:tab/></text:span><text:span text:style-name="T12">See Appendix </text:span><text:a xlink:type="simple" xlink:href="../YellowGates.html#47" text:style-name="Internet_20_link" text:visited-style-name="Visited_20_Internet_20_Link"><text:span text:style-name="T12">B, </text:span></text:a><text:span text:style-name="T12">Figure </text:span><text:a xlink:type="simple" xlink:href="../YellowGates.html#47" text:style-name="Internet_20_link" text:visited-style-name="Visited_20_Internet_20_Link"><text:span text:style-name="T12">3.</text:span></text:a></text:p></text:note-body></text:note></text:span>. The description is so brief and hardly existent in the Chinese texts that it seems to be added almost as an afterthought. Appendix <text:a xlink:type="simple" xlink:href="../YellowGates.html#47" text:style-name="Internet_20_link" text:visited-style-name="Visited_20_Internet_20_Link">B</text:a>, Figure <text:a xlink:type="simple" xlink:href="../YellowGates.html#49" text:style-name="Internet_20_link" text:visited-style-name="Visited_20_Internet_20_Link">7, </text:a>shows that the words used for the <text:span text:style-name="T2">ubhatobyañjanaka </text:span>in the Chinese texts mainly appear in the <text:span text:style-name="T2">Vinaya </text:span>collections T22–T24 and the later <text:span text:style-name="T2">Abhidhamma </text:span>and commentaries as well as most prominently in T54, which <text:bookmark text:name="32"/>are non-Buddhist texts. And again we see the same pattern in the Tibetan charts in Figure <text:a xlink:type="simple" xlink:href="../YellowGates.html#50" text:style-name="Internet_20_link" text:visited-style-name="Visited_20_Internet_20_Link">9. </text:a>The insertion of this word would have most likely occurred during the redaction of the <text:span text:style-name="T2">Vinaya </text:span>at the Second Council as discussed in the previous chapter.</text:p>
      <text:p text:style-name="P65"><text:span text:style-name="T5">U</text:span><text:span text:style-name="T2">bhatobyañjanaka </text:span>seems to be a rather elusive term that does not allow itself to be captured easily. Various scholars have tried to explain this as a form of intersex<text:note text:id="ftn110" text:note-class="footnote"><text:note-citation>111</text:note-citation><text:note-body><text:p text:style-name="P67"><text:span text:style-name="T2"><text:tab/></text:span><text:span text:style-name="T12">For a brief description of the term ‘intersex’ see Appendix </text:span><text:a xlink:type="simple" xlink:href="../YellowGates.html#54" text:style-name="Internet_20_link" text:visited-style-name="Visited_20_Internet_20_Link"><text:span text:style-name="T12">C</text:span></text:a><text:span text:style-name="T12">, section </text:span><text:a xlink:type="simple" xlink:href="../YellowGates.html#55" text:style-name="Internet_20_link" text:visited-style-name="Visited_20_Internet_20_Link"><text:span text:style-name="T12">C.2.</text:span></text:a></text:p></text:note-body></text:note> for the sole reason that intersex people were previously erroneously called ‘hermaphrodite’ and a hermaphrodite can procreate in both the male and female way as in the description of the <text:span text:style-name="T2">ubhatobyañjanaka </text:span>in the commentaries. This is confusing as a true hermaphrodite does not exist among humans and is distinct from intersex.</text:p>
      <text:p text:style-name="P65">From the descriptions in the commentaries, the <text:span text:style-name="T2">ubhatobyañjanaka </text:span>is not human in nature. It is a concept, a mythological being, the embodiment of the feminine principle in the male. And just like the <text:span text:style-name="T2">paṇḍaka </text:span>it is likely that there were also people involved in the religious enactment of these mythological tales as we have seen in Tantric Hinduism, which would have included strong sexual motifs<text:note text:id="ftn111" text:note-class="footnote"><text:note-citation>112</text:note-citation><text:note-body><text:p text:style-name="P68"><text:span text:style-name="T12"><text:tab/></text:span><text:a xlink:type="simple" xlink:href="../YellowGates.html#58" text:style-name="Internet_20_link" text:visited-style-name="Visited_20_Internet_20_Link"><text:span text:style-name="T12">Nanda </text:span></text:a><text:span text:style-name="T12">[</text:span><text:a xlink:type="simple" xlink:href="../YellowGates.html#58" text:style-name="Internet_20_link" text:visited-style-name="Visited_20_Internet_20_Link"><text:span text:style-name="T12">1999] </text:span></text:a><text:span text:style-name="T12">page 22.</text:span></text:p></text:note-body></text:note>. It is likely that people with ambiguous genital characteristics were among these, as they naturally bear some resemblance to the idealized hermaphrodite Supreme Being, but the concept entailed more than just physical characteristics; it also involved gender-expression and social religious roles. As Robert <text:a xlink:type="simple" xlink:href="../YellowGates.html#58" text:style-name="Internet_20_link" text:visited-style-name="Visited_20_Internet_20_Link">Goldman [1993] </text:a>points out: “... the whole phenomenon appears to be deeply bound up with a patriarchal culture’s ambivalent construction of women and their sexuality.” The Vedic stories explore the deep longing of men to be able to conceive and this idea is found in a variety of Indian sources. Again, this is a concept that does not match any contemporary notions.</text:p>
      <text:p text:style-name="P65"><text:span text:style-name="T1"/></text:p>
      <text:h text:style-name="Heading_20_2" text:outline-level="2">6. Itthipaṇḍaka, Animittā, Nimittamattā, Vepurisikā</text:h>
      <text:p text:style-name="P65"><text:span text:style-name="T1"/></text:p>
      <text:p text:style-name="P65">There are various other words mentioned in the ordination procedures for <text:span text:style-name="T2">Bhikkhunīs </text:span>as described in the <text:span text:style-name="T2">Theravāda Bhikkhunikkhandhaka </text:span>that are interesting in this context. The last three of these do not exclude an aspirant from ordination<text:note text:id="ftn112" text:note-class="footnote"><text:note-citation>113</text:note-citation><text:note-body><text:p text:style-name="P68"><text:span text:style-name="T3"><text:tab/>Khandhaka</text:span><text:span text:style-name="T12"> 20 </text:span><text:span text:style-name="T3">Bhikkhunikkhandhaka</text:span><text:span text:style-name="T12"> PTS vol 2 page 271, translated by Ajahn Brahmali.</text:span></text:p></text:note-body></text:note>:</text:p>
      <text:p text:style-name="P65"/>
      <table:table table:name="Table1" table:style-name="Table1">
        <table:table-column table:style-name="Table1.A"/>
        <table:table-column table:style-name="Table1.B"/>
        <table:table-row table:style-name="TableLine94085743124640">
          <table:table-cell table:style-name="Table1.A1" office:value-type="string">
            <text:p text:style-name="P65"><text:span text:style-name="T2">itthipaṇḍaka</text:span></text:p>
          </table:table-cell>
          <table:table-cell table:style-name="Table1.A1" office:value-type="string">
            <text:p text:style-name="P65">female <text:span text:style-name="T2">paṇḍaka</text:span></text:p>
          </table:table-cell>
        </table:table-row>
        <table:table-row table:style-name="TableLine94085743124640">
          <table:table-cell table:style-name="Table1.A1" office:value-type="string">
            <text:p text:style-name="P65"><text:span text:style-name="T2">animittā</text:span></text:p>
          </table:table-cell>
          <table:table-cell table:style-name="Table1.A1" office:value-type="string">
            <text:p text:style-name="P65">woman who lacks genitals</text:p>
          </table:table-cell>
        </table:table-row>
        <table:table-row table:style-name="TableLine94085743124640">
          <table:table-cell table:style-name="Table1.A1" office:value-type="string">
            <text:p text:style-name="P65"><text:span text:style-name="T2">nimittamattā</text:span></text:p>
          </table:table-cell>
          <table:table-cell table:style-name="Table1.A1" office:value-type="string">
            <text:p text:style-name="P65">woman with incomplete genitals</text:p>
          </table:table-cell>
        </table:table-row>
        <table:table-row table:style-name="TableLine94085743124640">
          <table:table-cell table:style-name="Table1.A1" office:value-type="string">
            <text:p text:style-name="P65"><text:span text:style-name="T2">vepurisikā</text:span></text:p>
          </table:table-cell>
          <table:table-cell table:style-name="Table1.A1" office:value-type="string">
            <text:p text:style-name="P65">woman who is manlike</text:p>
          </table:table-cell>
        </table:table-row>
      </table:table>
      <text:p text:style-name="P65"/>
      <text:p text:style-name="P65">The word <text:span text:style-name="T2">animittā </text:span>literally means ‘signless’ and appears a number of times in the Canon but mostly with a different meaning, namely as in <text:span text:style-name="T2">animitto (ceto)samādhi</text:span>, which is translated by Bhikkhu Sujato as ‘signless immersion’, a term used in the context of <text:bookmark text:name="33"/>meditation. In the context of not having genitals, it only appears in the Canon in the <text:span text:style-name="T2">Bhikkhunikkhandhaka </text:span>and as a form of abuse for women in the <text:span text:style-name="T2">Bhikkhu Saṁghādisesa </text:span>3; never on its own but always in the same sequence of words of which the above are a few.</text:p>
      <text:p text:style-name="P65">The words <text:span text:style-name="T2">nimittamattā </text:span>and <text:span text:style-name="T2">vepurisikā </text:span>are explained in the <text:span text:style-name="T2">Samantapāsādikā</text:span><text:span text:style-name="T2"><text:note text:id="ftn113" text:note-class="footnote"><text:note-citation>114</text:note-citation><text:note-body><text:p text:style-name="P69"><text:tab/>Sp.1.285, translations by Ajahn Brahmali.</text:p></text:note-body></text:note></text:span>:</text:p>
      <text:p text:style-name="P65"><text:span text:style-name="T2"/></text:p>
      <text:p text:style-name="P97"><text:span text:style-name="T2">Nimittamattāsīti tava itthinimittaṁ aparipuṇṇaṁ saññāmattamevāti vuttaṁ hoti.</text:span></text:p>
      <text:p text:style-name="P97"><text:span text:style-name="T2">...</text:span></text:p>
      <text:p text:style-name="P97"><text:span text:style-name="T2">Vepurisikāti samassudāṭhikā purisarūpā itthī.</text:span></text:p>
      <text:p text:style-name="P65"><text:span text:style-name="T2"/></text:p>
      <text:p text:style-name="P97"><text:soft-page-break/>You are a <text:span text:style-name="T2">nimittamattā</text:span>: you have incomplete female characteristics (<text:span text:style-name="T2">nimitta</text:span>), merely a token.</text:p>
      <text:p text:style-name="P97">…</text:p>
      <text:p text:style-name="P97"><text:span text:style-name="T2">Vepurisikā </text:span>means a woman who has a beard and a mustache like a man.</text:p>
      <text:p text:style-name="P65"/>
      <text:p text:style-name="P65">Table <text:a xlink:type="simple" xlink:href="../YellowGates.html#33" text:style-name="Internet_20_link" text:visited-style-name="Visited_20_Internet_20_Link">2 </text:a>gives an overview of the terms.</text:p>
      <text:p text:style-name="P65"/>
      <text:p text:style-name="P66">(insert table 2)</text:p>
      <text:p text:style-name="P65">Table 2: The terms for sex/gender non-conforming individuals in the <text:span text:style-name="T2">Bhikkhunikkhandhaka </text:span>in the various schools.</text:p>
      <text:p text:style-name="P65"/>
      <text:p text:style-name="P72">The first three of the above mentioned terms in the <text:span text:style-name="T2">Theravāda Bhikkhunikkhandhaka</text:span> are rather vague in their descriptions. The Chinese texts are not very clear on this point either but the overall questions asked here seem to be mostly to do with menstruation and diseases. At first glance it seems that the rules regarding ordination are trying to make sure that the girl in question is old enough for ordination and not ill. Rules concerning whether or not a girl has breasts can be explained as a question with regards to age, or it can be explained as a question to find out if she has developed the secondary characteristics needed or is possibly intersex. We will never know the true purpose behind <text:bookmark text:name="34"/>these questions but it is not unlikely that these questions about the development of sexual organs were asked for the sole purpose of establishing age. After all, we also find rules in the <text:span text:style-name="T2">Bhikkhunīpātimokkha </text:span>that prohibit the ordination of married girls under the age of 12<text:note text:id="ftn114" text:note-class="footnote"><text:note-citation>115</text:note-citation><text:note-body><text:p text:style-name="P72"><text:span text:style-name="T3"><text:tab/>Pācittiya</text:span><text:span text:style-name="T12"> 65 </text:span><text:span text:style-name="T3">Yā pana bhikkhunī ūnad vāda sa vassaṁ gihigataṁ vuṭṭhāpeyya, pācittiyaṁ. </text:span><text:span text:style-name="T12">(“Should any Bhikkhunī give acceptance to a married woman less than twelve years old, it is to be confessed.”, translation by Thanissaro Bhikkhu)</text:span></text:p></text:note-body></text:note>.</text:p>
      <text:p text:style-name="P72">The question about whether a girl is sterile would point to her at least having had one child (how else would they know if she is able to conceive?) but this would seem strange if she wants to enter a celibate Order. It seems likely that the question was intended to establish if she is at least old enough to menstruate. Another possible explanation could be that women who could not conceive would be unable to marry or would be subject to divorce if the marriage remained barren. These women might have been considered outcastes and in order to survive and for protection might have sought refuge in the <text:span text:style-name="T2">Saṅgha</text:span>. The <text:span text:style-name="T2">Saṅgha </text:span>might have therefore established these rules in order to prevent them getting inundated with candidates seeking ordination for the wrong reasons<text:note text:id="ftn115" text:note-class="footnote"><text:note-citation>116</text:note-citation><text:note-body><text:p text:style-name="P72"><text:span text:style-name="T12"><text:tab/>With sincere gratitude to Ajahn Brahmali for this suggestion.</text:span></text:p></text:note-body></text:note>. There are several stories about nuns who sought refuge in the Buddhist or Jain <text:span text:style-name="T2">Saṅghas </text:span>after having been rejected by their husbands or being widowed. We find some of these stories in the <text:span text:style-name="T2">Therīgāthā</text:span>, the Verses of the Senior Nuns, for instance in the story of <text:span text:style-name="T2">Isidāsī</text:span><text:span text:style-name="T2"><text:note text:id="ftn116" text:note-class="footnote"><text:note-citation>117</text:note-citation><text:note-body><text:p text:style-name="P72"><text:span text:style-name="T12"><text:tab/>Thig 15.1.</text:span></text:p></text:note-body></text:note></text:span>, <text:span text:style-name="T2">Candā</text:span><text:span text:style-name="T2"><text:note text:id="ftn117" text:note-class="footnote"><text:note-citation>118</text:note-citation><text:note-body><text:p text:style-name="P72"><text:span text:style-name="T12"><text:tab/>Thig 5.12.</text:span></text:p></text:note-body></text:note></text:span>, and <text:span text:style-name="T2">Paṭācārā</text:span><text:span text:style-name="T2"><text:note text:id="ftn118" text:note-class="footnote"><text:note-citation>119</text:note-citation><text:note-body><text:p text:style-name="P72"><text:span text:style-name="T12"><text:tab/></text:span><text:a xlink:type="simple" xlink:href="../YellowGates.html#58" text:style-name="Internet_20_link" text:visited-style-name="Visited_20_Internet_20_Link"><text:span text:style-name="T12">Hecker </text:span></text:a><text:span text:style-name="T12">[</text:span><text:a xlink:type="simple" xlink:href="../YellowGates.html#58" text:style-name="Internet_20_link" text:visited-style-name="Visited_20_Internet_20_Link"><text:span text:style-name="T12">1976].</text:span></text:a></text:p></text:note-body></text:note></text:span>, or in the Jain scriptures in the story of Bhadda Kundalakesa<text:note text:id="ftn119" text:note-class="footnote"><text:note-citation>120</text:note-citation><text:note-body><text:p text:style-name="P72"><text:span text:style-name="T12"><text:tab/></text:span><text:a xlink:type="simple" xlink:href="../YellowGates.html#58" text:style-name="Internet_20_link" text:visited-style-name="Visited_20_Internet_20_Link"><text:span text:style-name="T12">Hecker </text:span></text:a><text:span text:style-name="T12">[</text:span><text:a xlink:type="simple" xlink:href="../YellowGates.html#58" text:style-name="Internet_20_link" text:visited-style-name="Visited_20_Internet_20_Link"><text:span text:style-name="T12">1976].</text:span></text:a></text:p></text:note-body></text:note>.</text:p>
      <text:p text:style-name="P72">These terms hardly appear in any texts or commentaries. Bhikkhu <text:a xlink:type="simple" xlink:href="../YellowGates.html#59" text:style-name="Internet_20_link" text:visited-style-name="Visited_20_Internet_20_Link">Sujato [2009</text:a>] argues that the <text:span text:style-name="T2">Bhikkhunikkhandhaka</text:span>, as well as other parts of the <text:span text:style-name="T2">Vinaya</text:span>, are a later addition, possibly dating back to the Second Council and the elusiveness of these terms seems to confirm that. He points out that the <text:span text:style-name="T2">Bhikkhunī Vinaya </text:span>uses its own language and terminology that is often more in line with the Jain terminology and is poorly integrated with the <text:span text:style-name="T2">Bhikkhu Vinaya</text:span><text:span text:style-name="T2"><text:note text:id="ftn120" text:note-class="footnote"><text:note-citation>121</text:note-citation><text:note-body><text:p text:style-name="P72"><text:span text:style-name="T12"><text:tab/></text:span><text:a xlink:type="simple" xlink:href="../YellowGates.html#59" text:style-name="Internet_20_link" text:visited-style-name="Visited_20_Internet_20_Link"><text:span text:style-name="T12">Sujato </text:span></text:a><text:span text:style-name="T12">[</text:span><text:a xlink:type="simple" xlink:href="../YellowGates.html#59" text:style-name="Internet_20_link" text:visited-style-name="Visited_20_Internet_20_Link"><text:span text:style-name="T12">2009] </text:span></text:a><text:span text:style-name="T12">pages 143–145.</text:span></text:p></text:note-body></text:note></text:span>. This could explain the discrepancies we see between the <text:span text:style-name="T2">Bhikkhu </text:span>and <text:span text:style-name="T2">Bhikkhunī Vinayas </text:span>in describing certain words pertaining to sex/gender as used in the ordination procedures. In any case, the variability and vagueness of these terms with reference to sex/gender do not permit a clear picture.</text:p>
      <text:p text:style-name="P72">It is certain though that the terms <text:span text:style-name="T2">paṇḍaka </text:span>and <text:span text:style-name="T2">ubhatobyañjanaka </text:span>pertained exclusively to male candidates as we have also seen in the Jain Order while the <text:span text:style-name="T2">Bhikkhunīs </text:span>seem to have had their own vocabulary.</text:p>
      <text:p text:style-name="P72">There are some rare cases of people who were raised from birth as girls that later became assigned as <text:span text:style-name="T2">hijra </text:span>after they failed to develop secondary female sexual characteristics (breast development and menstruation) at puberty<text:note text:id="ftn121" text:note-class="footnote"><text:note-citation>122</text:note-citation><text:note-body><text:p text:style-name="P72"><text:span text:style-name="T12"><text:tab/></text:span><text:a xlink:type="simple" xlink:href="../YellowGates.html#58" text:style-name="Internet_20_link" text:visited-style-name="Visited_20_Internet_20_Link"><text:span text:style-name="T12">Nanda </text:span></text:a><text:span text:style-name="T12">[</text:span><text:a xlink:type="simple" xlink:href="../YellowGates.html#58" text:style-name="Internet_20_link" text:visited-style-name="Visited_20_Internet_20_Link"><text:span text:style-name="T12">1999] </text:span></text:a><text:span text:style-name="T12">page 15.</text:span></text:p></text:note-body></text:note>. Although there is very little evi<text:bookmark text:name="35"/>dence to go on, I believe that these cases could possibly be representing the <text:span text:style-name="T2">itthipaṇḍaka</text:span>. The term <text:span text:style-name="T2">itthipaṇḍaka </text:span>only appears in the Pali scriptures and in the <text:span text:style-name="T2">Mūlasarvāstivāda Vinaya </text:span>(黃門女). The latter defines the <text:span text:style-name="T2">itthipaṇḍaka </text:span>as either not menstruating or not having a fully formed urinal tract<text:note text:id="ftn122" text:note-class="footnote"><text:note-citation>123</text:note-citation><text:note-body><text:p text:style-name="P72"><text:span text:style-name="T12"><text:tab/>T24 1451 根本說一切有部毘奈耶雜事 0364b16 and 0364b27. With much gratitude to Dr. Hsiao-Lan Hu for pointing this out.</text:span></text:p></text:note-body></text:note>. The Mahīśāsaka <text:span text:style-name="T2">Vinaya </text:span>talks about a 黃門 (<text:span text:style-name="T2">paṇḍaka</text:span>) without <text:soft-page-break/>adding the character for ‘female’ (女). We also see a similar idea emerging in Tantric Hinduisim<text:note text:id="ftn123" text:note-class="footnote"><text:note-citation>124</text:note-citation><text:note-body><text:p text:style-name="P73"><text:span text:style-name="T12"><text:tab/></text:span><text:a xlink:type="simple" xlink:href="../YellowGates.html#58" text:style-name="Internet_20_link" text:visited-style-name="Visited_20_Internet_20_Link"><text:span text:style-name="T12">Nanda [1999</text:span></text:a><text:span text:style-name="T12">] pages 21–22.</text:span></text:p></text:note-body></text:note> where a woman without menstruation is seen as a ‘female eunuch’.</text:p>
      <text:p text:style-name="P72">At least for <text:span text:style-name="T2">Bhikkhunī </text:span>ordination in the <text:span text:style-name="T2">Theravāda </text:span>lineage, the characteristics of an <text:span text:style-name="T2">animittā, nimittamattā or vepurisikā </text:span>do not invalidate an ordination. This is possibly also true in several of the Chinese <text:span text:style-name="T2">Vinayas</text:span>.</text:p>
      <text:p text:style-name="P72"><text:span text:style-name="T1"/></text:p>
      <text:h text:style-name="Heading_20_2" text:outline-level="2">7. Changing Liṅga</text:h>
      <text:p text:style-name="P72"><text:span text:style-name="T1"/></text:p>
      <text:p text:style-name="P72">In this chapter I want to pay some special attention to a very interesting passage in the Buddhist Canon. The <text:span text:style-name="T2">Theravāda Vinaya Pā rāji ka </text:span>1 describes the curious case where a monk changes <text:span text:style-name="T2">liṅga </text:span>and is thereafter seen as a woman. She is then admitted into the <text:span text:style-name="T2">Bhikkhunī </text:span>Order. The same is repeated for a nun who changes <text:span text:style-name="T2">liṅga </text:span>and is from that moment on a <text:span text:style-name="T2">Bhikkhu</text:span><text:span text:style-name="T2"><text:note text:id="ftn124" text:note-class="footnote"><text:note-citation>125</text:note-citation><text:note-body><text:p text:style-name="P73"><text:span text:style-name="T12"><text:tab/>Translation by Ajahn Brahmali, </text:span><text:span text:style-name="T3">Pārā</text:span><text:span text:style-name="T4">j</text:span><text:span text:style-name="T3">ika</text:span><text:span text:style-name="T12"> 1, PTS Vol. 3, page 35.</text:span></text:p></text:note-body></text:note></text:span>.</text:p>
      <text:p text:style-name="P72"><text:span text:style-name="T2"/></text:p>
      <text:p text:style-name="P98"><text:span text:style-name="T2">Tena kho pana samayena aññatarassa bhikkhuno itthiliṅgaṁ pātubhūtaṁ hoti. Bhagavato etamatthaṁ ārocesuṁ. “Anujānāmi, bhikkhave, taññeva upajjhaṁ tameva upasampadaṁ tāniyeva vassāni bhikkhunīhi saṅgamituṁ. Yā āpattiyo bhikkhūnaṁ bhikkhunīhi sādhāraṇā tā āpattiyo bhikkhunīnaṁ santike vuṭṭhātuṁ. Yā āpattiyo bhikkhūnaṁ bhikkhunīhi asādhāraṇā tāhi āpattīhi anāpattī”ti.</text:span></text:p>
      <text:p text:style-name="P98"><text:span text:style-name="T2">Tena kho pana samayena aññatarissā bhikkhuniyā purisaliṅgaṁ pātubhūtaṁ hoti. Bhagavato etamatthaṁ ārocesuṁ. “Anujānāmi, bhikkhave, taññeva upajjhaṁ tameva upasampadaṁ tāniyeva vassāni bhikkhūhi saṅgamituṁ. Yā āpattiyo bhikkhunīnaṁ bhikkhūhi sādhāraṇā tā āpattiyo bhikkhūnaṁ santike vuṭṭhātuṁ. Yā āpattiyo bhikkhunīnaṁ bhikkhūhi asādhāraṇā tāhi āpattīhi anāpattī”ti.</text:span></text:p>
      <text:p text:style-name="P72"><text:span text:style-name="T2"/></text:p>
      <text:p text:style-name="P98">At one time the <text:span text:style-name="T2">liṅga </text:span>of a woman appeared on a monk. They told the Master. He said: “Monks, I allow that very discipleship, that very ordination, those years as a monk, to be transferred to the nuns. The monks’ offenses that are in common with the nuns are to be dealt with in the presence of the nuns. For the monks’ offenses that are not in common with the nuns, there’s no offense.”</text:p>
      <text:p text:style-name="P99"><text:bookmark text:name="36"/>At one time the <text:span text:style-name="T2">liṅga </text:span>of a man appeared on a nun. They told the Master. He said: “Monks, I allow that very discipleship, that very ordination, those years as a nun, to be transferred to the monks. The nuns’ offenses that are in common with the monks are to be dealt with in the presence of the monks. For the nuns’ offenses that are not in common with the monks, there’s no offense.”</text:p>
      <text:p text:style-name="P74"/>
      <text:p text:style-name="P74">The appearance of this passage in <text:span text:style-name="T2">Pārājika </text:span>1 is a bit odd. This rule is to do with sexual intercourse and obviously a change of characteristics has nothing much to do with that. It is likely that this passage was added later. The same passage is found in the texts of several of the Chinese schools<text:note text:id="ftn125" text:note-class="footnote"><text:note-citation>126</text:note-citation><text:note-body><text:p text:style-name="P74"><text:span text:style-name="T12"><text:tab/>This passage possibly appears in all of the Chinese schools but I have been unable to locate it.</text:span></text:p></text:note-body></text:note> but in a different section, namely below the passages on ordination. This seems more logical as there is a question implied here about ordination, namely if (s)he needs to re-ordain or needs a new preceptor. Again the Chinese characters are confusing here, mixing up the characters for ‘root’ and ‘shape’, which seem to be used as synonyms.</text:p>
      <text:p text:style-name="P74">The Buddha seems to handle this rather curious matter in a very matter-of-fact way. The monastic in question is simply assigned to the other Order while keeping their years of seniority as well as their preceptor. It does not seem to be a problem at all. He simply responds in the compassionate way we would expect.</text:p>
      <text:p text:style-name="P74">In regards to this passage in the <text:span text:style-name="T2">Vinaya</text:span>, Carol Anderson<text:note text:id="ftn126" text:note-class="footnote"><text:note-citation>127</text:note-citation><text:note-body><text:p text:style-name="P74"><text:span text:style-name="T12"><text:tab/></text:span><text:a xlink:type="simple" xlink:href="../YellowGates.html#57" text:style-name="Internet_20_link" text:visited-style-name="Visited_20_Internet_20_Link"><text:span text:style-name="T12">Anderson </text:span></text:a><text:span text:style-name="T12">[</text:span><text:a xlink:type="simple" xlink:href="../YellowGates.html#57" text:style-name="Internet_20_link" text:visited-style-name="Visited_20_Internet_20_Link"><text:span text:style-name="T12">2016b</text:span></text:a><text:span text:style-name="T12">].</text:span></text:p></text:note-body></text:note> argues that this actually refers to the possibility of biological sex change as well as a change of gender characteristics on the basis that both the canonical passage as well as the commentaries interpret the word <text:span text:style-name="T2">liṅga </text:span>to refer to both the biological sex as well as gender-expression. The distinction between anatomical sex and gender (either social roles or <text:soft-page-break/>personal identification based on an internal awareness) that we have today is not made in ancient India.</text:p>
      <text:p text:style-name="P74">The section on the monk changing <text:span text:style-name="T2">liṅga </text:span>is discussed in the <text:span text:style-name="T2">Samantapāsādikā </text:span>and its Chinese equivalent (T24 1462 善見律毘婆沙). The most striking thing about the commentarial explanation is that the change in <text:span text:style-name="T2">liṅga </text:span>happens overnight and might also revert back. In fact the monastic in question can revert back and forth several times. This is something that is attributed to <text:span text:style-name="T2">kamma</text:span><text:span text:style-name="T2"><text:note text:id="ftn127" text:note-class="footnote"><text:note-citation>128</text:note-citation><text:note-body><text:p text:style-name="P74"><text:span text:style-name="T12"><text:tab/></text:span><text:a xlink:type="simple" xlink:href="../YellowGates.html#58" text:style-name="Internet_20_link" text:visited-style-name="Visited_20_Internet_20_Link"><text:span text:style-name="T12">Heirman [2012</text:span></text:a><text:span text:style-name="T12">] page 430 notes that when asleep one loses control and this can lead to shameful situations. Therefore, sexual misconduct can happen during sleep like erotic dreams or the emission of semen. Another possible explanation could be due to sexual orientation. The commentaries mention that this happens when the monk is sleeping under the same roof as another monk (at least before they go to sleep) and the reverse case for a nun. If in such a case an erotic dream occurs that has to do with this other monk (/nun) i.e. same-sex attraction and the word liṅga also includes what is described as veda by the Jains, it is possible that what we have here is that this same-sex attraction is seen as a female characteristic.</text:span></text:p></text:note-body></text:note></text:span>. A likely explanation of this passage is that we are dealing here with a highly academic stance with the aim of explaining something that was not well understood at the time the commentary was written. Carol Anderson argues <text:bookmark text:name="37"/>that the commentarial passage can be seen as a teaching mechanism to illustrate that male characteristics are a result of good <text:span text:style-name="T2">kamma </text:span>in past lives while female characteristics are a result of bad <text:span text:style-name="T2">kamma</text:span>. This patriarchal stance is found in all Buddhist traditions so is not entirely unexpected.</text:p>
      <text:p text:style-name="P74">To conclude, we can merely say that this passage is important but also raises questions. Its position near the bottom of <text:span text:style-name="T2">Pārājika </text:span>1 and in the sections on ordination in the Chinese <text:span text:style-name="T2">Vinayas </text:span>seem to point to a later inclusion, similar to other passages found in the <text:span text:style-name="T2">Vinaya </text:span>that have to do with gender non-conforming individuals.</text:p>
      <text:p text:style-name="P74">The question remains as to what has changed exactly. As discussed in chapter <text:a xlink:type="simple" xlink:href="../YellowGates.html#13" text:style-name="Internet_20_link" text:visited-style-name="Visited_20_Internet_20_Link">3 </text:a>I believe that the term <text:span text:style-name="T2">liṅga </text:span>refers to a combination of sexual characteristics and genderexpressions i.e. what a person sees when they decide if this is a man, a woman or neither. There is no indication that the Buddhists followed the Jains in including sexuality in this term and monastics have already given up gendered attire and shaved their heads. Therefore the change of <text:span text:style-name="T2">liṅga </text:span>in this passage must refer to physical characteristics like breasts, genitals, body hair, etc. as well as to gender-expressions like behavior.</text:p>
      <text:p text:style-name="P74">In a time when Hormone Replacement Therapy and surgery were not available it does not seem to be likely that anybody just changed sex from one day to the next. One possible explanation can be found in the rare case where somebody is raised as a boy or girl but during puberty turns out to be the opposite when sex markers become more apparent. We know from the <text:span text:style-name="T2">Vinaya </text:span>that children were ordained very young and before puberty. This could be an indication that what we now define as intersex was not seen as an obstacle to ordination.</text:p>
      <text:p text:style-name="P74">Although the monastic in question in this passage changes <text:span text:style-name="T2">liṅga</text:span>, they also seem to be different from an <text:span text:style-name="T2">ubhatobyañjanaka</text:span>. After all, they are allowed to stay in robes and their change of <text:span text:style-name="T2">liṅga </text:span>is not treated as anything special<text:note text:id="ftn128" text:note-class="footnote"><text:note-citation>129</text:note-citation><text:note-body><text:p text:style-name="P70"><text:tab/>Note that in this passage the change mentioned is a change of <text:span text:style-name="T3">liṅga</text:span> while the <text:span text:style-name="T3">ubhatobyañjanaka</text:span> is described as changing <text:span text:style-name="T3">nimitta</text:span> or <text:span text:style-name="T3">byañjana</text:span> and <text:span text:style-name="T3">liṅg</text:span>a is only mentioned in relation to rebirth, quoting a commentary to the <text:span text:style-name="T3">Abhidhamma</text:span>. I have used these terms as synomyms throughout to describe sex/gender characteristics but it might be that there is a more subtle difference. In the Chinese Vinayas the same character is used in both cases.</text:p></text:note-body></text:note>. This is all the more evidence that the term <text:span text:style-name="T2">ubhatobyañjanaka </text:span>does not mean what we know today as intersex, nor transgender. The <text:span text:style-name="T2">ubhatobyañjanaka </text:span>is described as hyperlibidinous and being able to change characteristics at will for the purpose of sexual intercourse, while the monastic in this passage is obviously quite keen to stay celibate and practice as a monastic. The aspect of intention is important here as the monastic in this story is not in control of the change.</text:p>
      <text:p text:style-name="P74"/>
      <text:h text:style-name="Heading_20_2" text:outline-level="2"><text:bookmark text:name="38"/>8. Conclusion</text:h>
      <text:p text:style-name="P74"><text:span text:style-name="T1"/></text:p>
      <text:p text:style-name="P75">I started my analysis by pointing out that a translation of the terms <text:span text:style-name="T2">paṇḍaka </text:span>and <text:span text:style-name="T2">ubhatob yañ janaka </text:span>based on a modern understanding of concepts is problematic and has led to the exclusion of transgender and intersex people from ordination.</text:p>
      <text:p text:style-name="P75">Not only is the meaning of these terms not well understood, they have most likely been included in the <text:span text:style-name="T2">Vinaya </text:span>during the Second Council after the Buddha’s death as the result of a wider religious debate with regards to the position of women in the Buddhist and Jain Orders. This hinged on the identification of the signs to designate somebody as a female, which logically also led to the examination of what is male, and ‘neither male nor female’.</text:p>
      <text:p text:style-name="P75">In this paper I have shown that the terms <text:span text:style-name="T2">paṇḍaka </text:span>and <text:span text:style-name="T2">ubhatobyañjanaka </text:span>are very likely to have deep roots in Vedic mythology and the religious enactment of that mythology by real people in sects and rituals, often involving sexual practices. The people involved in these practices were perceived as ‘not male’ due to a combination of physical sexcharacteristics and gender-expressions and were attributed <text:soft-page-break/>with a hyperlibidinous nature due to the role they had to play in society.</text:p>
      <text:p text:style-name="P75">Over thousands of years people in different parts of the Buddhist world have been trying to find explanations and interpretations of these words based on their own culture and society. However very little research has been done as to the actual meaning of these words at the time of the Buddha and shortly thereafter as well as the influence of other Orders like the Jains. We saw that the Chinese scribes, who translated the <text:span text:style-name="T2">Vinaya</text:span>, could only make sense of these words using a concept they knew in that culture, namely their own imperial palace eunuchs from the Han Dynasty, a concept which is vastly different from what the term <text:span text:style-name="T2">paṇḍaka </text:span>is trying to convey. It would equally be a mistake for us to try and interpret these words in terms of ‘transgender’ or ‘intersex’, terms we are familiar with in our Western culture. The <text:span text:style-name="T2">paṇḍaka </text:span>and <text:span text:style-name="T2">ubhatobyañjanaka </text:span>belong in a time and place where the fabric of reality and mythology were woven into each other in a way that is daunting for our Western rational minds. For thousands of years various authors have attempted to solve the inherent ambiguities in these terms, in commentarial texts and sub-commentaries, up to the present day. The truth is that the full meaning of these terms cannot be captured in single words or phrases based on modern concepts and any interpretation of these terms will always be flawed.</text:p>
      <text:p text:style-name="P75">The only thing we can say for certain is that the <text:span text:style-name="T2">paṇḍaka </text:span>and the <text:span text:style-name="T2">ubhatobyañjanaka</text:span> are seen as problematic as candidates for ordination because they are unable to keep their precept of celibacy. This is also confirmed by the Chinese commentaries<text:note text:id="ftn129" text:note-class="footnote"><text:note-citation>130</text:note-citation><text:note-body><text:p text:style-name="P71"><text:tab/>T85 2792 毘尼心 0667b25–0667c05.</text:p></text:note-body></text:note> as well as indicated in the origin stories. The idea that they are a threat to celibate monks because the monks might be attracted to them is not supported by the Buddhist origin stories, <text:bookmark text:name="39"/>but could possibly be inferred from the mythological stories where shape-shifting gods seduce celibate yogis.</text:p>
      <text:p text:style-name="P75">The main, and only, undisputed criterion for not allowing ordination to certain individuals is their diﬀiculty in keeping the precepts. This is a fair reason for barring somebody from ordination. All criteria based on perceived or imagined sex/gender characteristics that might or might not be part of a <text:span text:style-name="T2">paṇḍaka </text:span>or <text:span text:style-name="T2">ubhatobyañjanaka </text:span>are not fair reasons. Transgender and intersex people are generally not hyperlibidinous and are just as able to keep the precepts as anyone else. It is therefore unfair, even cruel, to deny ordination to otherwise eligible individuals on the basis of a very limited and a most likely erroneous understanding of these terms, even more so because we know with a fair amount of certainty that they were inserted into the <text:span text:style-name="T2">Vinaya </text:span>after the Buddha’s passing away, most likely influenced by discussions with other religious traditions which were held in a male patriarchal system where the fear of the feminine, and thus everything that is seen as ‘not-male’ is paramount. The wholesome aspiration to ordain and practice in line with the Dhamma is something that needs to be encouraged, not disparaged. Ordination as a monastic is not a right to be acquired to become part of an elite group through an initiation ritual. It is to be welcomed if someone feels inspired to play a part in the propagation of the Dhamma and to help safeguard it for future generations.</text:p>
      <text:p text:style-name="P75">I certainly do not wish to justify ignoring any of the rules in the <text:span text:style-name="T2">Vinaya</text:span>. But this is an instance where contemporary social conventions are simply not covered by any of the <text:span text:style-name="T2">Vinaya </text:span>rules. We never before had the medical knowledge about intersex or the ability to change sex with Hormone Replacement Therapy and surgery. In such a case we must not question how to make the <text:span text:style-name="T2">Vinaya </text:span>rules apply to the convention, but whether such rules apply at all. When the application of such a rule causes unnecessary suffering on the basis of very feeble arguments, I think it is unjust to do this. Regardless of how the <text:span text:style-name="T2">Vinaya </text:span>is interpreted, the doctrine of <text:span text:style-name="T2">anattā </text:span>(non-self), which is fundamental to all Buddhist schools, denies that there is an identity or lasting entity at the center of any being. So this makes sex and gender differences at the deepest level a superficial factor just like race, ethnicity, appearance or social status. Therefore to deny anybody ordination on the basis of this is in itself against the Dhamma.</text:p>
      <text:p text:style-name="P75">In speaking with Buddhist monastics the question often arises as to which <text:span text:style-name="T2">Saṅgha</text:span>, <text:span text:style-name="T2">Bhikkhus </text:span>or <text:span text:style-name="T2">Bhikkhunīs</text:span>, a transgender or intersex person should ordain into and as such also according to which ordination procedure. This question emerges from the distinct binary structure of the Buddhist institution that reflects a society vastly different from our Western one. This might have been appropriate at the time <text:soft-page-break/>of the Buddha, but it is not necessarily appropriate for our current time and place and we will have to rethink how we deal with these issues. I therefore think we should leave such questions to the individuals involved based on their gender-experience in consultation with the members of the community they wish to ordain into. The <text:span text:style-name="T2">Vinaya </text:span>has given us an example where <text:bookmark text:name="40"/>the person could simply live in the <text:span text:style-name="T2">Saṅgha </text:span>according to their own gender-experience<text:note text:id="ftn130" text:note-class="footnote"><text:note-citation>131</text:note-citation><text:note-body><text:p text:style-name="P75"><text:span text:style-name="T12"><text:tab/>PTS vol. 3 page 35. See also chapter </text:span><text:a xlink:type="simple" xlink:href="../YellowGates.html#35" text:style-name="Internet_20_link" text:visited-style-name="Visited_20_Internet_20_Link"><text:span text:style-name="T12">7.</text:span></text:a></text:p></text:note-body></text:note> where they could practice in a way that was most appropriate to them in order to get the best possible opportunities to eradicate defilements and practice the teachings. As I have outlined in this article, in ancient India there was a lively debate with regards to the characteristics that make up a ‘man’ or a ‘woman’ and these are not so clear-cut and also not limited to primary sex characteristics. There are however many variables involved and in which community a person would benefit most is not a question that is easy to answer and should be carefully considered on a case-by-case basis.</text:p>
      <text:p text:style-name="P75">The preservation of the religious institution and its public image is an important reason for the establishment of the <text:span text:style-name="T2">Vinaya</text:span><text:span text:style-name="T2"><text:note text:id="ftn131" text:note-class="footnote"><text:note-citation>132</text:note-citation><text:note-body><text:p text:style-name="P75"><text:span text:style-name="T12"><text:tab/>Brenna </text:span><text:a xlink:type="simple" xlink:href="../YellowGates.html#57" text:style-name="Internet_20_link" text:visited-style-name="Visited_20_Internet_20_Link"><text:span text:style-name="T12">Artinger [2020</text:span></text:a><text:span text:style-name="T12">] cites Shayne Clarke, page 66.</text:span></text:p></text:note-body></text:note></text:span>. As Buddhism has spread across the world and across many socio-cultural environments, the challenge for the institution is to maintain its integrity while at the same time acknowledge the socio-cultural differences in the environments it operates in, the people who support it and to whom it aims to provide a refuge from suffering. Unfortunately we see all too often that people in Western cultures, already disillusioned with religion due to the scandals, misogyny and sexism in the Catholic Church, turn away from Buddhism and the Dhamma because they are unable to reconcile the inclusive nature of the teachings with yet another rigid patriarchal institution that seems out of place in the modern Western world. If we are not careful in addressing these issues we may end up damaging the reputation of the <text:span text:style-name="T2">Saṅgha</text:span>, which we aimed to preserve.</text:p>
      <text:p text:style-name="P75">Article 1 of the UN Universal Declaration of Human Rights reads: “All human beings are born free and equal in dignity and rights”. Denying ordination on the basis of sex or gender is against basic human rights and as Buddhists it is not only our duty to ensure the ethical standards that are expected of us in our society, but also to be the living examples of the Buddha’s compassion for all beings.</text:p>
      <text:p text:style-name="P75"/>
      <text:p text:style-name="P100">As Buddhists who espouse the ideal of unconditional loving kindness and respect, judging people on their behavior instead of their birth, we should be well positioned to show leadership on the development of gender equality in the modern world and the consequent reduction of suffering for half the world’s population. Moreover, if Buddhism is to remain relevant and grow, we must address these issues head on. But how can we speak about gender equality when some of our own <text:span text:style-name="T2">Theravāda </text:span>Buddhist organizations are gender biased? <text:span text:style-name="T2">Ajahn Brahmavaṁso</text:span> </text:p>
      <text:p text:style-name="P100"/>
      <text:h text:style-name="Heading_20_2" text:outline-level="2">9. Gratitude</text:h>
      <text:p text:style-name="P76"><text:span text:style-name="T1"/></text:p>
      <text:p text:style-name="P76">When writing this paper I have had help and input from so many friends. It became clear to me how important this issue is for so many people and I feel very grateful that I have had the opportunity and time to dedicate to this worthwhile cause.</text:p>
      <text:p text:style-name="P76">I wish to especially thank my Spiritual Advisor, Ven. Anandabodhi Bhikkhunī, who has helped me to understand my own spiritual journey as a queer female monastic in a conservative and patriarchal Buddhist <text:span text:style-name="T2">Saṅgha</text:span>. I also thank my good friends Ayya Yeshe Chödrön and Ven. Akāliko Bhikkhu, who have always stood by me, encouraged me to do this research and in fact are the impetus for it.</text:p>
      <text:p text:style-name="P76">With regards to the practical work on this paper, I wish to express my heartfelt gratitude to Ven. Ajahn Brahmali Bhikkhu for his input, translations, discussions and feedback, to Brenna Artinger for their thorough research, to Dr. Hsiao-Lan Hu for research and feedback with regards to the Chinese texts and to Derek Sola for proofreading.</text:p>
      <text:p text:style-name="P76">I also wish to express my gratitude to Ven. Sujato Bhikkhu, Dr. Orna Almogi, Sebastian Nehrdich and Blake Walsh for developing the websites <text:a xlink:type="simple" xlink:href="https://suttacentral.net/" text:style-name="Internet_20_link" text:visited-style-name="Visited_20_Internet_20_Link">SuttaCentral.net </text:a>and <text:a xlink:type="simple" xlink:href="https://buddhanexus.net/" text:style-name="Internet_20_link" text:visited-style-name="Visited_20_Internet_20_Link">BuddhaNexus.net. </text:a>I feel privileged to have <text:soft-page-break/>been able to contribute as part of the development team of both. These websites have made research into this subject so much easier.</text:p>
      <text:p text:style-name="P76">And lastly, I wish to thank all the people, and in particular the LGBTIQA+ community and other female monastics, who have supported me as a monastic for many years and whose stories have touched me deeply.</text:p>
      <text:p text:style-name="P76"><text:span text:style-name="T1"/></text:p>
      <text:h text:style-name="Heading_20_2" text:outline-level="2"><text:bookmark text:name="42"/><text:span text:style-name="T1">A. Sex and Gender Non-Conformity in the Chinese</text:span> <text:span text:style-name="T1">Vinayas of the Different Schools</text:span></text:h>
      <text:p text:style-name="P76"><text:span text:style-name="T1"/></text:p>
      <text:h text:style-name="Heading_20_3" text:outline-level="3">A.1. Mahāsaṅghika Vinaya</text:h>
      <text:p text:style-name="P76"><text:span text:style-name="T1"/></text:p>
      <text:p text:style-name="P76">The <text:span text:style-name="T2">Mahāsaṅghika Vinaya Bhikkhu Pakiṇṇaka </text:span>describes an occasion where some monks feel groping at night and after catching the culprit, a monk, he admits to being a 非男非 女 i.e. ‘neither male, nor female’<text:note text:id="ftn132" text:note-class="footnote"><text:note-citation>133</text:note-citation><text:note-body><text:p text:style-name="P81"><text:tab/>T22 1425 摩訶僧祇律 0417c14–0418a10.</text:p></text:note-body></text:note>. They report this to the Buddha, who tells them there are six types of ‘not males’ (不能男者有六種)<text:note text:id="ftn133" text:note-class="footnote"><text:note-citation>134</text:note-citation><text:note-body><text:p text:style-name="P81"><text:tab/>摩訶僧祇律: <text:s/>生不能男、捺破不能男、割卻不能男，因他起不能男、妬不能男、半月不能男</text:p></text:note-body></text:note> (lit. those we are not capable/impotent). The Buddha lays down a rule that none of these should be ordained and those already ordained should be expelled.</text:p>
      <text:p text:style-name="P76"/>
      <text:list xml:id="list4166776222" text:style-name="L3">
        <text:list-item>
          <text:p text:style-name="P77">Those who are born impotent (生).</text:p>
        </text:list-item>
        <text:list-item>
          <text:p text:style-name="P77">Those who are born from a concubine (捺破)<text:note text:id="ftn134" text:note-class="footnote"><text:note-citation>135</text:note-citation><text:note-body><text:p text:style-name="P82"><text:tab/>This is the only place in the Canon where this is mentioned. Dr. Hsiao-Lan Hu remarks: “捺破 者，妻妾生兒，共相妬嫉，小時捺破，是名捺破,” seems to suggest that 捺破 is a condition caused by wives and concubines being so jealous of one another for bearing male heirs that they deliberately caused damage to another’s son’s genitalia (testicles, rather than penis, it seems) when he was young.</text:p></text:note-body></text:note>.</text:p>
        </text:list-item>
        <text:list-item>
          <text:p text:style-name="P77">A castrated impotent man (割却)<text:note text:id="ftn135" text:note-class="footnote"><text:note-citation>136</text:note-citation><text:note-body><text:p text:style-name="P82"><text:tab/>This person is castrated as a punishment by the king’s minister (割却男根 lit. cut root/faculty of masculinity).</text:p></text:note-body></text:note>.</text:p>
        </text:list-item>
        <text:list-item>
          <text:p text:style-name="P77">A transformed impotent man who is aroused by the touch of others but cannot ejaculate (因他)<text:note text:id="ftn136" text:note-class="footnote"><text:note-citation>137</text:note-citation><text:note-body><text:p text:style-name="P82"><text:tab/>This is a very free translation based on other texts where this type is mentioned.</text:p></text:note-body></text:note>.</text:p>
        </text:list-item>
        <text:list-item>
          <text:p text:style-name="P77">A jealous impotent man who is a voyeur and becomes aroused when watching others have sex (妬).</text:p>
        </text:list-item>
        <text:list-item>
          <text:p text:style-name="P77">A ‘half-moon’ impotent man (半月生者) (the description of what this is exactly is unclear).</text:p>
        </text:list-item>
      </text:list>
      <text:p text:style-name="P76"/>
      <text:p text:style-name="P76">The term 非男非女 (neither male nor female) is only used by the <text:span text:style-name="T2">paṇḍaka </text:span>to describe himself in this <text:span text:style-name="T2">Vinaya</text:span>. This could be a literal translation of the term <text:span text:style-name="T2">napuṁsaka </text:span>as in Vedic India this is an umbrella term, which includes the <text:span text:style-name="T2">paṇḍaka</text:span>. The <text:span text:style-name="T2">hijras </text:span>of India also refer to themselves with this term.</text:p>
      <text:p text:style-name="P76">The term 二根 (i.e. 2 roots/faculties) is mentioned in passing as a question for <text:span text:style-name="T2">Bhikkhu</text:span> ordination but without further explanation<text:note text:id="ftn137" text:note-class="footnote"><text:note-citation>138</text:note-citation><text:note-body><text:p text:style-name="P82"><text:tab/>T22 1425 摩訶僧祇律 0413c02.</text:p></text:note-body></text:note>. The term 黃門 (translated as ‘eunuch’<text:note text:id="ftn138" text:note-class="footnote"><text:note-citation>139</text:note-citation><text:note-body><text:p text:style-name="P83"><text:tab/>In the remainder of this appendix I will use the translation ‘eunuch’ (in quotation marks) as the oﬀicial translation of 黃門 according to the dictionary. I refute this translation as too narrow and probably erroneous in chapter <text:a xlink:type="simple" xlink:href="../YellowGates.html#22" text:style-name="Internet_20_link" text:visited-style-name="Visited_20_Internet_20_Link">4.3</text:a>.</text:p></text:note-body></text:note>) is also mentioned here without further explanation.</text:p>
      <text:p text:style-name="P76"><text:bookmark text:name="43"/>Another term used in <text:span text:style-name="T2">Pārājika </text:span>2<text:note text:id="ftn139" text:note-class="footnote"><text:note-citation>140</text:note-citation><text:note-body><text:p text:style-name="P83"><text:tab/>T22 1425 摩訶僧祇律 0244a24.</text:p></text:note-body></text:note> is 二形 (‘two shapes’). There seems to be some confusion between two terms: 二根 (‘two roots/faculties’) and 二形 (‘two shapes’) that are sometimes used as synonyms in different places.</text:p>
      <text:p text:style-name="P76">Other words we find in the <text:span text:style-name="T2">Bhikkhunī </text:span>ordination procedure are those who have no breasts (無乳) or just one breast (一乳) or those who have no vagina (石女)<text:note text:id="ftn140" text:note-class="footnote"><text:note-citation>141</text:note-citation><text:note-body><text:p text:style-name="P83"><text:tab/>Dr. Hsiao-Lan Hu translates 石女 as ‘having no vagina’ but the dictionary entry in <text:a xlink:type="simple" xlink:href="http://www.buddhism-dict.net/cgi-bin/xpr-ddb.pl?q=石女" text:style-name="Internet_20_link" text:visited-style-name="Visited_20_Internet_20_Link">www.buddhism</text:a><text:a xlink:type="simple" xlink:href="http://www.buddhism-dict.net/cgi-bin/xpr-ddb.pl?q=石女" text:style-name="Internet_20_link" text:visited-style-name="Visited_20_Internet_20_Link">dict.net </text:a>translates it as ‘barren’ or ‘sterile’.</text:p></text:note-body></text:note>. In this procedure it is mentioned that the candidate can proceed if she does not suffer from these conditions<text:note text:id="ftn141" text:note-class="footnote"><text:note-citation>142</text:note-citation><text:note-body><text:p text:style-name="P83"><text:tab/>T22 1425 摩訶僧祇律 0472b05–0472b10.</text:p></text:note-body></text:note>. We also find a question about whether or not she has a rectovaginal fistula (二道通)<text:note text:id="ftn142" text:note-class="footnote"><text:note-citation>143</text:note-citation><text:note-body><text:p text:style-name="P84"><text:tab/>The commentary T24 1462 善見律毘婆沙 0763 explains: “二道者，穀道水道”–“The two tracts are the solid tract and the liquid tract.”</text:p></text:note-body></text:note>.</text:p>
      <text:p text:style-name="P76"><text:span text:style-name="T1"/></text:p>
      <text:h text:style-name="Heading_20_3" text:outline-level="3">A.2. Dharmaguptaka Vinaya</text:h>
      <text:p text:style-name="P76"><text:span text:style-name="T1"/></text:p>
      <text:p text:style-name="P76">In the <text:span text:style-name="T2">Dharmaguptaka Vinaya Pabbajja Khandhaka </text:span>the story is similar to that in the <text:span text:style-name="T2">Theravāda Vinaya</text:span>. <text:soft-page-break/>A ‘eunuch’ (黃門) is ordained and then tries to have sex with monks and novices but is rebuked. He ends up having sex with cowherds and shepherds. The story is brought to the Buddha who lays down the rule that all ‘eunuchs’ have to be expelled and cannot ordain. He identifies five types of ‘eunuch’<text:note text:id="ftn143" text:note-class="footnote"><text:note-citation>144</text:note-citation><text:note-body><text:p text:style-name="P85"><text:tab/>Translation by <text:a xlink:type="simple" xlink:href="../YellowGates.html#57" text:style-name="Internet_20_link" text:visited-style-name="Visited_20_Internet_20_Link">BTC </text:a>[<text:a xlink:type="simple" xlink:href="../YellowGates.html#57" text:style-name="Internet_20_link" text:visited-style-name="Visited_20_Internet_20_Link">2015]. </text:a>T22 1428 四分律 0812b23–0812c10.</text:p></text:note-body></text:note>:</text:p>
      <text:p text:style-name="P76"/>
      <text:list xml:id="list3053253515" text:style-name="L4">
        <text:list-item>
          <text:p text:style-name="P78">Those born as a ‘eunuch’ (生黃門).</text:p>
        </text:list-item>
        <text:list-item>
          <text:p text:style-name="P78">A castrated ‘eunuch’ (犍黃門)<text:note text:id="ftn144" text:note-class="footnote"><text:note-citation>145</text:note-citation><text:note-body><text:p text:style-name="P85"><text:tab/>Lit. a bullock-‘eunuch’.</text:p></text:note-body></text:note>.</text:p>
        </text:list-item>
        <text:list-item>
          <text:p text:style-name="P78">A jealous ‘eunuch’ (妬黃門), who is aroused at the sight of others having sex.</text:p>
        </text:list-item>
        <text:list-item>
          <text:p text:style-name="P78">A transformed ‘eunuch’ (變黃門). Transformed means while committing a sexual act with another, he loses male sexual function, and thereby becomes a <text:span text:style-name="T2">paṇḍaka</text:span>.</text:p>
        </text:list-item>
        <text:list-item>
          <text:p text:style-name="P78">A ‘half-moon’ ‘eunuch’ (半月黃門), having male sexual function for half a month, and being impotent for the other half of the month<text:note text:id="ftn145" text:note-class="footnote"><text:note-citation>146</text:note-citation><text:note-body><text:p text:style-name="P85"><text:tab/>The word 不能男 (i.e. incapable/impotent) is used here just like in the <text:span text:style-name="T2">Mahāsaṅghika </text:span>and <text:span text:style-name="T2">Sarvāstivāda Vinayas</text:span>.</text:p></text:note-body></text:note>.</text:p>
        </text:list-item>
      </text:list>
      <text:p text:style-name="P76"/>
      <text:p text:style-name="P76">The regular list of persons not to be ordained is given, using the word 二形 (‘two shapes’), translated by <text:a xlink:type="simple" xlink:href="../YellowGates.html#57" text:style-name="Internet_20_link" text:visited-style-name="Visited_20_Internet_20_Link">BTC [2015] </text:a>as ‘hermaphrodite’, while in other places in the <text:span text:style-name="T2">Vinaya </text:span>it uses 二根 (‘two roots/faculties’).</text:p>
      <text:p text:style-name="P76">After this list the <text:span text:style-name="T2">Dharmaguptaka Vinaya </text:span>adds the story of a monk and nun respectively who change sex/gender as mentioned in the <text:span text:style-name="T2">Theravāda Pārājika </text:span>1. The Buddha concludes <text:bookmark text:name="44"/>that they can simply go to the other Order and do not need to be expelled<text:note text:id="ftn146" text:note-class="footnote"><text:note-citation>147</text:note-citation><text:note-body><text:p text:style-name="P86"><text:tab/>T22 1428 四分律 0813b15–0813b23. The commentary X55 0884: 表無表章栖翫記 0230c22–0231a09 explains that there is no need for re-ordination in this case.</text:p></text:note-body></text:note>. Again, the word used here for sex/gender characteristics is 形 (i.e. form or shape). The next paragraphs list the case of a monk and nun respectively who changed sex/gender to become 男女二形 i.e. both male and female. The Buddha mentions that they have to be expelled.</text:p>
      <text:p text:style-name="P76">The <text:span text:style-name="T2">Dharmaguptaka Vinaya </text:span>proceeds to list details of monks who have been castrated through various causes<text:note text:id="ftn147" text:note-class="footnote"><text:note-citation>148</text:note-citation><text:note-body><text:p text:style-name="P86"><text:tab/>T22 1428 四分律 0813b25–0813c04.</text:p></text:note-body></text:note>. Obviously these are not seen as falling under the same category as the above mentioned ‘eunuch’. When castration happens through an accident or even when it happens through <text:span text:style-name="T2">karmic </text:span>causes, the monk in question can remain, but if he causes the castration intentionally himself he is expelled. Here the phrase is 截其男根 (lit. cut off the male root/faculty).</text:p>
      <text:p text:style-name="P76">While in the <text:span text:style-name="T2">Mahāsaṅghika Vinaya </text:span>one who is castrated (i.e. with the cutting off of the male root/faculty 男根) is seen as an impotent man and thus not fit for ordination, here this only matters when the action is voluntary and not accidental.</text:p>
      <text:p text:style-name="P76">In the <text:span text:style-name="T2">Bhikkhunī </text:span>ordination procedure we find the person with two faculties (二根) and the person with rectovaginal fistula (二道合). In the same sequence we find the word 道小, which is translated by <text:a xlink:type="simple" xlink:href="../YellowGates.html#57" text:style-name="Internet_20_link" text:visited-style-name="Visited_20_Internet_20_Link">BTC </text:a>[<text:a xlink:type="simple" xlink:href="../YellowGates.html#57" text:style-name="Internet_20_link" text:visited-style-name="Visited_20_Internet_20_Link">2015] </text:a>as ‘underdeveloped genitalia’<text:note text:id="ftn148" text:note-class="footnote"><text:note-citation>149</text:note-citation><text:note-body><text:p text:style-name="P86"><text:tab/>T22 1428 四分律 0924c20.</text:p></text:note-body></text:note>. Unlike in the <text:span text:style-name="T2">Theravāda Vinaya</text:span>, this condition would lead to disqualification from ordination<text:note text:id="ftn149" text:note-class="footnote"><text:note-citation>150</text:note-citation><text:note-body><text:p text:style-name="P86"><text:tab/>The disqualification from ordination of the 二 根 and 二 道 合 is confirmed in <text:span text:style-name="T2">Bhikkhunī Vibhaṅga, Pācittiya </text:span>166–167, T22 1428 四分律 0773c21–0774b03.</text:p></text:note-body></text:note>. Further down a separate clause is added for those who have no breasts (無乳) or just one breast (一乳), who are equally barred from ordination<text:note text:id="ftn150" text:note-class="footnote"><text:note-citation>151</text:note-citation><text:note-body><text:p text:style-name="P86"><text:tab/>T22 1428 四分律 0926c20–0926c21.</text:p></text:note-body></text:note>.</text:p>
      <text:p text:style-name="P76"><text:span text:style-name="T1"/></text:p>
      <text:h text:style-name="Heading_20_3" text:outline-level="3">A.3. Mahīśāsaka Vinaya</text:h>
      <text:p text:style-name="P76"><text:span text:style-name="T1"/></text:p>
      <text:p text:style-name="P79">The story in the <text:span text:style-name="T2">Mahīśāsaka Vinaya Pabbajjā Khandhaka</text:span><text:span text:style-name="T2"><text:note text:id="ftn151" text:note-class="footnote"><text:note-citation>152</text:note-citation><text:note-body><text:p text:style-name="P87"><text:tab/>T22 1421 彌沙塞部和醯五分律 0117c29–0118a05.</text:p></text:note-body></text:note></text:span><text:span text:style-name="T2"> </text:span>is similar to the <text:span text:style-name="T2">Theravāda Vinaya</text:span>. A ‘eunuch’ (黃 門) is ordained and proceeds to try and have sex with various monks, novices and others. As a result he is expelled together with others like him. Just like in the <text:span text:style-name="T2">Theravāda Vinaya</text:span>, there is no mention here of several types of <text:span text:style-name="T2">paṇḍakas</text:span>/‘eunuchs’. At the end of the expulsion spoken by the Buddha, it is simply mentioned that the same holds true for those with ‘two roots/faculties’ (二根) without further explanation of what this is.</text:p>
      <text:p text:style-name="P79"/>
      <text:p text:style-name="P79">The story of the monk who became a woman and was allowed to live with the nuns thereafter is also <text:soft-page-break/>mentioned here and also the opposite case of a nun who became a man. The next paragraph is dedicated to a monk who, due to his great lust, self-castrated and <text:bookmark text:name="45"/>as a result was expelled<text:note text:id="ftn152" text:note-class="footnote"><text:note-citation>153</text:note-citation><text:note-body><text:p text:style-name="P87"><text:tab/>T22 1421 彌沙塞部和醯五分律 0119a11–0119a28. Unlike in the <text:span text:style-name="T2">Dharmaguptaka Vinaya</text:span>, the character 根 (root or faculty) is used here for the monk/nun who changes sex/gender while the word 形 (shape or form) is used for the monk who castrates himself. </text:p></text:note-body></text:note>.</text:p>
      <text:p text:style-name="P79">In the <text:span text:style-name="T2">Bhikkhunī </text:span>ordination procedure we find another few terms in the questions asked during the ritual<text:note text:id="ftn153" text:note-class="footnote"><text:note-citation>154</text:note-citation><text:note-body><text:p text:style-name="P88"><text:tab/>T22 1421 彌沙塞部和醯五分律 0187c21–0187c29.</text:p></text:note-body></text:note>. It asks if a woman has no vagina (石 女)<text:note text:id="ftn154" text:note-class="footnote"><text:note-citation>155</text:note-citation><text:note-body><text:p text:style-name="P88"><text:tab/>Translated elsewhere as ‘barren/sterile’.</text:p></text:note-body></text:note>, if she is not a ‘eunuch’ (黃門) and if her female genitals (root/faculty) are developed (女根具足). Here it is not specifically mentioned that somebody is barred from ordination if the answer is aﬀirmative.</text:p>
      <text:p text:style-name="P79"><text:span text:style-name="T1"/></text:p>
      <text:h text:style-name="Heading_20_3" text:outline-level="3">A.4. Sarvāstivāda Vinaya</text:h>
      <text:p text:style-name="P79"><text:span text:style-name="T1"/></text:p>
      <text:p text:style-name="P79">The story in the <text:span text:style-name="T2">Sarvāstivāda Vinaya Pabbajjā Khandhaka</text:span><text:span text:style-name="T2"><text:note text:id="ftn155" text:note-class="footnote"><text:note-citation>156</text:note-citation><text:note-body><text:p text:style-name="P88"><text:tab/>T23 1435 0153b18–0153c17. 說一切有部《十誦律》：生不能男、半月不能男、妬不能男、精不能男、 病不能男</text:p></text:note-body></text:note></text:span><text:span text:style-name="T2"> </text:span>also tells of a monk who groped other monks at night which caused problems and started rumors. Again, the Buddha identifies five types of 不能男 (impotent males). All of these are not allowed to ordain and are expelled if already ordained:</text:p>
      <text:p text:style-name="P79"/>
      <text:list xml:id="list114628002" text:style-name="L5">
        <text:list-item>
          <text:p text:style-name="P80">Those born impotent (生) (here possibly defined as a bastard).</text:p>
        </text:list-item>
        <text:list-item>
          <text:p text:style-name="P80">A ‘half-moon’ impotent man (半月), who is impotent for half of the month.</text:p>
        </text:list-item>
        <text:list-item>
          <text:p text:style-name="P80">A jealous impotent man (妬), who likes to see others engage in sex.</text:p>
        </text:list-item>
        <text:list-item>
          <text:p text:style-name="P80">A transformed impotent man who is aroused by the touch of others but cannot ejaculate (精)<text:note text:id="ftn156" text:note-class="footnote"><text:note-citation>157</text:note-citation><text:note-body><text:p text:style-name="P88"><text:tab/>“精不能男” is described as “因他人婬，身身分用，是精不能男.” Dr. Hsiao-Lan Hu remarks: “I think this is the equivalent of “因他起不能男” in the <text:span text:style-name="T2">Mahāsaṅghika Vinaya</text:span>. ‘精’ refers to ‘semen’.”</text:p></text:note-body></text:note>.</text:p>
        </text:list-item>
        <text:list-item>
          <text:p text:style-name="P80">A castrated impotent man (病)<text:note text:id="ftn157" text:note-class="footnote"><text:note-citation>158</text:note-citation><text:note-body><text:p text:style-name="P88"><text:tab/>“若朽爛、若墮、若虫噉，是病不能男”–“if it is rotten, if it fell off, if it got bit off by wild animals (in classical Chinese, tiger is often referred to as ‘大虫’).” So 病不能男 is similar to ‘割卻不能男’ in the <text:span text:style-name="T2">Mahāsaṅghika Vinaya </text:span>(except for self-castration) or ‘形殘黃門’.</text:p></text:note-body></text:note>.</text:p>
        </text:list-item>
      </text:list>
      <text:p text:style-name="P79"/>
      <text:p text:style-name="P79">In another part of the <text:span text:style-name="T2">Vinaya </text:span>this term 二根 (two roots/faculties) is used next to the term 黃門 (‘eunuch’) but not in relation to ordination. <text:span text:style-name="T2">Pārājika </text:span>1 (just like the <text:span text:style-name="T2">Pārājika </text:span>1 of all the schools) mentions the existence of four kinds of offender: men, women, 黃門 (‘eunuch’) and 二根 (two roots/faculties). The same two words are used elsewhere in the <text:span text:style-name="T2">Sarvāstivāda Vinaya </text:span>while the word 不能男 (impotent) is only used in the list for those who cannot ordain.</text:p>
      <text:p text:style-name="P79">The <text:span text:style-name="T2">Bhikkhunī Khandhaka </text:span>goes more into detail about those who cannot ordain. The 二根 (two roots/faculties) is mentioned here<text:note text:id="ftn158" text:note-class="footnote"><text:note-citation>159</text:note-citation><text:note-body><text:p text:style-name="P88"><text:tab/>T23 1435 0294a23–0294a28.</text:p></text:note-body></text:note>.</text:p>
      <text:p text:style-name="P101"><text:bookmark text:name="46"/>A similar list of questions is asked of female candidates for ordination as with the other schools. The candidate is to be asked if she has underdeveloped genitalia (女根小) (lit. small female root/faculty), has no breasts (無乳) or just one breast (一乳) and if she is sterile (是不能產). It seems however that regardless of the answer, the candidate is not barred from ordination<text:note text:id="ftn159" text:note-class="footnote"><text:note-citation>160</text:note-citation><text:note-body><text:p text:style-name="P102"><text:tab/>T23 1435 0332b11–0332b22.</text:p></text:note-body></text:note>.</text:p>
      <text:p text:style-name="P101">With regards to the five types of 黃門, the Chinese commentarial texts merely add that these people cannot ordain because they have diﬀiculty keeping the precepts<text:note text:id="ftn160" text:note-class="footnote"><text:note-citation>161</text:note-citation><text:note-body><text:p text:style-name="P102"><text:tab/>T85 2792 毘尼心 0667b25–0667b26.</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7-28T15:08:00.437829775</dc:date>
    <meta:editing-duration>PT6H56M40S</meta:editing-duration>
    <meta:editing-cycles>60</meta:editing-cycles>
    <meta:generator>LibreOffice/6.4.7.2$Linux_X86_64 LibreOffice_project/40$Build-2</meta:generator>
    <meta:document-statistic meta:table-count="1" meta:image-count="0" meta:object-count="0" meta:page-count="33" meta:paragraph-count="390" meta:word-count="20293" meta:character-count="120669" meta:non-whitespace-character-count="101243"/>
  </office:meta>
</office:document-meta>
</file>